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829cm" fo:margin-top="0cm" fo:margin-bottom="0cm" table:align="center" style:may-break-between-rows="false" style:writing-mode="lr-tb"/>
    </style:style>
    <style:style style:name="Table1.A" style:family="table-column">
      <style:table-column-properties style:column-width="8.925cm"/>
    </style:style>
    <style:style style:name="Table1.B" style:family="table-column">
      <style:table-column-properties style:column-width="0.462cm"/>
    </style:style>
    <style:style style:name="Table1.C" style:family="table-column">
      <style:table-column-properties style:column-width="0.464cm"/>
    </style:style>
    <style:style style:name="Table1.D" style:family="table-column">
      <style:table-column-properties style:column-width="0.467cm"/>
    </style:style>
    <style:style style:name="Table1.G" style:family="table-column">
      <style:table-column-properties style:column-width="0.466cm"/>
    </style:style>
    <style:style style:name="Table1.K" style:family="table-column">
      <style:table-column-properties style:column-width="0.677cm"/>
    </style:style>
    <style:style style:name="Table1.L" style:family="table-column">
      <style:table-column-properties style:column-width="0.679cm"/>
    </style:style>
    <style:style style:name="Table1.N" style:family="table-column">
      <style:table-column-properties style:column-width="0.681cm"/>
    </style:style>
    <style:style style:name="Table1.1" style:family="table-row">
      <style:table-row-properties fo:keep-together="auto"/>
    </style:style>
    <style:style style:name="Table1.A1" style:family="table-cell">
      <style:table-cell-properties fo:padding-left="0.079cm" fo:padding-right="0.123cm" fo:padding-top="0cm" fo:padding-bottom="0cm" fo:border="0.5pt solid #000000"/>
    </style:style>
    <style:style style:name="Table1.B3" style:family="table-cell">
      <style:table-cell-properties style:vertical-align="middle" fo:padding-left="0.079cm" fo:padding-right="0.123cm" fo:padding-top="0cm" fo:padding-bottom="0cm" fo:border="0.5pt solid #000000"/>
    </style:style>
    <style:style style:name="Table1.A8" style:family="table-cell">
      <style:table-cell-properties fo:padding-left="0.079cm" fo:padding-right="0.123cm" fo:padding-top="0cm" fo:padding-bottom="0cm" fo:border-left="0.5pt solid #000000" fo:border-right="0.5pt solid #000000" fo:border-top="none" fo:border-bottom="0.5pt solid #000000"/>
    </style:style>
    <style:style style:name="Table1.B8" style:family="table-cell">
      <style:table-cell-properties style:vertical-align="middle" fo:padding-left="0.079cm" fo:padding-right="0.123cm" fo:padding-top="0cm" fo:padding-bottom="0cm" fo:border-left="0.5pt solid #000000" fo:border-right="0.5pt solid #000000" fo:border-top="none" fo:border-bottom="0.5pt solid #000000"/>
    </style:style>
    <style:style style:name="Table1.N8" style:family="table-cell">
      <style:table-cell-properties fo:padding-left="0.079cm" fo:padding-right="0.123cm" fo:padding-top="0cm" fo:padding-bottom="0cm" fo:border-left="0.5pt solid #000000" fo:border-right="0.5pt solid #000000" fo:border-top="none" fo:border-bottom="0.5pt solid #000000"/>
    </style:style>
    <style:style style:name="P1" style:family="paragraph" style:parent-style-name="Heading_20_2">
      <style:text-properties officeooo:paragraph-rsid="00279e12"/>
    </style:style>
    <style:style style:name="P2" style:family="paragraph" style:parent-style-name="Text_20_body">
      <style:text-properties officeooo:paragraph-rsid="002948f8"/>
    </style:style>
    <style:style style:name="P3" style:family="paragraph" style:parent-style-name="Text_20_body">
      <style:text-properties officeooo:paragraph-rsid="0002180b"/>
    </style:style>
    <style:style style:name="P4" style:family="paragraph" style:parent-style-name="Text_20_body">
      <style:text-properties officeooo:paragraph-rsid="0001d9c2"/>
    </style:style>
    <style:style style:name="P5" style:family="paragraph" style:parent-style-name="Text_20_body" style:master-page-name="">
      <loext:graphic-properties draw:fill="none"/>
      <style:paragraph-properties fo:margin-top="0.101cm" fo:margin-bottom="0.101cm" loext:contextual-spacing="true" fo:line-height="115%" fo:text-align="justify" style:justify-single-word="false" fo:orphans="2" fo:widows="2" style:page-number="auto" fo:background-color="transparent" style:writing-mode="lr-tb"/>
      <style:text-properties officeooo:paragraph-rsid="00093755"/>
    </style:style>
    <style:style style:name="P6" style:family="paragraph" style:parent-style-name="Text_20_body">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7" style:family="paragraph" style:parent-style-name="Subtitle" style:list-style-name="WWNum1">
      <style:text-properties style:font-name="Calibri" fo:font-size="12pt" fo:language="en" fo:country="US" style:text-underline-style="solid" style:text-underline-width="auto" style:text-underline-color="font-color" fo:font-weight="bold" style:font-size-asian="12pt" style:font-weight-asian="bold" style:font-size-complex="12pt"/>
    </style:style>
    <style:style style:name="P8" style:family="paragraph" style:parent-style-name="Text_20_body">
      <style:text-properties officeooo:paragraph-rsid="002948f8"/>
    </style:style>
    <style:style style:name="P9" style:family="paragraph" style:parent-style-name="Text_20_body">
      <style:text-properties officeooo:paragraph-rsid="0002180b"/>
    </style:style>
    <style:style style:name="P10" style:family="paragraph" style:parent-style-name="Text_20_body">
      <style:text-properties officeooo:paragraph-rsid="0001d9c2"/>
    </style:style>
    <style:style style:name="P11" style:family="paragraph" style:parent-style-name="Text_20_body">
      <style:text-properties officeooo:paragraph-rsid="0010a3db"/>
    </style:style>
    <style:style style:name="P12" style:family="paragraph" style:parent-style-name="Text_20_body">
      <style:text-properties officeooo:rsid="0015a397" officeooo:paragraph-rsid="0015a397"/>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2pt" officeooo:rsid="00175fb7" officeooo:paragraph-rsid="00175fb7" style:font-size-asian="12pt" style:font-size-complex="12pt"/>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center" style:justify-single-word="false"/>
      <style:text-properties officeooo:rsid="00175fb7" officeooo:paragraph-rsid="00175fb7"/>
    </style:style>
    <style:style style:name="P17" style:family="paragraph" style:parent-style-name="Standard">
      <style:paragraph-properties fo:margin-top="0cm" fo:margin-bottom="0.353cm" loext:contextual-spacing="false" fo:text-align="justify" style:justify-single-word="false"/>
      <style:text-properties fo:font-size="12pt" officeooo:rsid="00175fb7" officeooo:paragraph-rsid="00175fb7" style:font-size-asian="12pt" style:font-size-complex="12pt"/>
    </style:style>
    <style:style style:name="P18" style:family="paragraph" style:parent-style-name="Standard">
      <style:paragraph-properties fo:margin-top="0cm" fo:margin-bottom="0.353cm" loext:contextual-spacing="false" fo:text-align="justify" style:justify-single-word="false"/>
      <style:text-properties fo:font-size="12pt" style:font-size-asian="12pt" style:font-size-complex="12pt"/>
    </style:style>
    <style:style style:name="P19" style:family="paragraph" style:parent-style-name="Standard">
      <style:paragraph-properties fo:margin-top="0cm" fo:margin-bottom="0.353cm" loext:contextual-spacing="false" fo:text-align="justify"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margin-top="0cm" fo:margin-bottom="0.353cm" loext:contextual-spacing="false" fo:text-align="center"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margin-top="0cm" fo:margin-bottom="0cm" loext:contextual-spacing="false" fo:line-height="100%" fo:text-align="justify" style:justify-single-word="false"/>
      <style:text-properties fo:language="es" fo:country="MX" officeooo:paragraph-rsid="00175fb7"/>
    </style:style>
    <style:style style:name="P22" style:family="paragraph" style:parent-style-name="Heading" style:master-page-name="Standard">
      <style:paragraph-properties style:page-number="auto"/>
    </style:style>
    <style:style style:name="P23" style:family="paragraph" style:parent-style-name="Text_20_body" style:list-style-name="List_20_1"/>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text-properties officeooo:paragraph-rsid="0002180b"/>
    </style:style>
    <style:style style:name="P27" style:family="paragraph" style:parent-style-name="Text_20_body" style:list-style-name="L2">
      <style:text-properties officeooo:paragraph-rsid="0001d9c2"/>
    </style:style>
    <style:style style:name="P28" style:family="paragraph" style:parent-style-name="Text_20_body" style:list-style-name="L2">
      <style:text-properties officeooo:paragraph-rsid="00175fb7"/>
    </style:style>
    <style:style style:name="P29" style:family="paragraph" style:parent-style-name="Text_20_body" style:list-style-name="L2">
      <style:text-properties fo:language="en" fo:country="US"/>
    </style:style>
    <style:style style:name="P30" style:family="paragraph" style:parent-style-name="Text_20_body" style:list-style-name="L2">
      <style:text-properties fo:language="en" fo:country="US" officeooo:paragraph-rsid="0002180b"/>
    </style:style>
    <style:style style:name="P31" style:family="paragraph" style:parent-style-name="Text_20_body" style:list-style-name="WWNum1">
      <style:text-properties officeooo:paragraph-rsid="00019720"/>
    </style:style>
    <style:style style:name="P32" style:family="paragraph" style:parent-style-name="Text_20_body" style:list-style-name="WWNum1">
      <style:text-properties officeooo:paragraph-rsid="0001d9c2"/>
    </style:style>
    <style:style style:name="P33" style:family="paragraph" style:parent-style-name="Text_20_body" style:list-style-name="WWNum1">
      <style:text-properties officeooo:paragraph-rsid="00093755"/>
    </style:style>
    <style:style style:name="P34" style:family="paragraph" style:parent-style-name="Text_20_body">
      <style:text-properties officeooo:paragraph-rsid="002948f8"/>
    </style:style>
    <style:style style:name="P35" style:family="paragraph" style:parent-style-name="Text_20_body">
      <style:text-properties officeooo:paragraph-rsid="0002180b"/>
    </style:style>
    <style:style style:name="P36" style:family="paragraph" style:parent-style-name="Text_20_body">
      <style:text-properties officeooo:paragraph-rsid="0001d9c2"/>
    </style:style>
    <style:style style:name="P37" style:family="paragraph" style:parent-style-name="Text_20_body" style:list-style-name="WWNum1" style:master-page-name="">
      <loext:graphic-properties draw:fill="none"/>
      <style:paragraph-properties fo:margin-top="0.101cm" fo:margin-bottom="0.101cm" loext:contextual-spacing="true" fo:line-height="115%" fo:text-align="justify" style:justify-single-word="false" fo:orphans="2" fo:widows="2" style:page-number="auto" fo:background-color="transparent" style:writing-mode="lr-tb"/>
      <style:text-properties officeooo:paragraph-rsid="00093755"/>
    </style:style>
    <style:style style:name="P38" style:family="paragraph" style:parent-style-name="Text_20_body" style:master-page-name="">
      <loext:graphic-properties draw:fill="none"/>
      <style:paragraph-properties fo:margin-top="0.101cm" fo:margin-bottom="0.101cm" loext:contextual-spacing="true" fo:line-height="115%" fo:text-align="justify" style:justify-single-word="false" fo:orphans="2" fo:widows="2" style:page-number="auto" fo:background-color="transparent" style:writing-mode="lr-tb"/>
      <style:text-properties officeooo:paragraph-rsid="00093755"/>
    </style:style>
    <style:style style:name="P39" style:family="paragraph" style:parent-style-name="Text_20_body" style:list-style-name="WWNum1">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40" style:family="paragraph" style:parent-style-name="Text_20_body">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41" style:family="paragraph" style:parent-style-name="Heading_20_1">
      <style:text-properties officeooo:paragraph-rsid="0001d9c2"/>
    </style:style>
    <style:style style:name="P42" style:family="paragraph" style:parent-style-name="Heading_20_2">
      <style:text-properties officeooo:paragraph-rsid="00279e12"/>
    </style:style>
    <style:style style:name="P43" style:family="paragraph" style:parent-style-name="Heading_20_2">
      <style:text-properties officeooo:paragraph-rsid="00093755"/>
    </style:style>
    <style:style style:name="P44" style:family="paragraph" style:parent-style-name="Heading_20_3">
      <style:text-properties officeooo:rsid="0010a3db" officeooo:paragraph-rsid="0010a3db"/>
    </style:style>
    <style:style style:name="P45" style:family="paragraph" style:parent-style-name="Subtitle" style:list-style-name="WWNum1">
      <style:text-properties style:font-name="Calibri" fo:font-size="12pt" fo:language="en" fo:country="US" style:text-underline-style="solid" style:text-underline-width="auto" style:text-underline-color="font-color" fo:font-weight="bold" style:font-size-asian="12pt" style:font-weight-asian="bold" style:font-size-complex="12pt"/>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style:text-position="0% 100%" fo:font-size="12pt" fo:language="es" fo:country="MX" officeooo:rsid="00279e12" style:font-size-asian="12pt" style:font-size-complex="12pt"/>
    </style:style>
    <style:style style:name="T3" style:family="text">
      <style:text-properties style:text-position="0% 100%" officeooo:rsid="0015a397"/>
    </style:style>
    <style:style style:name="T4" style:family="text">
      <style:text-properties fo:font-variant="normal" fo:text-transform="none" style:text-position="0% 100%" fo:font-style="normal" style:text-underline-style="none" fo:font-weight="normal"/>
    </style:style>
    <style:style style:name="T5" style:family="text">
      <style:text-properties style:text-position="0% 100%" fo:font-size="12pt" fo:language="es" fo:country="MX" style:font-size-asian="12pt" style:font-size-complex="12pt"/>
    </style:style>
    <style:style style:name="T6" style:family="text">
      <style:text-properties style:text-position="0% 100%" fo:font-size="12pt" style:font-size-asian="12pt" style:font-size-complex="12pt"/>
    </style:style>
    <style:style style:name="T7" style:family="text">
      <style:text-properties fo:font-size="12pt" style:font-size-asian="12pt" style:font-size-complex="12pt"/>
    </style:style>
    <style:style style:name="T8" style:family="text">
      <style:text-properties officeooo:rsid="0022b45a"/>
    </style:style>
    <style:style style:name="T9" style:family="text">
      <style:text-properties style:text-position="0% 100%"/>
    </style:style>
    <style:style style:name="T10" style:family="text">
      <style:text-properties style:text-position="0% 100%" fo:font-size="12pt" fo:language="es" fo:country="MX" style:font-size-asian="12pt" style:font-size-complex="12pt"/>
    </style:style>
    <style:style style:name="T11" style:family="text">
      <style:text-properties style:text-position="0% 100%" fo:font-size="12pt" fo:language="es" fo:country="MX" officeooo:rsid="00279e12" style:font-size-asian="12pt" style:font-size-complex="12pt"/>
    </style:style>
    <style:style style:name="T12" style:family="text">
      <style:text-properties style:text-position="0% 100%" fo:font-size="12pt" style:font-size-asian="12pt" style:font-size-complex="12pt"/>
    </style:style>
    <style:style style:name="T13" style:family="text">
      <style:text-properties style:text-position="0% 100%" officeooo:rsid="0015a397"/>
    </style:style>
    <style:style style:name="T14" style:family="text">
      <style:text-properties fo:font-variant="normal" fo:text-transform="none" style:text-position="0% 100%" fo:font-style="normal" style:text-underline-style="none" fo:font-weight="normal"/>
    </style:style>
    <style:style style:name="T15" style:family="text">
      <style:text-properties fo:font-size="12pt" fo:language="es" fo:country="MX" style:font-size-asian="12pt" style:font-size-complex="12pt"/>
    </style:style>
    <style:style style:name="T16" style:family="text">
      <style:text-properties fo:font-size="12pt" style:font-size-asian="12pt" style:font-size-complex="12pt"/>
    </style:style>
    <style:style style:name="T17" style:family="text">
      <style:text-properties fo:font-size="12pt" style:font-size-asian="12pt" style:font-size-complex="12pt" style:font-weight-complex="bold"/>
    </style:style>
    <style:style style:name="T18" style:family="text">
      <style:text-properties fo:font-size="12pt" style:font-name-asian="Calibri1" style:font-size-asian="12pt" style:font-name-complex="Times New Roman1" style:font-size-complex="12pt"/>
    </style:style>
    <style:style style:name="T19" style:family="text">
      <style:text-properties fo:font-size="12pt" style:font-name-asian="Calibri1" style:font-size-asian="12pt" style:font-name-complex="Times New Roman1" style:font-size-complex="12pt" style:font-weight-complex="bold"/>
    </style:style>
    <style:style style:name="T20" style:family="text">
      <style:text-properties fo:font-size="12pt" fo:font-style="italic" style:font-size-asian="12pt" style:font-style-asian="italic" style:font-size-complex="12pt"/>
    </style:style>
    <style:style style:name="T21" style:family="text">
      <style:text-properties fo:font-size="12pt" fo:language="en" fo:country="US" style:font-size-asian="12pt" style:font-size-complex="12pt"/>
    </style:style>
    <style:style style:name="T22" style:family="text">
      <style:text-properties fo:font-size="12pt" fo:language="en" fo:country="US" style:font-size-asian="12pt" style:font-size-complex="12pt" style:font-weight-complex="bold"/>
    </style:style>
    <style:style style:name="T23" style:family="text">
      <style:text-properties officeooo:rsid="0022b45a"/>
    </style:style>
    <style:style style:name="T24" style:family="text">
      <style:text-properties style:text-position="sub 58%"/>
    </style:style>
    <style:style style:name="T25" style:family="text">
      <style:text-properties style:text-position="sub 58%" fo:font-size="12pt" style:font-name-asian="Calibri1" style:font-size-asian="12pt" style:font-name-complex="Times New Roman1" style:font-size-complex="12pt"/>
    </style:style>
    <style:style style:name="T26" style:family="text">
      <style:text-properties style:text-position="sub 58%" fo:font-size="12pt" style:font-name-asian="Calibri1" style:font-size-asian="12pt" style:font-name-complex="Times New Roman1" style:font-size-complex="12pt" style:font-weight-complex="bold"/>
    </style:style>
    <style:style style:name="T27" style:family="text">
      <style:text-properties style:text-position="sub 58%" fo:font-size="12pt" style:font-size-asian="12pt" style:font-size-complex="12pt"/>
    </style:style>
    <style:style style:name="T28" style:family="text">
      <style:text-properties style:text-position="sub 58%" fo:font-size="12pt" fo:language="en" fo:country="US" style:font-size-asian="12pt" style:font-size-complex="12pt"/>
    </style:style>
    <style:style style:name="T29" style:family="text">
      <style:text-properties style:text-position="sub 58%" fo:font-size="12pt" fo:language="en" fo:country="US" style:font-size-asian="12pt" style:font-size-complex="12pt" style:font-weight-complex="bold"/>
    </style:style>
    <style:style style:name="T30" style:family="text">
      <style:text-properties fo:language="en" fo:country="US"/>
    </style:style>
    <style:style style:name="T31" style:family="text">
      <style:text-properties fo:language="en" fo:country="US" fo:font-weight="normal" style:font-weight-asian="normal" style:font-weight-complex="normal"/>
    </style:style>
    <style:style style:name="T32" style:family="text">
      <style:text-properties fo:language="en" fo:country="US" style:language-asian="es" style:country-asian="AR"/>
    </style:style>
    <style:style style:name="T33" style:family="text">
      <style:text-properties style:language-asian="es" style:country-asian="AR"/>
    </style:style>
    <style:style style:name="T34" style:family="text">
      <style:text-properties officeooo:rsid="0010a3db"/>
    </style:style>
    <style:style style:name="T35" style:family="text">
      <style:text-properties style:font-name="Symbol" fo:font-size="12pt" style:font-name-asian="Symbol1" style:font-size-asian="12pt" style:font-name-complex="Symbol1" style:font-size-complex="12pt"/>
    </style:style>
    <style:style style:name="T36" style:family="text">
      <style:text-properties fo:font-weight="normal" style:font-weight-asian="normal" style:font-weight-complex="normal"/>
    </style:style>
    <style:style style:name="T37" style:family="text">
      <style:text-properties officeooo:rsid="0001d9c2"/>
    </style:style>
    <style:style style:name="T38" style:family="text">
      <style:text-properties officeooo:rsid="0015a397"/>
    </style:style>
    <style:style style:name="T39" style:family="text">
      <style:text-properties officeooo:rsid="0020f818"/>
    </style:style>
    <style:style style:name="T40" style:family="text">
      <style:text-properties style:use-window-font-color="true" style:font-name="Times New Roman" fo:font-size="12pt" fo:language="es" fo:country="ES" style:letter-kerning="false" style:font-name-asian="DejaVu Sans" style:font-size-asian="12pt" style:language-asian="es" style:country-asian="ES" style:font-name-complex="Arial1" style:font-size-complex="11pt" style:language-complex="ar" style:country-complex="SA"/>
    </style:style>
    <style:style style:name="T41" style:family="text">
      <style:text-properties style:use-window-font-color="true" style:font-name="Times New Roman" fo:font-size="12pt" fo:language="es" fo:country="ES" style:letter-kerning="false" style:font-name-asian="DejaVu Sans" style:font-size-asian="12pt" style:language-asian="es" style:country-asian="ES" style:font-name-complex="Arial1" style:font-size-complex="12pt" style:language-complex="ar" style:country-complex="SA"/>
    </style:style>
    <style:style style:name="T42" style:family="text">
      <style:text-properties style:use-window-font-color="true" style:font-name="Times New Roman" fo:font-size="12pt" fo:language="es" fo:country="MX" style:letter-kerning="false" style:font-name-asian="DejaVu Sans" style:font-size-asian="12pt" style:language-asian="es" style:country-asian="ES" style:font-name-complex="Arial1" style:font-size-complex="12pt" style:language-complex="ar" style:country-complex="SA"/>
    </style:style>
    <style:style style:name="T43" style:family="text">
      <style:text-properties style:use-window-font-color="true" style:text-position="0% 100%" style:font-name="Times New Roman" fo:font-size="12pt" fo:language="es" fo:country="MX" style:letter-kerning="false" style:font-name-asian="DejaVu Sans" style:font-size-asian="12pt" style:language-asian="es" style:country-asian="ES" style:font-name-complex="Arial1" style:font-size-complex="12pt" style:language-complex="ar" style:country-complex="SA"/>
    </style:style>
    <style:style style:name="T44" style:family="text">
      <style:text-properties officeooo:rsid="002a367a"/>
    </style:style>
    <style:style style:name="T45" style:family="text">
      <style:text-properties officeooo:rsid="002b6aa1"/>
    </style:style>
    <style:style style:name="T46"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style:font-size-asian="10pt" style:language-asian="es" style:country-asian="ES" style:font-style-asian="normal" style:font-weight-asian="normal" style:font-size-complex="11pt" style:language-complex="ar" style:country-complex="SA" style:font-style-complex="normal" style:font-weight-complex="normal" style:text-emphasize="none" style:text-scale="100%" style:font-relief="none"/>
    </style:style>
    <style:style style:name="T47"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0pt" style:language-asian="es" style:country-asian="ES" style:font-style-asian="normal" style:font-weight-asian="normal" style:font-name-complex="Arial1"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60383840" text:id="ct60383840">
          <text:deletion>
            <office:change-info>
              <dc:creator>Unknown Author</dc:creator>
              <dc:date>2018-06-26T17:56:33</dc:date>
            </office:change-info>
            <text:p text:style-name="Text_20_body"><text:s text:c="2"/></text:p>
          </text:deletion>
        </text:changed-region>
        <text:changed-region xml:id="ct60667232" text:id="ct60667232">
          <text:insertion>
            <office:change-info>
              <dc:creator>Unknown Author</dc:creator>
              <dc:date>2018-06-26T17:56:33</dc:date>
            </office:change-info>
          </text:insertion>
        </text:changed-region>
        <text:changed-region xml:id="ct60445920" text:id="ct60445920">
          <text:deletion>
            <office:change-info>
              <dc:creator>Unknown Author</dc:creator>
              <dc:date>2018-06-26T17:54:35</dc:date>
            </office:change-info>
            <text:p text:style-name="Text_20_body"><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0BJWiGHxrq"/><text:span text:style-name="T1">⁠ (</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0BJWiGHxrq"/></text:p>
          </text:deletion>
        </text:changed-region>
        <text:changed-region xml:id="ct60231072" text:id="ct60231072">
          <text:deletion>
            <office:change-info>
              <dc:creator>Unknown Author</dc:creator>
              <dc:date>2018-06-26T16:47:54</dc:date>
            </office:change-info>
            <text:p text:style-name="Text_20_body"><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0BJWiGHxrq"/><text:span text:style-name="T1">[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0BJWiGHxrq"/></text:p>
          </text:deletion>
        </text:changed-region>
        <text:changed-region xml:id="ct60230592" text:id="ct60230592">
          <text:deletion>
            <office:change-info>
              <dc:creator>Unknown Author</dc:creator>
              <dc:date>2018-06-26T17:54:35</dc:date>
            </office:change-info>
            <text:p text:style-name="Text_20_body"><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0BJWiGHxrq"/><text:span text:style-name="T1"><text:s/>6 </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0BJWiGHxrq"/></text:p>
          </text:deletion>
        </text:changed-region>
        <text:changed-region xml:id="ct60447552" text:id="ct60447552">
          <text:insertion>
            <office:change-info>
              <dc:creator>Unknown Author</dc:creator>
              <dc:date>2018-06-26T17:54:39</dc:date>
            </office:change-info>
          </text:insertion>
        </text:changed-region>
        <text:changed-region xml:id="ct60448912" text:id="ct60448912">
          <text:deletion>
            <office:change-info>
              <dc:creator>Unknown Author</dc:creator>
              <dc:date>2018-06-26T17:54:51</dc:date>
            </office:change-info>
            <text:p text:style-name="Text_20_body"><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uris&quot;: [&quot;http://www.mendeley.com/documents/?uuid=7ae52e13-9e05-4285-8c30-79485d941a8a&quot;], &quot;id&quot;: &quot;ITEM-1&quot;, &quot;itemData&quot;: {&quot;author&quot;: [{&quot;suffix&quot;: &quot;&quot;, &quot;non-dropping-particle&quot;: &quot;&quot;, &quot;given&quot;: &quot;J.M.&quot;, &quot;dropping-particle&quot;: &quot;&quot;, &quot;family&quot;: &quot;Ranalli&quot;, &quot;parse-names&quot;: false}, {&quot;suffix&quot;: &quot;&quot;, &quot;non-dropping-particle&quot;: &quot;&quot;, &quot;given&quot;: &quot;M.&quot;, &quot;dropping-particle&quot;: &quot;&quot;, &quot;family&quot;: &quot;Marchena&quot;, &quot;parse-names&quot;: false}, {&quot;suffix&quot;: &quot;&quot;, &quot;non-dropping-particle&quot;: &quot;&quot;, &quot;given&quot;: &quot;J.&quot;, &quot;dropping-particle&quot;: &quot;&quot;, &quot;family&quot;: &quot;Zorrilla&quot;, &quot;parse-names&quot;: false}, {&quot;suffix&quot;: &quot;&quot;, &quot;non-dropping-particle&quot;: &quot;&quot;, &quot;given&quot;: &quot;E.&quot;, &quot;dropping-particle&quot;: &quot;&quot;, &quot;family&quot;: &quot;Antonaccio&quot;, &quot;parse-names&quot;: false}, {&quot;suffix&quot;: &quot;&quot;, &quot;non-dropping-particle&quot;: &quot;&quot;, &quot;given&quot;: &quot;R.&quot;, &quot;dropping-particle&quot;: &quot;&quot;, &quot;family&quot;: &quot;Versaci&quot;, &quot;parse-names&quot;: false}], &quot;title&quot;: &quot;Integrated Plant Life Management for Long Term Operation of Argentinean NPPs&quot;, &quot;id&quot;: &quot;ITEM-1&quot;, &quot;type&quot;: &quot;webpage&quot;, &quot;issued&quot;: {&quot;date-parts&quot;: [[&quot;0&quot;]]}, &quot;URL&quot;: &quot;http://www.iaea.org/NuclearPower/Downloads/PLIM/2009-May-TM-Vienna/Argentina.pdf&quot;, &quot;container-title&quot;: &quot;Comisi\u00f3n Nacional de Energ\u00eda At\u00f3mica&quot;}}]} RNDzrwTcWYFGj"/><text:span text:style-name="T1">⁠.</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uris&quot;: [&quot;http://www.mendeley.com/documents/?uuid=7ae52e13-9e05-4285-8c30-79485d941a8a&quot;], &quot;id&quot;: &quot;ITEM-1&quot;, &quot;itemData&quot;: {&quot;author&quot;: [{&quot;suffix&quot;: &quot;&quot;, &quot;non-dropping-particle&quot;: &quot;&quot;, &quot;given&quot;: &quot;J.M.&quot;, &quot;dropping-particle&quot;: &quot;&quot;, &quot;family&quot;: &quot;Ranalli&quot;, &quot;parse-names&quot;: false}, {&quot;suffix&quot;: &quot;&quot;, &quot;non-dropping-particle&quot;: &quot;&quot;, &quot;given&quot;: &quot;M.&quot;, &quot;dropping-particle&quot;: &quot;&quot;, &quot;family&quot;: &quot;Marchena&quot;, &quot;parse-names&quot;: false}, {&quot;suffix&quot;: &quot;&quot;, &quot;non-dropping-particle&quot;: &quot;&quot;, &quot;given&quot;: &quot;J.&quot;, &quot;dropping-particle&quot;: &quot;&quot;, &quot;family&quot;: &quot;Zorrilla&quot;, &quot;parse-names&quot;: false}, {&quot;suffix&quot;: &quot;&quot;, &quot;non-dropping-particle&quot;: &quot;&quot;, &quot;given&quot;: &quot;E.&quot;, &quot;dropping-particle&quot;: &quot;&quot;, &quot;family&quot;: &quot;Antonaccio&quot;, &quot;parse-names&quot;: false}, {&quot;suffix&quot;: &quot;&quot;, &quot;non-dropping-particle&quot;: &quot;&quot;, &quot;given&quot;: &quot;R.&quot;, &quot;dropping-particle&quot;: &quot;&quot;, &quot;family&quot;: &quot;Versaci&quot;, &quot;parse-names&quot;: false}], &quot;title&quot;: &quot;Integrated Plant Life Management for Long Term Operation of Argentinean NPPs&quot;, &quot;id&quot;: &quot;ITEM-1&quot;, &quot;type&quot;: &quot;webpage&quot;, &quot;issued&quot;: {&quot;date-parts&quot;: [[&quot;0&quot;]]}, &quot;URL&quot;: &quot;http://www.iaea.org/NuclearPower/Downloads/PLIM/2009-May-TM-Vienna/Argentina.pdf&quot;, &quot;container-title&quot;: &quot;Comisi\u00f3n Nacional de Energ\u00eda At\u00f3mica&quot;}}]} RNDzrwTcWYFGj"/></text:p>
          </text:deletion>
        </text:changed-region>
        <text:changed-region xml:id="ct60446640" text:id="ct60446640">
          <text:deletion>
            <office:change-info>
              <dc:creator>Unknown Author</dc:creator>
              <dc:date>2018-06-26T16:47:54</dc:date>
            </office:change-info>
            <text:p text:style-name="Text_20_body"><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uris&quot;: [&quot;http://www.mendeley.com/documents/?uuid=7ae52e13-9e05-4285-8c30-79485d941a8a&quot;], &quot;id&quot;: &quot;ITEM-1&quot;, &quot;itemData&quot;: {&quot;author&quot;: [{&quot;suffix&quot;: &quot;&quot;, &quot;non-dropping-particle&quot;: &quot;&quot;, &quot;given&quot;: &quot;J.M.&quot;, &quot;dropping-particle&quot;: &quot;&quot;, &quot;family&quot;: &quot;Ranalli&quot;, &quot;parse-names&quot;: false}, {&quot;suffix&quot;: &quot;&quot;, &quot;non-dropping-particle&quot;: &quot;&quot;, &quot;given&quot;: &quot;M.&quot;, &quot;dropping-particle&quot;: &quot;&quot;, &quot;family&quot;: &quot;Marchena&quot;, &quot;parse-names&quot;: false}, {&quot;suffix&quot;: &quot;&quot;, &quot;non-dropping-particle&quot;: &quot;&quot;, &quot;given&quot;: &quot;J.&quot;, &quot;dropping-particle&quot;: &quot;&quot;, &quot;family&quot;: &quot;Zorrilla&quot;, &quot;parse-names&quot;: false}, {&quot;suffix&quot;: &quot;&quot;, &quot;non-dropping-particle&quot;: &quot;&quot;, &quot;given&quot;: &quot;E.&quot;, &quot;dropping-particle&quot;: &quot;&quot;, &quot;family&quot;: &quot;Antonaccio&quot;, &quot;parse-names&quot;: false}, {&quot;suffix&quot;: &quot;&quot;, &quot;non-dropping-particle&quot;: &quot;&quot;, &quot;given&quot;: &quot;R.&quot;, &quot;dropping-particle&quot;: &quot;&quot;, &quot;family&quot;: &quot;Versaci&quot;, &quot;parse-names&quot;: false}], &quot;title&quot;: &quot;Integrated Plant Life Management for Long Term Operation of Argentinean NPPs&quot;, &quot;id&quot;: &quot;ITEM-1&quot;, &quot;type&quot;: &quot;webpage&quot;, &quot;issued&quot;: {&quot;date-parts&quot;: [[&quot;0&quot;]]}, &quot;URL&quot;: &quot;http://www.iaea.org/NuclearPower/Downloads/PLIM/2009-May-TM-Vienna/Argentina.pdf&quot;, &quot;container-title&quot;: &quot;Comisi\u00f3n Nacional de Energ\u00eda At\u00f3mica&quot;}}]} RNDzrwTcWYFGj"/><text:span text:style-name="T1">[2]</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uris&quot;: [&quot;http://www.mendeley.com/documents/?uuid=7ae52e13-9e05-4285-8c30-79485d941a8a&quot;], &quot;id&quot;: &quot;ITEM-1&quot;, &quot;itemData&quot;: {&quot;author&quot;: [{&quot;suffix&quot;: &quot;&quot;, &quot;non-dropping-particle&quot;: &quot;&quot;, &quot;given&quot;: &quot;J.M.&quot;, &quot;dropping-particle&quot;: &quot;&quot;, &quot;family&quot;: &quot;Ranalli&quot;, &quot;parse-names&quot;: false}, {&quot;suffix&quot;: &quot;&quot;, &quot;non-dropping-particle&quot;: &quot;&quot;, &quot;given&quot;: &quot;M.&quot;, &quot;dropping-particle&quot;: &quot;&quot;, &quot;family&quot;: &quot;Marchena&quot;, &quot;parse-names&quot;: false}, {&quot;suffix&quot;: &quot;&quot;, &quot;non-dropping-particle&quot;: &quot;&quot;, &quot;given&quot;: &quot;J.&quot;, &quot;dropping-particle&quot;: &quot;&quot;, &quot;family&quot;: &quot;Zorrilla&quot;, &quot;parse-names&quot;: false}, {&quot;suffix&quot;: &quot;&quot;, &quot;non-dropping-particle&quot;: &quot;&quot;, &quot;given&quot;: &quot;E.&quot;, &quot;dropping-particle&quot;: &quot;&quot;, &quot;family&quot;: &quot;Antonaccio&quot;, &quot;parse-names&quot;: false}, {&quot;suffix&quot;: &quot;&quot;, &quot;non-dropping-particle&quot;: &quot;&quot;, &quot;given&quot;: &quot;R.&quot;, &quot;dropping-particle&quot;: &quot;&quot;, &quot;family&quot;: &quot;Versaci&quot;, &quot;parse-names&quot;: false}], &quot;title&quot;: &quot;Integrated Plant Life Management for Long Term Operation of Argentinean NPPs&quot;, &quot;id&quot;: &quot;ITEM-1&quot;, &quot;type&quot;: &quot;webpage&quot;, &quot;issued&quot;: {&quot;date-parts&quot;: [[&quot;0&quot;]]}, &quot;URL&quot;: &quot;http://www.iaea.org/NuclearPower/Downloads/PLIM/2009-May-TM-Vienna/Argentina.pdf&quot;, &quot;container-title&quot;: &quot;Comisi\u00f3n Nacional de Energ\u00eda At\u00f3mica&quot;}}]} RNDzrwTcWYFGj"/></text:p>
          </text:deletion>
        </text:changed-region>
        <text:changed-region xml:id="ct60446320" text:id="ct60446320">
          <text:deletion>
            <office:change-info>
              <dc:creator>Unknown Author</dc:creator>
              <dc:date>2018-06-26T17:54:51</dc:date>
            </office:change-info>
            <text:p text:style-name="Text_20_body"><text:reference-mark-start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uris&quot;: [&quot;http://www.mendeley.com/documents/?uuid=7ae52e13-9e05-4285-8c30-79485d941a8a&quot;], &quot;id&quot;: &quot;ITEM-1&quot;, &quot;itemData&quot;: {&quot;author&quot;: [{&quot;suffix&quot;: &quot;&quot;, &quot;non-dropping-particle&quot;: &quot;&quot;, &quot;given&quot;: &quot;J.M.&quot;, &quot;dropping-particle&quot;: &quot;&quot;, &quot;family&quot;: &quot;Ranalli&quot;, &quot;parse-names&quot;: false}, {&quot;suffix&quot;: &quot;&quot;, &quot;non-dropping-particle&quot;: &quot;&quot;, &quot;given&quot;: &quot;M.&quot;, &quot;dropping-particle&quot;: &quot;&quot;, &quot;family&quot;: &quot;Marchena&quot;, &quot;parse-names&quot;: false}, {&quot;suffix&quot;: &quot;&quot;, &quot;non-dropping-particle&quot;: &quot;&quot;, &quot;given&quot;: &quot;J.&quot;, &quot;dropping-particle&quot;: &quot;&quot;, &quot;family&quot;: &quot;Zorrilla&quot;, &quot;parse-names&quot;: false}, {&quot;suffix&quot;: &quot;&quot;, &quot;non-dropping-particle&quot;: &quot;&quot;, &quot;given&quot;: &quot;E.&quot;, &quot;dropping-particle&quot;: &quot;&quot;, &quot;family&quot;: &quot;Antonaccio&quot;, &quot;parse-names&quot;: false}, {&quot;suffix&quot;: &quot;&quot;, &quot;non-dropping-particle&quot;: &quot;&quot;, &quot;given&quot;: &quot;R.&quot;, &quot;dropping-particle&quot;: &quot;&quot;, &quot;family&quot;: &quot;Versaci&quot;, &quot;parse-names&quot;: false}], &quot;title&quot;: &quot;Integrated Plant Life Management for Long Term Operation of Argentinean NPPs&quot;, &quot;id&quot;: &quot;ITEM-1&quot;, &quot;type&quot;: &quot;webpage&quot;, &quot;issued&quot;: {&quot;date-parts&quot;: [[&quot;0&quot;]]}, &quot;URL&quot;: &quot;http://www.iaea.org/NuclearPower/Downloads/PLIM/2009-May-TM-Vienna/Argentina.pdf&quot;, &quot;container-title&quot;: &quot;Comisi\u00f3n Nacional de Energ\u00eda At\u00f3mica&quot;}}]} RNDzrwTcWYFGj"/><text:span text:style-name="T1"><text:s/></text:span><text:reference-mark-end text:name="ADDIN CSL_CITATION {&quot;mendeley&quot;: {&quot;formattedCitation&quot;: &quot;[2]&quot;, &quot;plainTextFormattedCitation&quot;: &quot;[2]&quot;, &quot;previouslyFormattedCitation&quot;: &quot;[2]&quot;}, &quot;schema&quot;: &quot;https://github.com/citation-style-language/schema/raw/master/csl-citation.json&quot;, &quot;properties&quot;: {&quot;noteIndex&quot;: 0}, &quot;citationItems&quot;: [{&quot;uris&quot;: [&quot;http://www.mendeley.com/documents/?uuid=7ae52e13-9e05-4285-8c30-79485d941a8a&quot;], &quot;id&quot;: &quot;ITEM-1&quot;, &quot;itemData&quot;: {&quot;author&quot;: [{&quot;suffix&quot;: &quot;&quot;, &quot;non-dropping-particle&quot;: &quot;&quot;, &quot;given&quot;: &quot;J.M.&quot;, &quot;dropping-particle&quot;: &quot;&quot;, &quot;family&quot;: &quot;Ranalli&quot;, &quot;parse-names&quot;: false}, {&quot;suffix&quot;: &quot;&quot;, &quot;non-dropping-particle&quot;: &quot;&quot;, &quot;given&quot;: &quot;M.&quot;, &quot;dropping-particle&quot;: &quot;&quot;, &quot;family&quot;: &quot;Marchena&quot;, &quot;parse-names&quot;: false}, {&quot;suffix&quot;: &quot;&quot;, &quot;non-dropping-particle&quot;: &quot;&quot;, &quot;given&quot;: &quot;J.&quot;, &quot;dropping-particle&quot;: &quot;&quot;, &quot;family&quot;: &quot;Zorrilla&quot;, &quot;parse-names&quot;: false}, {&quot;suffix&quot;: &quot;&quot;, &quot;non-dropping-particle&quot;: &quot;&quot;, &quot;given&quot;: &quot;E.&quot;, &quot;dropping-particle&quot;: &quot;&quot;, &quot;family&quot;: &quot;Antonaccio&quot;, &quot;parse-names&quot;: false}, {&quot;suffix&quot;: &quot;&quot;, &quot;non-dropping-particle&quot;: &quot;&quot;, &quot;given&quot;: &quot;R.&quot;, &quot;dropping-particle&quot;: &quot;&quot;, &quot;family&quot;: &quot;Versaci&quot;, &quot;parse-names&quot;: false}], &quot;title&quot;: &quot;Integrated Plant Life Management for Long Term Operation of Argentinean NPPs&quot;, &quot;id&quot;: &quot;ITEM-1&quot;, &quot;type&quot;: &quot;webpage&quot;, &quot;issued&quot;: {&quot;date-parts&quot;: [[&quot;0&quot;]]}, &quot;URL&quot;: &quot;http://www.iaea.org/NuclearPower/Downloads/PLIM/2009-May-TM-Vienna/Argentina.pdf&quot;, &quot;container-title&quot;: &quot;Comisi\u00f3n Nacional de Energ\u00eda At\u00f3mica&quot;}}]} RNDzrwTcWYFGj"/></text:p>
          </text:deletion>
        </text:changed-region>
        <text:changed-region xml:id="ct60449296" text:id="ct60449296">
          <text:insertion>
            <office:change-info>
              <dc:creator>Unknown Author</dc:creator>
              <dc:date>2018-06-26T17:54:54</dc:date>
            </office:change-info>
          </text:insertion>
        </text:changed-region>
        <text:changed-region xml:id="ct60229344" text:id="ct60229344">
          <text:deletion>
            <office:change-info>
              <dc:creator>Unknown Author</dc:creator>
              <dc:date>2018-06-26T17:55:00</dc:date>
            </office:change-info>
            <text:p text:style-name="Text_20_body"><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uris&quot;: [&quot;http://www.mendeley.com/documents/?uuid=e751aa80-939d-403a-a905-18e2473a45e4&quot;], &quot;id&quot;: &quot;ITEM-1&quot;, &quot;itemData&quot;: {&quot;volume&quot;: &quot;229&quot;, &quot;container-title&quot;: &quot;Journal of Nuclear Materials&quot;, &quot;id&quot;: &quot;ITEM-1&quot;, &quot;DOI&quot;: &quot;10.1016/0022-3115(95)00206-5&quot;, &quot;issue&quot;: &quot;June 1994&quot;, &quot;type&quot;: &quot;article-journal&quot;, &quot;ISSN&quot;: &quot;00223115&quot;, &quot;author&quot;: [{&quot;suffix&quot;: &quot;&quot;, &quot;non-dropping-particle&quot;: &quot;&quot;, &quot;given&quot;: &quot;M&quot;, &quot;dropping-particle&quot;: &quot;&quot;, &quot;family&quot;: &quot;Olmedo&quot;, &quot;parse-names&quot;: false}, {&quot;suffix&quot;: &quot;&quot;, &quot;non-dropping-particle&quot;: &quot;&quot;, &quot;given&quot;: &quot;M&quot;, &quot;dropping-particle&quot;: &quot;&quot;, &quot;family&quot;: &quot;Villegas&quot;, &quot;parse-names&quot;: false}, {&quot;suffix&quot;: &quot;&quot;, &quot;non-dropping-particle&quot;: &quot;&quot;, &quot;given&quot;: &quot;G&quot;, &quot;dropping-particle&quot;: &quot;&quot;, &quot;family&quot;: &quot;Alvarez&quot;, &quot;parse-names&quot;: false}], &quot;issued&quot;: {&quot;date-parts&quot;: [[&quot;1996&quot;]]}, &quot;ISBN&quot;: &quot;0022-3115&quot;, &quot;page&quot;: &quot;102-114&quot;, &quot;abstract&quot;: &quot;The anodic behaviour and passivity breakdown of Alloy 800 in aqueous solutions of sodium chloride, sodium sulphate and sodium bicarbonate were studied by electrochemical techniques in the temperature range from 60??C to 280??C. The pitting resistance and pitting morphology of the alloy in chloride plus sulphate and chloride plus bicarbonate mixtures, at 60??C and 280??C, were also examined. Increasing bicarbonate or sulphate additions to chloride solutions shift the characteristic pitting potential of Alloy 800 to higher values, both at low and high temperatures. Changes in pitting morphology were observed in sulphate containing solutions while the morphology of the attack found in bicarbonate containing solutions was similar to that in pure chloride solutions. Finally, no localized or substantial generalized corrosion was detected in pure sulphate or bicarbonate solutions at any temperature.&quot;, &quot;title&quot;: &quot;Corrosion behaviour of Alloy 800 in high temperature aqueous solutions: Electrochemical studies&quot;}}]} RNDAhcxpDHeOd"/><text:span text:style-name="T1">⁠. </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uris&quot;: [&quot;http://www.mendeley.com/documents/?uuid=e751aa80-939d-403a-a905-18e2473a45e4&quot;], &quot;id&quot;: &quot;ITEM-1&quot;, &quot;itemData&quot;: {&quot;volume&quot;: &quot;229&quot;, &quot;container-title&quot;: &quot;Journal of Nuclear Materials&quot;, &quot;id&quot;: &quot;ITEM-1&quot;, &quot;DOI&quot;: &quot;10.1016/0022-3115(95)00206-5&quot;, &quot;issue&quot;: &quot;June 1994&quot;, &quot;type&quot;: &quot;article-journal&quot;, &quot;ISSN&quot;: &quot;00223115&quot;, &quot;author&quot;: [{&quot;suffix&quot;: &quot;&quot;, &quot;non-dropping-particle&quot;: &quot;&quot;, &quot;given&quot;: &quot;M&quot;, &quot;dropping-particle&quot;: &quot;&quot;, &quot;family&quot;: &quot;Olmedo&quot;, &quot;parse-names&quot;: false}, {&quot;suffix&quot;: &quot;&quot;, &quot;non-dropping-particle&quot;: &quot;&quot;, &quot;given&quot;: &quot;M&quot;, &quot;dropping-particle&quot;: &quot;&quot;, &quot;family&quot;: &quot;Villegas&quot;, &quot;parse-names&quot;: false}, {&quot;suffix&quot;: &quot;&quot;, &quot;non-dropping-particle&quot;: &quot;&quot;, &quot;given&quot;: &quot;G&quot;, &quot;dropping-particle&quot;: &quot;&quot;, &quot;family&quot;: &quot;Alvarez&quot;, &quot;parse-names&quot;: false}], &quot;issued&quot;: {&quot;date-parts&quot;: [[&quot;1996&quot;]]}, &quot;ISBN&quot;: &quot;0022-3115&quot;, &quot;page&quot;: &quot;102-114&quot;, &quot;abstract&quot;: &quot;The anodic behaviour and passivity breakdown of Alloy 800 in aqueous solutions of sodium chloride, sodium sulphate and sodium bicarbonate were studied by electrochemical techniques in the temperature range from 60??C to 280??C. The pitting resistance and pitting morphology of the alloy in chloride plus sulphate and chloride plus bicarbonate mixtures, at 60??C and 280??C, were also examined. Increasing bicarbonate or sulphate additions to chloride solutions shift the characteristic pitting potential of Alloy 800 to higher values, both at low and high temperatures. Changes in pitting morphology were observed in sulphate containing solutions while the morphology of the attack found in bicarbonate containing solutions was similar to that in pure chloride solutions. Finally, no localized or substantial generalized corrosion was detected in pure sulphate or bicarbonate solutions at any temperature.&quot;, &quot;title&quot;: &quot;Corrosion behaviour of Alloy 800 in high temperature aqueous solutions: Electrochemical studies&quot;}}]} RNDAhcxpDHeOd"/></text:p>
          </text:deletion>
        </text:changed-region>
        <text:changed-region xml:id="ct60229024" text:id="ct60229024">
          <text:deletion>
            <office:change-info>
              <dc:creator>Unknown Author</dc:creator>
              <dc:date>2018-06-26T16:47:54</dc:date>
            </office:change-info>
            <text:p text:style-name="Text_20_body"><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uris&quot;: [&quot;http://www.mendeley.com/documents/?uuid=e751aa80-939d-403a-a905-18e2473a45e4&quot;], &quot;id&quot;: &quot;ITEM-1&quot;, &quot;itemData&quot;: {&quot;volume&quot;: &quot;229&quot;, &quot;container-title&quot;: &quot;Journal of Nuclear Materials&quot;, &quot;id&quot;: &quot;ITEM-1&quot;, &quot;DOI&quot;: &quot;10.1016/0022-3115(95)00206-5&quot;, &quot;issue&quot;: &quot;June 1994&quot;, &quot;type&quot;: &quot;article-journal&quot;, &quot;ISSN&quot;: &quot;00223115&quot;, &quot;author&quot;: [{&quot;suffix&quot;: &quot;&quot;, &quot;non-dropping-particle&quot;: &quot;&quot;, &quot;given&quot;: &quot;M&quot;, &quot;dropping-particle&quot;: &quot;&quot;, &quot;family&quot;: &quot;Olmedo&quot;, &quot;parse-names&quot;: false}, {&quot;suffix&quot;: &quot;&quot;, &quot;non-dropping-particle&quot;: &quot;&quot;, &quot;given&quot;: &quot;M&quot;, &quot;dropping-particle&quot;: &quot;&quot;, &quot;family&quot;: &quot;Villegas&quot;, &quot;parse-names&quot;: false}, {&quot;suffix&quot;: &quot;&quot;, &quot;non-dropping-particle&quot;: &quot;&quot;, &quot;given&quot;: &quot;G&quot;, &quot;dropping-particle&quot;: &quot;&quot;, &quot;family&quot;: &quot;Alvarez&quot;, &quot;parse-names&quot;: false}], &quot;issued&quot;: {&quot;date-parts&quot;: [[&quot;1996&quot;]]}, &quot;ISBN&quot;: &quot;0022-3115&quot;, &quot;page&quot;: &quot;102-114&quot;, &quot;abstract&quot;: &quot;The anodic behaviour and passivity breakdown of Alloy 800 in aqueous solutions of sodium chloride, sodium sulphate and sodium bicarbonate were studied by electrochemical techniques in the temperature range from 60??C to 280??C. The pitting resistance and pitting morphology of the alloy in chloride plus sulphate and chloride plus bicarbonate mixtures, at 60??C and 280??C, were also examined. Increasing bicarbonate or sulphate additions to chloride solutions shift the characteristic pitting potential of Alloy 800 to higher values, both at low and high temperatures. Changes in pitting morphology were observed in sulphate containing solutions while the morphology of the attack found in bicarbonate containing solutions was similar to that in pure chloride solutions. Finally, no localized or substantial generalized corrosion was detected in pure sulphate or bicarbonate solutions at any temperature.&quot;, &quot;title&quot;: &quot;Corrosion behaviour of Alloy 800 in high temperature aqueous solutions: Electrochemical studies&quot;}}]} RNDAhcxpDHeOd"/><text:span text:style-name="T1">[3]</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uris&quot;: [&quot;http://www.mendeley.com/documents/?uuid=e751aa80-939d-403a-a905-18e2473a45e4&quot;], &quot;id&quot;: &quot;ITEM-1&quot;, &quot;itemData&quot;: {&quot;volume&quot;: &quot;229&quot;, &quot;container-title&quot;: &quot;Journal of Nuclear Materials&quot;, &quot;id&quot;: &quot;ITEM-1&quot;, &quot;DOI&quot;: &quot;10.1016/0022-3115(95)00206-5&quot;, &quot;issue&quot;: &quot;June 1994&quot;, &quot;type&quot;: &quot;article-journal&quot;, &quot;ISSN&quot;: &quot;00223115&quot;, &quot;author&quot;: [{&quot;suffix&quot;: &quot;&quot;, &quot;non-dropping-particle&quot;: &quot;&quot;, &quot;given&quot;: &quot;M&quot;, &quot;dropping-particle&quot;: &quot;&quot;, &quot;family&quot;: &quot;Olmedo&quot;, &quot;parse-names&quot;: false}, {&quot;suffix&quot;: &quot;&quot;, &quot;non-dropping-particle&quot;: &quot;&quot;, &quot;given&quot;: &quot;M&quot;, &quot;dropping-particle&quot;: &quot;&quot;, &quot;family&quot;: &quot;Villegas&quot;, &quot;parse-names&quot;: false}, {&quot;suffix&quot;: &quot;&quot;, &quot;non-dropping-particle&quot;: &quot;&quot;, &quot;given&quot;: &quot;G&quot;, &quot;dropping-particle&quot;: &quot;&quot;, &quot;family&quot;: &quot;Alvarez&quot;, &quot;parse-names&quot;: false}], &quot;issued&quot;: {&quot;date-parts&quot;: [[&quot;1996&quot;]]}, &quot;ISBN&quot;: &quot;0022-3115&quot;, &quot;page&quot;: &quot;102-114&quot;, &quot;abstract&quot;: &quot;The anodic behaviour and passivity breakdown of Alloy 800 in aqueous solutions of sodium chloride, sodium sulphate and sodium bicarbonate were studied by electrochemical techniques in the temperature range from 60??C to 280??C. The pitting resistance and pitting morphology of the alloy in chloride plus sulphate and chloride plus bicarbonate mixtures, at 60??C and 280??C, were also examined. Increasing bicarbonate or sulphate additions to chloride solutions shift the characteristic pitting potential of Alloy 800 to higher values, both at low and high temperatures. Changes in pitting morphology were observed in sulphate containing solutions while the morphology of the attack found in bicarbonate containing solutions was similar to that in pure chloride solutions. Finally, no localized or substantial generalized corrosion was detected in pure sulphate or bicarbonate solutions at any temperature.&quot;, &quot;title&quot;: &quot;Corrosion behaviour of Alloy 800 in high temperature aqueous solutions: Electrochemical studies&quot;}}]} RNDAhcxpDHeOd"/></text:p>
          </text:deletion>
        </text:changed-region>
        <text:changed-region xml:id="ct60449616" text:id="ct60449616">
          <text:deletion>
            <office:change-info>
              <dc:creator>Unknown Author</dc:creator>
              <dc:date>2018-06-26T17:55:00</dc:date>
            </office:change-info>
            <text:p text:style-name="Text_20_body"><text:reference-mark-start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uris&quot;: [&quot;http://www.mendeley.com/documents/?uuid=e751aa80-939d-403a-a905-18e2473a45e4&quot;], &quot;id&quot;: &quot;ITEM-1&quot;, &quot;itemData&quot;: {&quot;volume&quot;: &quot;229&quot;, &quot;container-title&quot;: &quot;Journal of Nuclear Materials&quot;, &quot;id&quot;: &quot;ITEM-1&quot;, &quot;DOI&quot;: &quot;10.1016/0022-3115(95)00206-5&quot;, &quot;issue&quot;: &quot;June 1994&quot;, &quot;type&quot;: &quot;article-journal&quot;, &quot;ISSN&quot;: &quot;00223115&quot;, &quot;author&quot;: [{&quot;suffix&quot;: &quot;&quot;, &quot;non-dropping-particle&quot;: &quot;&quot;, &quot;given&quot;: &quot;M&quot;, &quot;dropping-particle&quot;: &quot;&quot;, &quot;family&quot;: &quot;Olmedo&quot;, &quot;parse-names&quot;: false}, {&quot;suffix&quot;: &quot;&quot;, &quot;non-dropping-particle&quot;: &quot;&quot;, &quot;given&quot;: &quot;M&quot;, &quot;dropping-particle&quot;: &quot;&quot;, &quot;family&quot;: &quot;Villegas&quot;, &quot;parse-names&quot;: false}, {&quot;suffix&quot;: &quot;&quot;, &quot;non-dropping-particle&quot;: &quot;&quot;, &quot;given&quot;: &quot;G&quot;, &quot;dropping-particle&quot;: &quot;&quot;, &quot;family&quot;: &quot;Alvarez&quot;, &quot;parse-names&quot;: false}], &quot;issued&quot;: {&quot;date-parts&quot;: [[&quot;1996&quot;]]}, &quot;ISBN&quot;: &quot;0022-3115&quot;, &quot;page&quot;: &quot;102-114&quot;, &quot;abstract&quot;: &quot;The anodic behaviour and passivity breakdown of Alloy 800 in aqueous solutions of sodium chloride, sodium sulphate and sodium bicarbonate were studied by electrochemical techniques in the temperature range from 60??C to 280??C. The pitting resistance and pitting morphology of the alloy in chloride plus sulphate and chloride plus bicarbonate mixtures, at 60??C and 280??C, were also examined. Increasing bicarbonate or sulphate additions to chloride solutions shift the characteristic pitting potential of Alloy 800 to higher values, both at low and high temperatures. Changes in pitting morphology were observed in sulphate containing solutions while the morphology of the attack found in bicarbonate containing solutions was similar to that in pure chloride solutions. Finally, no localized or substantial generalized corrosion was detected in pure sulphate or bicarbonate solutions at any temperature.&quot;, &quot;title&quot;: &quot;Corrosion behaviour of Alloy 800 in high temperature aqueous solutions: Electrochemical studies&quot;}}]} RNDAhcxpDHeOd"/><text:span text:style-name="T1"><text:s/></text:span><text:reference-mark-end text:name="ADDIN CSL_CITATION {&quot;mendeley&quot;: {&quot;formattedCitation&quot;: &quot;[3]&quot;, &quot;plainTextFormattedCitation&quot;: &quot;[3]&quot;, &quot;previouslyFormattedCitation&quot;: &quot;[3]&quot;}, &quot;schema&quot;: &quot;https://github.com/citation-style-language/schema/raw/master/csl-citation.json&quot;, &quot;properties&quot;: {&quot;noteIndex&quot;: 0}, &quot;citationItems&quot;: [{&quot;uris&quot;: [&quot;http://www.mendeley.com/documents/?uuid=e751aa80-939d-403a-a905-18e2473a45e4&quot;], &quot;id&quot;: &quot;ITEM-1&quot;, &quot;itemData&quot;: {&quot;volume&quot;: &quot;229&quot;, &quot;container-title&quot;: &quot;Journal of Nuclear Materials&quot;, &quot;id&quot;: &quot;ITEM-1&quot;, &quot;DOI&quot;: &quot;10.1016/0022-3115(95)00206-5&quot;, &quot;issue&quot;: &quot;June 1994&quot;, &quot;type&quot;: &quot;article-journal&quot;, &quot;ISSN&quot;: &quot;00223115&quot;, &quot;author&quot;: [{&quot;suffix&quot;: &quot;&quot;, &quot;non-dropping-particle&quot;: &quot;&quot;, &quot;given&quot;: &quot;M&quot;, &quot;dropping-particle&quot;: &quot;&quot;, &quot;family&quot;: &quot;Olmedo&quot;, &quot;parse-names&quot;: false}, {&quot;suffix&quot;: &quot;&quot;, &quot;non-dropping-particle&quot;: &quot;&quot;, &quot;given&quot;: &quot;M&quot;, &quot;dropping-particle&quot;: &quot;&quot;, &quot;family&quot;: &quot;Villegas&quot;, &quot;parse-names&quot;: false}, {&quot;suffix&quot;: &quot;&quot;, &quot;non-dropping-particle&quot;: &quot;&quot;, &quot;given&quot;: &quot;G&quot;, &quot;dropping-particle&quot;: &quot;&quot;, &quot;family&quot;: &quot;Alvarez&quot;, &quot;parse-names&quot;: false}], &quot;issued&quot;: {&quot;date-parts&quot;: [[&quot;1996&quot;]]}, &quot;ISBN&quot;: &quot;0022-3115&quot;, &quot;page&quot;: &quot;102-114&quot;, &quot;abstract&quot;: &quot;The anodic behaviour and passivity breakdown of Alloy 800 in aqueous solutions of sodium chloride, sodium sulphate and sodium bicarbonate were studied by electrochemical techniques in the temperature range from 60??C to 280??C. The pitting resistance and pitting morphology of the alloy in chloride plus sulphate and chloride plus bicarbonate mixtures, at 60??C and 280??C, were also examined. Increasing bicarbonate or sulphate additions to chloride solutions shift the characteristic pitting potential of Alloy 800 to higher values, both at low and high temperatures. Changes in pitting morphology were observed in sulphate containing solutions while the morphology of the attack found in bicarbonate containing solutions was similar to that in pure chloride solutions. Finally, no localized or substantial generalized corrosion was detected in pure sulphate or bicarbonate solutions at any temperature.&quot;, &quot;title&quot;: &quot;Corrosion behaviour of Alloy 800 in high temperature aqueous solutions: Electrochemical studies&quot;}}]} RNDAhcxpDHeOd"/></text:p>
          </text:deletion>
        </text:changed-region>
        <text:changed-region xml:id="ct60446960" text:id="ct60446960">
          <text:insertion>
            <office:change-info>
              <dc:creator>Unknown Author</dc:creator>
              <dc:date>2018-06-26T17:55:02</dc:date>
            </office:change-info>
          </text:insertion>
        </text:changed-region>
        <text:changed-region xml:id="ct60229584" text:id="ct60229584">
          <text:deletion>
            <office:change-info>
              <dc:creator>Unknown Author</dc:creator>
              <dc:date>2018-06-26T17:55:12</dc:date>
            </office:change-info>
            <text:p text:style-name="Text_20_body"><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GnylYLOJGY"/><text:span text:style-name="T1">⁠. </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GnylYLOJGY"/></text:p>
          </text:deletion>
        </text:changed-region>
        <text:changed-region xml:id="ct60384080" text:id="ct60384080">
          <text:deletion>
            <office:change-info>
              <dc:creator>Unknown Author</dc:creator>
              <dc:date>2018-06-26T16:47:54</dc:date>
            </office:change-info>
            <text:p text:style-name="Text_20_body"><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GnylYLOJGY"/><text:span text:style-name="T1">[1]</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GnylYLOJGY"/></text:p>
          </text:deletion>
        </text:changed-region>
        <text:changed-region xml:id="ct60447200" text:id="ct60447200">
          <text:deletion>
            <office:change-info>
              <dc:creator>Unknown Author</dc:creator>
              <dc:date>2018-06-26T17:55:12</dc:date>
            </office:change-info>
            <text:p text:style-name="Text_20_body"><text:reference-mark-start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GnylYLOJGY"/><text:span text:style-name="T1"><text:s/></text:span><text:reference-mark-end text:name="ADDIN CSL_CITATION {&quot;mendeley&quot;: {&quot;formattedCitation&quot;: &quot;[1]&quot;, &quot;plainTextFormattedCitation&quot;: &quot;[1]&quot;, &quot;previouslyFormattedCitation&quot;: &quot;[1]&quot;}, &quot;schema&quot;: &quot;https://github.com/citation-style-language/schema/raw/master/csl-citation.json&quot;, &quot;properties&quot;: {&quot;noteIndex&quot;: 0}, &quot;citationItems&quot;: [{&quot;uris&quot;: [&quot;http://www.mendeley.com/documents/?uuid=7298c1cf-d811-4cf0-b6d5-2b822a128f9a&quot;], &quot;id&quot;: &quot;ITEM-1&quot;, &quot;itemData&quot;: {&quot;volume&quot;: &quot;383&quot;, &quot;container-title&quot;: &quot;Journal of Nuclear Materials&quot;, &quot;id&quot;: &quot;ITEM-1&quot;, &quot;DOI&quot;: &quot;10.1016/j.jnucmat.2008.08.030&quot;, &quot;issue&quot;: &quot;1-2&quot;, &quot;type&quot;: &quot;article-journal&quot;, &quot;ISSN&quot;: &quot;00223115&quot;, &quot;author&quot;: [{&quot;suffix&quot;: &quot;&quot;, &quot;non-dropping-particle&quot;: &quot;&quot;, &quot;given&quot;: &quot;R. L.&quot;, &quot;dropping-particle&quot;: &quot;&quot;, &quot;family&quot;: &quot;Tapping&quot;, &quot;parse-names&quot;: false}], &quot;issued&quot;: {&quot;date-parts&quot;: [[&quot;2008&quot;, &quot;9&quot;]]}, &quot;ISBN&quot;: &quot;00223115&quot;, &quot;page&quot;: &quot;1-8&quot;, &quot;abstract&quot;: &quot;A number of CANDU reactors have now been in-service for more than 30 years, and several are planning life extensions. This paper summarizes the major corrosion degradation operating experience of various out-of-core (i.e., excluding fuel channels and fuel) materials in-service in currently operating CANDU reactors. Also discussed are the decisions that need to be made for life extension of replaceable and non-replaceable components such as feeders and steam generators, and materials choices for new designs, such as the advanced CANDU reactor (ACR) and enhanced CANDU-6. The basis for these choices, including a brief summary of the R&amp;D necessary to support such decisions is provided. Finally we briefly discuss the materials and R&amp;D needs beyond the immediate future, including new concepts to improve plant operability and component reliability. Crown Copyright ?? 2008.&quot;, &quot;title&quot;: &quot;Materials performance in CANDU reactors: The first 30 years and the prognosis for life extension and new designs&quot;}}]} RNDGnylYLOJGY"/></text:p>
          </text:deletion>
        </text:changed-region>
        <text:changed-region xml:id="ct60448096" text:id="ct60448096">
          <text:insertion>
            <office:change-info>
              <dc:creator>Unknown Author</dc:creator>
              <dc:date>2018-06-26T17:55:15</dc:date>
            </office:change-info>
          </text:insertion>
        </text:changed-region>
        <text:changed-region xml:id="ct60448336" text:id="ct60448336">
          <text:deletion>
            <office:change-info>
              <dc:creator>Unknown Author</dc:creator>
              <dc:date>2018-06-26T17:55:25</dc:date>
            </office:change-info>
            <text:p text:style-name="Text_20_body"><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uris&quot;: [&quot;http://www.mendeley.com/documents/?uuid=7a64741e-241b-4a32-8c9f-12f26d0e8ef6&quot;], &quot;id&quot;: &quot;ITEM-1&quot;, &quot;itemData&quot;: {&quot;volume&quot;: &quot;48&quot;, &quot;container-title&quot;: &quot;Electrochimica Acta&quot;, &quot;id&quot;: &quot;ITEM-1&quot;, &quot;DOI&quot;: &quot;10.1016/S0013-4686(02)00841-1&quot;, &quot;issue&quot;: &quot;9&quot;, &quot;type&quot;: &quot;article-journal&quot;, &quot;ISSN&quot;: &quot;00134686&quot;, &quot;author&quot;: [{&quot;suffix&quot;: &quot;&quot;, &quot;non-dropping-particle&quot;: &quot;&quot;, &quot;given&quot;: &quot;C. O a&quot;, &quot;dropping-particle&quot;: &quot;&quot;, &quot;family&quot;: &quot;Olsson&quot;, &quot;parse-names&quot;: false}, {&quot;suffix&quot;: &quot;&quot;, &quot;non-dropping-particle&quot;: &quot;&quot;, &quot;given&quot;: &quot;D.&quot;, &quot;dropping-particle&quot;: &quot;&quot;, &quot;family&quot;: &quot;Landolt&quot;, &quot;parse-names&quot;: false}], &quot;issued&quot;: {&quot;date-parts&quot;: [[&quot;2003&quot;, &quot;4&quot;, &quot;20&quot;]]}, &quot;ISBN&quot;: &quot;0013-4686&quot;, &quot;page&quot;: &quot;1093-1104&quot;, &quot;abstract&quot;: &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 &quot;title&quot;: &quot;Passive films on stainless steels\u2014chemistry, structure and growth&quot;}}]} RNDa6b2BQxS1j"/><text:span text:style-name="T1">⁠ </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uris&quot;: [&quot;http://www.mendeley.com/documents/?uuid=7a64741e-241b-4a32-8c9f-12f26d0e8ef6&quot;], &quot;id&quot;: &quot;ITEM-1&quot;, &quot;itemData&quot;: {&quot;volume&quot;: &quot;48&quot;, &quot;container-title&quot;: &quot;Electrochimica Acta&quot;, &quot;id&quot;: &quot;ITEM-1&quot;, &quot;DOI&quot;: &quot;10.1016/S0013-4686(02)00841-1&quot;, &quot;issue&quot;: &quot;9&quot;, &quot;type&quot;: &quot;article-journal&quot;, &quot;ISSN&quot;: &quot;00134686&quot;, &quot;author&quot;: [{&quot;suffix&quot;: &quot;&quot;, &quot;non-dropping-particle&quot;: &quot;&quot;, &quot;given&quot;: &quot;C. O a&quot;, &quot;dropping-particle&quot;: &quot;&quot;, &quot;family&quot;: &quot;Olsson&quot;, &quot;parse-names&quot;: false}, {&quot;suffix&quot;: &quot;&quot;, &quot;non-dropping-particle&quot;: &quot;&quot;, &quot;given&quot;: &quot;D.&quot;, &quot;dropping-particle&quot;: &quot;&quot;, &quot;family&quot;: &quot;Landolt&quot;, &quot;parse-names&quot;: false}], &quot;issued&quot;: {&quot;date-parts&quot;: [[&quot;2003&quot;, &quot;4&quot;, &quot;20&quot;]]}, &quot;ISBN&quot;: &quot;0013-4686&quot;, &quot;page&quot;: &quot;1093-1104&quot;, &quot;abstract&quot;: &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 &quot;title&quot;: &quot;Passive films on stainless steels\u2014chemistry, structure and growth&quot;}}]} RNDa6b2BQxS1j"/></text:p>
          </text:deletion>
        </text:changed-region>
        <text:changed-region xml:id="ct60380688" text:id="ct60380688">
          <text:deletion>
            <office:change-info>
              <dc:creator>Unknown Author</dc:creator>
              <dc:date>2018-06-26T16:47:54</dc:date>
            </office:change-info>
            <text:p text:style-name="Text_20_body"><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uris&quot;: [&quot;http://www.mendeley.com/documents/?uuid=7a64741e-241b-4a32-8c9f-12f26d0e8ef6&quot;], &quot;id&quot;: &quot;ITEM-1&quot;, &quot;itemData&quot;: {&quot;volume&quot;: &quot;48&quot;, &quot;container-title&quot;: &quot;Electrochimica Acta&quot;, &quot;id&quot;: &quot;ITEM-1&quot;, &quot;DOI&quot;: &quot;10.1016/S0013-4686(02)00841-1&quot;, &quot;issue&quot;: &quot;9&quot;, &quot;type&quot;: &quot;article-journal&quot;, &quot;ISSN&quot;: &quot;00134686&quot;, &quot;author&quot;: [{&quot;suffix&quot;: &quot;&quot;, &quot;non-dropping-particle&quot;: &quot;&quot;, &quot;given&quot;: &quot;C. O a&quot;, &quot;dropping-particle&quot;: &quot;&quot;, &quot;family&quot;: &quot;Olsson&quot;, &quot;parse-names&quot;: false}, {&quot;suffix&quot;: &quot;&quot;, &quot;non-dropping-particle&quot;: &quot;&quot;, &quot;given&quot;: &quot;D.&quot;, &quot;dropping-particle&quot;: &quot;&quot;, &quot;family&quot;: &quot;Landolt&quot;, &quot;parse-names&quot;: false}], &quot;issued&quot;: {&quot;date-parts&quot;: [[&quot;2003&quot;, &quot;4&quot;, &quot;20&quot;]]}, &quot;ISBN&quot;: &quot;0013-4686&quot;, &quot;page&quot;: &quot;1093-1104&quot;, &quot;abstract&quot;: &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 &quot;title&quot;: &quot;Passive films on stainless steels\u2014chemistry, structure and growth&quot;}}]} RNDa6b2BQxS1j"/><text:span text:style-name="T1">[4]</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uris&quot;: [&quot;http://www.mendeley.com/documents/?uuid=7a64741e-241b-4a32-8c9f-12f26d0e8ef6&quot;], &quot;id&quot;: &quot;ITEM-1&quot;, &quot;itemData&quot;: {&quot;volume&quot;: &quot;48&quot;, &quot;container-title&quot;: &quot;Electrochimica Acta&quot;, &quot;id&quot;: &quot;ITEM-1&quot;, &quot;DOI&quot;: &quot;10.1016/S0013-4686(02)00841-1&quot;, &quot;issue&quot;: &quot;9&quot;, &quot;type&quot;: &quot;article-journal&quot;, &quot;ISSN&quot;: &quot;00134686&quot;, &quot;author&quot;: [{&quot;suffix&quot;: &quot;&quot;, &quot;non-dropping-particle&quot;: &quot;&quot;, &quot;given&quot;: &quot;C. O a&quot;, &quot;dropping-particle&quot;: &quot;&quot;, &quot;family&quot;: &quot;Olsson&quot;, &quot;parse-names&quot;: false}, {&quot;suffix&quot;: &quot;&quot;, &quot;non-dropping-particle&quot;: &quot;&quot;, &quot;given&quot;: &quot;D.&quot;, &quot;dropping-particle&quot;: &quot;&quot;, &quot;family&quot;: &quot;Landolt&quot;, &quot;parse-names&quot;: false}], &quot;issued&quot;: {&quot;date-parts&quot;: [[&quot;2003&quot;, &quot;4&quot;, &quot;20&quot;]]}, &quot;ISBN&quot;: &quot;0013-4686&quot;, &quot;page&quot;: &quot;1093-1104&quot;, &quot;abstract&quot;: &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 &quot;title&quot;: &quot;Passive films on stainless steels\u2014chemistry, structure and growth&quot;}}]} RNDa6b2BQxS1j"/></text:p>
          </text:deletion>
        </text:changed-region>
        <text:changed-region xml:id="ct60381840" text:id="ct60381840">
          <text:deletion>
            <office:change-info>
              <dc:creator>Unknown Author</dc:creator>
              <dc:date>2018-06-26T17:55:25</dc:date>
            </office:change-info>
            <text:p text:style-name="Text_20_body"><text:reference-mark-start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uris&quot;: [&quot;http://www.mendeley.com/documents/?uuid=7a64741e-241b-4a32-8c9f-12f26d0e8ef6&quot;], &quot;id&quot;: &quot;ITEM-1&quot;, &quot;itemData&quot;: {&quot;volume&quot;: &quot;48&quot;, &quot;container-title&quot;: &quot;Electrochimica Acta&quot;, &quot;id&quot;: &quot;ITEM-1&quot;, &quot;DOI&quot;: &quot;10.1016/S0013-4686(02)00841-1&quot;, &quot;issue&quot;: &quot;9&quot;, &quot;type&quot;: &quot;article-journal&quot;, &quot;ISSN&quot;: &quot;00134686&quot;, &quot;author&quot;: [{&quot;suffix&quot;: &quot;&quot;, &quot;non-dropping-particle&quot;: &quot;&quot;, &quot;given&quot;: &quot;C. O a&quot;, &quot;dropping-particle&quot;: &quot;&quot;, &quot;family&quot;: &quot;Olsson&quot;, &quot;parse-names&quot;: false}, {&quot;suffix&quot;: &quot;&quot;, &quot;non-dropping-particle&quot;: &quot;&quot;, &quot;given&quot;: &quot;D.&quot;, &quot;dropping-particle&quot;: &quot;&quot;, &quot;family&quot;: &quot;Landolt&quot;, &quot;parse-names&quot;: false}], &quot;issued&quot;: {&quot;date-parts&quot;: [[&quot;2003&quot;, &quot;4&quot;, &quot;20&quot;]]}, &quot;ISBN&quot;: &quot;0013-4686&quot;, &quot;page&quot;: &quot;1093-1104&quot;, &quot;abstract&quot;: &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 &quot;title&quot;: &quot;Passive films on stainless steels\u2014chemistry, structure and growth&quot;}}]} RNDa6b2BQxS1j"/><text:span text:style-name="T1"><text:s/></text:span><text:reference-mark-end text:name="ADDIN CSL_CITATION {&quot;mendeley&quot;: {&quot;formattedCitation&quot;: &quot;[4]&quot;, &quot;plainTextFormattedCitation&quot;: &quot;[4]&quot;, &quot;previouslyFormattedCitation&quot;: &quot;[4]&quot;}, &quot;schema&quot;: &quot;https://github.com/citation-style-language/schema/raw/master/csl-citation.json&quot;, &quot;properties&quot;: {&quot;noteIndex&quot;: 0}, &quot;citationItems&quot;: [{&quot;uris&quot;: [&quot;http://www.mendeley.com/documents/?uuid=7a64741e-241b-4a32-8c9f-12f26d0e8ef6&quot;], &quot;id&quot;: &quot;ITEM-1&quot;, &quot;itemData&quot;: {&quot;volume&quot;: &quot;48&quot;, &quot;container-title&quot;: &quot;Electrochimica Acta&quot;, &quot;id&quot;: &quot;ITEM-1&quot;, &quot;DOI&quot;: &quot;10.1016/S0013-4686(02)00841-1&quot;, &quot;issue&quot;: &quot;9&quot;, &quot;type&quot;: &quot;article-journal&quot;, &quot;ISSN&quot;: &quot;00134686&quot;, &quot;author&quot;: [{&quot;suffix&quot;: &quot;&quot;, &quot;non-dropping-particle&quot;: &quot;&quot;, &quot;given&quot;: &quot;C. O a&quot;, &quot;dropping-particle&quot;: &quot;&quot;, &quot;family&quot;: &quot;Olsson&quot;, &quot;parse-names&quot;: false}, {&quot;suffix&quot;: &quot;&quot;, &quot;non-dropping-particle&quot;: &quot;&quot;, &quot;given&quot;: &quot;D.&quot;, &quot;dropping-particle&quot;: &quot;&quot;, &quot;family&quot;: &quot;Landolt&quot;, &quot;parse-names&quot;: false}], &quot;issued&quot;: {&quot;date-parts&quot;: [[&quot;2003&quot;, &quot;4&quot;, &quot;20&quot;]]}, &quot;ISBN&quot;: &quot;0013-4686&quot;, &quot;page&quot;: &quot;1093-1104&quot;, &quot;abstract&quot;: &quot;The outstanding corrosion resistance of stainless steels results from the presence of a thin oxide - 'passive' - film on the metal surface, typically 1-3 nm thick. The characterisation of the composition and structure of such thin films and the study of their interaction with corrosive environments requires a combination of sophisticated experimental techniques. This paper reviews progress in the characterisation and understanding of passive films on stainless steels achieved over the past two decades. During this period, ex situ surface analysis methods have made substantial progress and new in situ methods for the study of passive films with atomic resolution have been introduced, giving real time information on film chemistry and growth. It has been found that whereas passive film growth occurs in seconds or minutes, long range film ordering is a considerably slower process that takes several hours. In situ investigations indicate that at short times, charge transfer at the metal/film or the film/solution interface limits the rate of film growth on stainless steels. In situ estimates of film composition confirm previous data obtained with ex situ techniques. ?? 2003 Elsevier Science Ltd. All rights reserved.&quot;, &quot;title&quot;: &quot;Passive films on stainless steels\u2014chemistry, structure and growth&quot;}}]} RNDa6b2BQxS1j"/></text:p>
          </text:deletion>
        </text:changed-region>
        <text:changed-region xml:id="ct60448576" text:id="ct60448576">
          <text:insertion>
            <office:change-info>
              <dc:creator>Unknown Author</dc:creator>
              <dc:date>2018-06-26T17:55:28</dc:date>
            </office:change-info>
          </text:insertion>
        </text:changed-region>
        <text:changed-region xml:id="ct60396176" text:id="ct60396176">
          <text:deletion>
            <office:change-info>
              <dc:creator>Unknown Author</dc:creator>
              <dc:date>2018-06-26T17:55:38</dc:date>
            </office:change-info>
            <text:p text:style-name="Text_20_body"><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uris&quot;: [&quot;http://www.mendeley.com/documents/?uuid=3a191bb1-b003-4fcc-93a2-e26e68fe8524&quot;], &quot;id&quot;: &quot;ITEM-1&quot;, &quot;itemData&quot;: {&quot;volume&quot;: &quot;145&quot;, &quot;container-title&quot;: &quot;Materials Chemistry and Physics&quot;, &quot;id&quot;: &quot;ITEM-1&quot;, &quot;DOI&quot;: &quot;10.1016/j.matchemphys.2014.03.003&quot;, &quot;issue&quot;: &quot;3&quot;, &quot;type&quot;: &quot;article-journal&quot;, &quot;ISSN&quot;: &quot;02540584&quot;, &quot;author&quot;: [{&quot;suffix&quot;: &quot;&quot;, &quot;non-dropping-particle&quot;: &quot;&quot;, &quot;given&quot;: &quot;Veena&quot;, &quot;dropping-particle&quot;: &quot;&quot;, &quot;family&quot;: &quot;Subramanian&quot;, &quot;parse-names&quot;: false}, {&quot;suffix&quot;: &quot;&quot;, &quot;non-dropping-particle&quot;: &quot;&quot;, &quot;given&quot;: &quot;Sinu&quot;, &quot;dropping-particle&quot;: &quot;&quot;, &quot;family&quot;: &quot;Chandran&quot;, &quot;parse-names&quot;: false}, {&quot;suffix&quot;: &quot;&quot;, &quot;non-dropping-particle&quot;: &quot;&quot;, &quot;given&quot;: &quot;H.&quot;, &quot;dropping-particle&quot;: &quot;&quot;, &quot;family&quot;: &quot;Subramanian&quot;, &quot;parse-names&quot;: false}, {&quot;suffix&quot;: &quot;&quot;, &quot;non-dropping-particle&quot;: &quot;&quot;, &quot;given&quot;: &quot;P.&quot;, &quot;dropping-particle&quot;: &quot;&quot;, &quot;family&quot;: &quot;Chandramohan&quot;, &quot;parse-names&quot;: false}, {&quot;suffix&quot;: &quot;&quot;, &quot;non-dropping-particle&quot;: &quot;&quot;, &quot;given&quot;: &quot;S.&quot;, &quot;dropping-particle&quot;: &quot;&quot;, &quot;family&quot;: &quot;Bera&quot;, &quot;parse-names&quot;: false}, {&quot;suffix&quot;: &quot;&quot;, &quot;non-dropping-particle&quot;: &quot;&quot;, &quot;given&quot;: &quot;S.&quot;, &quot;dropping-particle&quot;: &quot;&quot;, &quot;family&quot;: &quot;Rangarajan&quot;, &quot;parse-names&quot;: false}, {&quot;suffix&quot;: &quot;&quot;, &quot;non-dropping-particle&quot;: &quot;&quot;, &quot;given&quot;: &quot;S.&quot;, &quot;dropping-particle&quot;: &quot;V.&quot;, &quot;family&quot;: &quot;Narasimhan&quot;, &quot;parse-names&quot;: false}], &quot;issued&quot;: {&quot;date-parts&quot;: [[&quot;2014&quot;]]}, &quot;page&quot;: &quot;499-509&quot;, &quot;abstract&quot;: &quot;Flow accelerated corrosion leads to wall thinning of outlet-feeder pipes in the primary heat transport system of pressurized heavy water reactors and can even necessitate enmasse feeder replacement. Replacement of carbon steel 106-grade-B (CS) with chromium containing carbon steel reduces the risk of this failure. This paper discusses the role of small additions of chromium in modifying the properties of the oxide film. CS and chromium containing mild steels viz., A333, 2.25Cr-1Mo and modified 9Cr-1Mo alloy were exposed to primary heat transport (PHT) system chemistry conditions. The oxide films formed were characterized by electrochemical and surface characterization techniques. Mott-Schottky analysis showed donor type of defects. The densities of defects in the oxides of chromium containing alloys were 3-15 times less than that in CS. In presence of \u223c200 ppb of dissolved oxygen, the oxides formed were hematite with two orders of magnitude smaller concentration of defects as compared to that formed under reducing conditions. These results suggest that the presence of chromium lowers the defect density of the oxide film and thus ensures a reduced corrosion rate. \u00a9 2014 Elsevier B.V. All rights reserved.&quot;, &quot;title&quot;: &quot;Electrochemical characterization of oxide formed on chromium containing mild steel alloys in LiOH medium&quot;}}]} RNDXEdqIZ3PXz"/><text:span text:style-name="T1">⁠. </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uris&quot;: [&quot;http://www.mendeley.com/documents/?uuid=3a191bb1-b003-4fcc-93a2-e26e68fe8524&quot;], &quot;id&quot;: &quot;ITEM-1&quot;, &quot;itemData&quot;: {&quot;volume&quot;: &quot;145&quot;, &quot;container-title&quot;: &quot;Materials Chemistry and Physics&quot;, &quot;id&quot;: &quot;ITEM-1&quot;, &quot;DOI&quot;: &quot;10.1016/j.matchemphys.2014.03.003&quot;, &quot;issue&quot;: &quot;3&quot;, &quot;type&quot;: &quot;article-journal&quot;, &quot;ISSN&quot;: &quot;02540584&quot;, &quot;author&quot;: [{&quot;suffix&quot;: &quot;&quot;, &quot;non-dropping-particle&quot;: &quot;&quot;, &quot;given&quot;: &quot;Veena&quot;, &quot;dropping-particle&quot;: &quot;&quot;, &quot;family&quot;: &quot;Subramanian&quot;, &quot;parse-names&quot;: false}, {&quot;suffix&quot;: &quot;&quot;, &quot;non-dropping-particle&quot;: &quot;&quot;, &quot;given&quot;: &quot;Sinu&quot;, &quot;dropping-particle&quot;: &quot;&quot;, &quot;family&quot;: &quot;Chandran&quot;, &quot;parse-names&quot;: false}, {&quot;suffix&quot;: &quot;&quot;, &quot;non-dropping-particle&quot;: &quot;&quot;, &quot;given&quot;: &quot;H.&quot;, &quot;dropping-particle&quot;: &quot;&quot;, &quot;family&quot;: &quot;Subramanian&quot;, &quot;parse-names&quot;: false}, {&quot;suffix&quot;: &quot;&quot;, &quot;non-dropping-particle&quot;: &quot;&quot;, &quot;given&quot;: &quot;P.&quot;, &quot;dropping-particle&quot;: &quot;&quot;, &quot;family&quot;: &quot;Chandramohan&quot;, &quot;parse-names&quot;: false}, {&quot;suffix&quot;: &quot;&quot;, &quot;non-dropping-particle&quot;: &quot;&quot;, &quot;given&quot;: &quot;S.&quot;, &quot;dropping-particle&quot;: &quot;&quot;, &quot;family&quot;: &quot;Bera&quot;, &quot;parse-names&quot;: false}, {&quot;suffix&quot;: &quot;&quot;, &quot;non-dropping-particle&quot;: &quot;&quot;, &quot;given&quot;: &quot;S.&quot;, &quot;dropping-particle&quot;: &quot;&quot;, &quot;family&quot;: &quot;Rangarajan&quot;, &quot;parse-names&quot;: false}, {&quot;suffix&quot;: &quot;&quot;, &quot;non-dropping-particle&quot;: &quot;&quot;, &quot;given&quot;: &quot;S.&quot;, &quot;dropping-particle&quot;: &quot;V.&quot;, &quot;family&quot;: &quot;Narasimhan&quot;, &quot;parse-names&quot;: false}], &quot;issued&quot;: {&quot;date-parts&quot;: [[&quot;2014&quot;]]}, &quot;page&quot;: &quot;499-509&quot;, &quot;abstract&quot;: &quot;Flow accelerated corrosion leads to wall thinning of outlet-feeder pipes in the primary heat transport system of pressurized heavy water reactors and can even necessitate enmasse feeder replacement. Replacement of carbon steel 106-grade-B (CS) with chromium containing carbon steel reduces the risk of this failure. This paper discusses the role of small additions of chromium in modifying the properties of the oxide film. CS and chromium containing mild steels viz., A333, 2.25Cr-1Mo and modified 9Cr-1Mo alloy were exposed to primary heat transport (PHT) system chemistry conditions. The oxide films formed were characterized by electrochemical and surface characterization techniques. Mott-Schottky analysis showed donor type of defects. The densities of defects in the oxides of chromium containing alloys were 3-15 times less than that in CS. In presence of \u223c200 ppb of dissolved oxygen, the oxides formed were hematite with two orders of magnitude smaller concentration of defects as compared to that formed under reducing conditions. These results suggest that the presence of chromium lowers the defect density of the oxide film and thus ensures a reduced corrosion rate. \u00a9 2014 Elsevier B.V. All rights reserved.&quot;, &quot;title&quot;: &quot;Electrochemical characterization of oxide formed on chromium containing mild steel alloys in LiOH medium&quot;}}]} RNDXEdqIZ3PXz"/></text:p>
          </text:deletion>
        </text:changed-region>
        <text:changed-region xml:id="ct60395936" text:id="ct60395936">
          <text:deletion>
            <office:change-info>
              <dc:creator>Unknown Author</dc:creator>
              <dc:date>2018-06-26T16:47:54</dc:date>
            </office:change-info>
            <text:p text:style-name="Text_20_body"><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uris&quot;: [&quot;http://www.mendeley.com/documents/?uuid=3a191bb1-b003-4fcc-93a2-e26e68fe8524&quot;], &quot;id&quot;: &quot;ITEM-1&quot;, &quot;itemData&quot;: {&quot;volume&quot;: &quot;145&quot;, &quot;container-title&quot;: &quot;Materials Chemistry and Physics&quot;, &quot;id&quot;: &quot;ITEM-1&quot;, &quot;DOI&quot;: &quot;10.1016/j.matchemphys.2014.03.003&quot;, &quot;issue&quot;: &quot;3&quot;, &quot;type&quot;: &quot;article-journal&quot;, &quot;ISSN&quot;: &quot;02540584&quot;, &quot;author&quot;: [{&quot;suffix&quot;: &quot;&quot;, &quot;non-dropping-particle&quot;: &quot;&quot;, &quot;given&quot;: &quot;Veena&quot;, &quot;dropping-particle&quot;: &quot;&quot;, &quot;family&quot;: &quot;Subramanian&quot;, &quot;parse-names&quot;: false}, {&quot;suffix&quot;: &quot;&quot;, &quot;non-dropping-particle&quot;: &quot;&quot;, &quot;given&quot;: &quot;Sinu&quot;, &quot;dropping-particle&quot;: &quot;&quot;, &quot;family&quot;: &quot;Chandran&quot;, &quot;parse-names&quot;: false}, {&quot;suffix&quot;: &quot;&quot;, &quot;non-dropping-particle&quot;: &quot;&quot;, &quot;given&quot;: &quot;H.&quot;, &quot;dropping-particle&quot;: &quot;&quot;, &quot;family&quot;: &quot;Subramanian&quot;, &quot;parse-names&quot;: false}, {&quot;suffix&quot;: &quot;&quot;, &quot;non-dropping-particle&quot;: &quot;&quot;, &quot;given&quot;: &quot;P.&quot;, &quot;dropping-particle&quot;: &quot;&quot;, &quot;family&quot;: &quot;Chandramohan&quot;, &quot;parse-names&quot;: false}, {&quot;suffix&quot;: &quot;&quot;, &quot;non-dropping-particle&quot;: &quot;&quot;, &quot;given&quot;: &quot;S.&quot;, &quot;dropping-particle&quot;: &quot;&quot;, &quot;family&quot;: &quot;Bera&quot;, &quot;parse-names&quot;: false}, {&quot;suffix&quot;: &quot;&quot;, &quot;non-dropping-particle&quot;: &quot;&quot;, &quot;given&quot;: &quot;S.&quot;, &quot;dropping-particle&quot;: &quot;&quot;, &quot;family&quot;: &quot;Rangarajan&quot;, &quot;parse-names&quot;: false}, {&quot;suffix&quot;: &quot;&quot;, &quot;non-dropping-particle&quot;: &quot;&quot;, &quot;given&quot;: &quot;S.&quot;, &quot;dropping-particle&quot;: &quot;V.&quot;, &quot;family&quot;: &quot;Narasimhan&quot;, &quot;parse-names&quot;: false}], &quot;issued&quot;: {&quot;date-parts&quot;: [[&quot;2014&quot;]]}, &quot;page&quot;: &quot;499-509&quot;, &quot;abstract&quot;: &quot;Flow accelerated corrosion leads to wall thinning of outlet-feeder pipes in the primary heat transport system of pressurized heavy water reactors and can even necessitate enmasse feeder replacement. Replacement of carbon steel 106-grade-B (CS) with chromium containing carbon steel reduces the risk of this failure. This paper discusses the role of small additions of chromium in modifying the properties of the oxide film. CS and chromium containing mild steels viz., A333, 2.25Cr-1Mo and modified 9Cr-1Mo alloy were exposed to primary heat transport (PHT) system chemistry conditions. The oxide films formed were characterized by electrochemical and surface characterization techniques. Mott-Schottky analysis showed donor type of defects. The densities of defects in the oxides of chromium containing alloys were 3-15 times less than that in CS. In presence of \u223c200 ppb of dissolved oxygen, the oxides formed were hematite with two orders of magnitude smaller concentration of defects as compared to that formed under reducing conditions. These results suggest that the presence of chromium lowers the defect density of the oxide film and thus ensures a reduced corrosion rate. \u00a9 2014 Elsevier B.V. All rights reserved.&quot;, &quot;title&quot;: &quot;Electrochemical characterization of oxide formed on chromium containing mild steel alloys in LiOH medium&quot;}}]} RNDXEdqIZ3PXz"/><text:span text:style-name="T1">[5]</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uris&quot;: [&quot;http://www.mendeley.com/documents/?uuid=3a191bb1-b003-4fcc-93a2-e26e68fe8524&quot;], &quot;id&quot;: &quot;ITEM-1&quot;, &quot;itemData&quot;: {&quot;volume&quot;: &quot;145&quot;, &quot;container-title&quot;: &quot;Materials Chemistry and Physics&quot;, &quot;id&quot;: &quot;ITEM-1&quot;, &quot;DOI&quot;: &quot;10.1016/j.matchemphys.2014.03.003&quot;, &quot;issue&quot;: &quot;3&quot;, &quot;type&quot;: &quot;article-journal&quot;, &quot;ISSN&quot;: &quot;02540584&quot;, &quot;author&quot;: [{&quot;suffix&quot;: &quot;&quot;, &quot;non-dropping-particle&quot;: &quot;&quot;, &quot;given&quot;: &quot;Veena&quot;, &quot;dropping-particle&quot;: &quot;&quot;, &quot;family&quot;: &quot;Subramanian&quot;, &quot;parse-names&quot;: false}, {&quot;suffix&quot;: &quot;&quot;, &quot;non-dropping-particle&quot;: &quot;&quot;, &quot;given&quot;: &quot;Sinu&quot;, &quot;dropping-particle&quot;: &quot;&quot;, &quot;family&quot;: &quot;Chandran&quot;, &quot;parse-names&quot;: false}, {&quot;suffix&quot;: &quot;&quot;, &quot;non-dropping-particle&quot;: &quot;&quot;, &quot;given&quot;: &quot;H.&quot;, &quot;dropping-particle&quot;: &quot;&quot;, &quot;family&quot;: &quot;Subramanian&quot;, &quot;parse-names&quot;: false}, {&quot;suffix&quot;: &quot;&quot;, &quot;non-dropping-particle&quot;: &quot;&quot;, &quot;given&quot;: &quot;P.&quot;, &quot;dropping-particle&quot;: &quot;&quot;, &quot;family&quot;: &quot;Chandramohan&quot;, &quot;parse-names&quot;: false}, {&quot;suffix&quot;: &quot;&quot;, &quot;non-dropping-particle&quot;: &quot;&quot;, &quot;given&quot;: &quot;S.&quot;, &quot;dropping-particle&quot;: &quot;&quot;, &quot;family&quot;: &quot;Bera&quot;, &quot;parse-names&quot;: false}, {&quot;suffix&quot;: &quot;&quot;, &quot;non-dropping-particle&quot;: &quot;&quot;, &quot;given&quot;: &quot;S.&quot;, &quot;dropping-particle&quot;: &quot;&quot;, &quot;family&quot;: &quot;Rangarajan&quot;, &quot;parse-names&quot;: false}, {&quot;suffix&quot;: &quot;&quot;, &quot;non-dropping-particle&quot;: &quot;&quot;, &quot;given&quot;: &quot;S.&quot;, &quot;dropping-particle&quot;: &quot;V.&quot;, &quot;family&quot;: &quot;Narasimhan&quot;, &quot;parse-names&quot;: false}], &quot;issued&quot;: {&quot;date-parts&quot;: [[&quot;2014&quot;]]}, &quot;page&quot;: &quot;499-509&quot;, &quot;abstract&quot;: &quot;Flow accelerated corrosion leads to wall thinning of outlet-feeder pipes in the primary heat transport system of pressurized heavy water reactors and can even necessitate enmasse feeder replacement. Replacement of carbon steel 106-grade-B (CS) with chromium containing carbon steel reduces the risk of this failure. This paper discusses the role of small additions of chromium in modifying the properties of the oxide film. CS and chromium containing mild steels viz., A333, 2.25Cr-1Mo and modified 9Cr-1Mo alloy were exposed to primary heat transport (PHT) system chemistry conditions. The oxide films formed were characterized by electrochemical and surface characterization techniques. Mott-Schottky analysis showed donor type of defects. The densities of defects in the oxides of chromium containing alloys were 3-15 times less than that in CS. In presence of \u223c200 ppb of dissolved oxygen, the oxides formed were hematite with two orders of magnitude smaller concentration of defects as compared to that formed under reducing conditions. These results suggest that the presence of chromium lowers the defect density of the oxide film and thus ensures a reduced corrosion rate. \u00a9 2014 Elsevier B.V. All rights reserved.&quot;, &quot;title&quot;: &quot;Electrochemical characterization of oxide formed on chromium containing mild steel alloys in LiOH medium&quot;}}]} RNDXEdqIZ3PXz"/></text:p>
          </text:deletion>
        </text:changed-region>
        <text:changed-region xml:id="ct60395696" text:id="ct60395696">
          <text:deletion>
            <office:change-info>
              <dc:creator>Unknown Author</dc:creator>
              <dc:date>2018-06-26T17:55:38</dc:date>
            </office:change-info>
            <text:p text:style-name="Text_20_body"><text:reference-mark-start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uris&quot;: [&quot;http://www.mendeley.com/documents/?uuid=3a191bb1-b003-4fcc-93a2-e26e68fe8524&quot;], &quot;id&quot;: &quot;ITEM-1&quot;, &quot;itemData&quot;: {&quot;volume&quot;: &quot;145&quot;, &quot;container-title&quot;: &quot;Materials Chemistry and Physics&quot;, &quot;id&quot;: &quot;ITEM-1&quot;, &quot;DOI&quot;: &quot;10.1016/j.matchemphys.2014.03.003&quot;, &quot;issue&quot;: &quot;3&quot;, &quot;type&quot;: &quot;article-journal&quot;, &quot;ISSN&quot;: &quot;02540584&quot;, &quot;author&quot;: [{&quot;suffix&quot;: &quot;&quot;, &quot;non-dropping-particle&quot;: &quot;&quot;, &quot;given&quot;: &quot;Veena&quot;, &quot;dropping-particle&quot;: &quot;&quot;, &quot;family&quot;: &quot;Subramanian&quot;, &quot;parse-names&quot;: false}, {&quot;suffix&quot;: &quot;&quot;, &quot;non-dropping-particle&quot;: &quot;&quot;, &quot;given&quot;: &quot;Sinu&quot;, &quot;dropping-particle&quot;: &quot;&quot;, &quot;family&quot;: &quot;Chandran&quot;, &quot;parse-names&quot;: false}, {&quot;suffix&quot;: &quot;&quot;, &quot;non-dropping-particle&quot;: &quot;&quot;, &quot;given&quot;: &quot;H.&quot;, &quot;dropping-particle&quot;: &quot;&quot;, &quot;family&quot;: &quot;Subramanian&quot;, &quot;parse-names&quot;: false}, {&quot;suffix&quot;: &quot;&quot;, &quot;non-dropping-particle&quot;: &quot;&quot;, &quot;given&quot;: &quot;P.&quot;, &quot;dropping-particle&quot;: &quot;&quot;, &quot;family&quot;: &quot;Chandramohan&quot;, &quot;parse-names&quot;: false}, {&quot;suffix&quot;: &quot;&quot;, &quot;non-dropping-particle&quot;: &quot;&quot;, &quot;given&quot;: &quot;S.&quot;, &quot;dropping-particle&quot;: &quot;&quot;, &quot;family&quot;: &quot;Bera&quot;, &quot;parse-names&quot;: false}, {&quot;suffix&quot;: &quot;&quot;, &quot;non-dropping-particle&quot;: &quot;&quot;, &quot;given&quot;: &quot;S.&quot;, &quot;dropping-particle&quot;: &quot;&quot;, &quot;family&quot;: &quot;Rangarajan&quot;, &quot;parse-names&quot;: false}, {&quot;suffix&quot;: &quot;&quot;, &quot;non-dropping-particle&quot;: &quot;&quot;, &quot;given&quot;: &quot;S.&quot;, &quot;dropping-particle&quot;: &quot;V.&quot;, &quot;family&quot;: &quot;Narasimhan&quot;, &quot;parse-names&quot;: false}], &quot;issued&quot;: {&quot;date-parts&quot;: [[&quot;2014&quot;]]}, &quot;page&quot;: &quot;499-509&quot;, &quot;abstract&quot;: &quot;Flow accelerated corrosion leads to wall thinning of outlet-feeder pipes in the primary heat transport system of pressurized heavy water reactors and can even necessitate enmasse feeder replacement. Replacement of carbon steel 106-grade-B (CS) with chromium containing carbon steel reduces the risk of this failure. This paper discusses the role of small additions of chromium in modifying the properties of the oxide film. CS and chromium containing mild steels viz., A333, 2.25Cr-1Mo and modified 9Cr-1Mo alloy were exposed to primary heat transport (PHT) system chemistry conditions. The oxide films formed were characterized by electrochemical and surface characterization techniques. Mott-Schottky analysis showed donor type of defects. The densities of defects in the oxides of chromium containing alloys were 3-15 times less than that in CS. In presence of \u223c200 ppb of dissolved oxygen, the oxides formed were hematite with two orders of magnitude smaller concentration of defects as compared to that formed under reducing conditions. These results suggest that the presence of chromium lowers the defect density of the oxide film and thus ensures a reduced corrosion rate. \u00a9 2014 Elsevier B.V. All rights reserved.&quot;, &quot;title&quot;: &quot;Electrochemical characterization of oxide formed on chromium containing mild steel alloys in LiOH medium&quot;}}]} RNDXEdqIZ3PXz"/><text:span text:style-name="T1"><text:s/></text:span><text:reference-mark-end text:name="ADDIN CSL_CITATION {&quot;mendeley&quot;: {&quot;formattedCitation&quot;: &quot;[5]&quot;, &quot;plainTextFormattedCitation&quot;: &quot;[5]&quot;, &quot;previouslyFormattedCitation&quot;: &quot;[5]&quot;}, &quot;schema&quot;: &quot;https://github.com/citation-style-language/schema/raw/master/csl-citation.json&quot;, &quot;properties&quot;: {&quot;noteIndex&quot;: 0}, &quot;citationItems&quot;: [{&quot;uris&quot;: [&quot;http://www.mendeley.com/documents/?uuid=3a191bb1-b003-4fcc-93a2-e26e68fe8524&quot;], &quot;id&quot;: &quot;ITEM-1&quot;, &quot;itemData&quot;: {&quot;volume&quot;: &quot;145&quot;, &quot;container-title&quot;: &quot;Materials Chemistry and Physics&quot;, &quot;id&quot;: &quot;ITEM-1&quot;, &quot;DOI&quot;: &quot;10.1016/j.matchemphys.2014.03.003&quot;, &quot;issue&quot;: &quot;3&quot;, &quot;type&quot;: &quot;article-journal&quot;, &quot;ISSN&quot;: &quot;02540584&quot;, &quot;author&quot;: [{&quot;suffix&quot;: &quot;&quot;, &quot;non-dropping-particle&quot;: &quot;&quot;, &quot;given&quot;: &quot;Veena&quot;, &quot;dropping-particle&quot;: &quot;&quot;, &quot;family&quot;: &quot;Subramanian&quot;, &quot;parse-names&quot;: false}, {&quot;suffix&quot;: &quot;&quot;, &quot;non-dropping-particle&quot;: &quot;&quot;, &quot;given&quot;: &quot;Sinu&quot;, &quot;dropping-particle&quot;: &quot;&quot;, &quot;family&quot;: &quot;Chandran&quot;, &quot;parse-names&quot;: false}, {&quot;suffix&quot;: &quot;&quot;, &quot;non-dropping-particle&quot;: &quot;&quot;, &quot;given&quot;: &quot;H.&quot;, &quot;dropping-particle&quot;: &quot;&quot;, &quot;family&quot;: &quot;Subramanian&quot;, &quot;parse-names&quot;: false}, {&quot;suffix&quot;: &quot;&quot;, &quot;non-dropping-particle&quot;: &quot;&quot;, &quot;given&quot;: &quot;P.&quot;, &quot;dropping-particle&quot;: &quot;&quot;, &quot;family&quot;: &quot;Chandramohan&quot;, &quot;parse-names&quot;: false}, {&quot;suffix&quot;: &quot;&quot;, &quot;non-dropping-particle&quot;: &quot;&quot;, &quot;given&quot;: &quot;S.&quot;, &quot;dropping-particle&quot;: &quot;&quot;, &quot;family&quot;: &quot;Bera&quot;, &quot;parse-names&quot;: false}, {&quot;suffix&quot;: &quot;&quot;, &quot;non-dropping-particle&quot;: &quot;&quot;, &quot;given&quot;: &quot;S.&quot;, &quot;dropping-particle&quot;: &quot;&quot;, &quot;family&quot;: &quot;Rangarajan&quot;, &quot;parse-names&quot;: false}, {&quot;suffix&quot;: &quot;&quot;, &quot;non-dropping-particle&quot;: &quot;&quot;, &quot;given&quot;: &quot;S.&quot;, &quot;dropping-particle&quot;: &quot;V.&quot;, &quot;family&quot;: &quot;Narasimhan&quot;, &quot;parse-names&quot;: false}], &quot;issued&quot;: {&quot;date-parts&quot;: [[&quot;2014&quot;]]}, &quot;page&quot;: &quot;499-509&quot;, &quot;abstract&quot;: &quot;Flow accelerated corrosion leads to wall thinning of outlet-feeder pipes in the primary heat transport system of pressurized heavy water reactors and can even necessitate enmasse feeder replacement. Replacement of carbon steel 106-grade-B (CS) with chromium containing carbon steel reduces the risk of this failure. This paper discusses the role of small additions of chromium in modifying the properties of the oxide film. CS and chromium containing mild steels viz., A333, 2.25Cr-1Mo and modified 9Cr-1Mo alloy were exposed to primary heat transport (PHT) system chemistry conditions. The oxide films formed were characterized by electrochemical and surface characterization techniques. Mott-Schottky analysis showed donor type of defects. The densities of defects in the oxides of chromium containing alloys were 3-15 times less than that in CS. In presence of \u223c200 ppb of dissolved oxygen, the oxides formed were hematite with two orders of magnitude smaller concentration of defects as compared to that formed under reducing conditions. These results suggest that the presence of chromium lowers the defect density of the oxide film and thus ensures a reduced corrosion rate. \u00a9 2014 Elsevier B.V. All rights reserved.&quot;, &quot;title&quot;: &quot;Electrochemical characterization of oxide formed on chromium containing mild steel alloys in LiOH medium&quot;}}]} RNDXEdqIZ3PXz"/></text:p>
          </text:deletion>
        </text:changed-region>
        <text:changed-region xml:id="ct58335280" text:id="ct58335280">
          <text:insertion>
            <office:change-info>
              <dc:creator>Unknown Author</dc:creator>
              <dc:date>2018-06-26T17:55:40</dc:date>
            </office:change-info>
          </text:insertion>
        </text:changed-region>
        <text:changed-region xml:id="ct60396672" text:id="ct60396672">
          <text:deletion>
            <office:change-info>
              <dc:creator>Unknown Author</dc:creator>
              <dc:date>2018-06-26T17:47:47</dc:date>
            </office:change-info>
            <text:p text:style-name="Text_20_body"><text:reference-mark-start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BWIu3APCDW"/><text:span text:style-name="T1">⁠</text:span><text:reference-mark-end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BWIu3APCDW"/></text:p>
          </text:deletion>
        </text:changed-region>
        <text:changed-region xml:id="ct60396432" text:id="ct60396432">
          <text:deletion>
            <office:change-info>
              <dc:creator>Unknown Author</dc:creator>
              <dc:date>2018-06-26T16:47:54</dc:date>
            </office:change-info>
            <text:p text:style-name="Text_20_body"><text:reference-mark-start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BWIu3APCDW"/><text:span text:style-name="T1">[6,7]</text:span><text:reference-mark-end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BWIu3APCDW"/></text:p>
          </text:deletion>
        </text:changed-region>
        <text:changed-region xml:id="ct60381376" text:id="ct60381376">
          <text:deletion>
            <office:change-info>
              <dc:creator>Unknown Author</dc:creator>
              <dc:date>2018-06-26T17:56:34</dc:date>
            </office:change-info>
            <text:p text:style-name="Text_20_body"><text:reference-mark-start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BWIu3APCDW"/><text:span text:style-name="T1"><text:s/></text:span><text:reference-mark-end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BWIu3APCDW"/></text:p>
          </text:deletion>
        </text:changed-region>
        <text:changed-region xml:id="ct60397360" text:id="ct60397360">
          <text:insertion>
            <office:change-info>
              <dc:creator>Unknown Author</dc:creator>
              <dc:date>2018-06-26T17:56:34</dc:date>
            </office:change-info>
          </text:insertion>
        </text:changed-region>
        <text:changed-region xml:id="ct60229824" text:id="ct60229824">
          <text:deletion>
            <office:change-info>
              <dc:creator>Unknown Author</dc:creator>
              <dc:date>2018-06-26T17:48:52</dc:date>
            </office:change-info>
            <text:p text:style-name="Text_20_body"><text:reference-mark-start text:name="ADDIN CSL_CITATION {&quot;mendeley&quot;: {&quot;formattedCitation&quot;: &quot;[8,9]&quot;, &quot;plainTextFormattedCitation&quot;: &quot;[8,9]&quot;, &quot;previouslyFormattedCitation&quot;: &quot;[8,9]&quot;}, &quot;schema&quot;: &quot;https://github.com/citation-style-language/schema/raw/master/csl-citation.json&quot;, &quot;properties&quot;: {&quot;noteIndex&quot;: 0}, &quot;citationItems&quot;: [{&quot;uris&quot;: [&quot;http://www.mendeley.com/documents/?uuid=d9faa76a-a250-458a-ad84-fcc2c78ce3a2&quot;], &quot;id&quot;: &quot;ITEM-1&quot;, &quot;itemData&quot;: {&quot;volume&quot;: &quot;8&quot;, &quot;author&quot;: [{&quot;suffix&quot;: &quot;&quot;, &quot;non-dropping-particle&quot;: &quot;&quot;, &quot;given&quot;: &quot;Mariano&quot;, &quot;dropping-particle&quot;: &quot;&quot;, &quot;family&quot;: &quot;Forti&quot;, &quot;parse-names&quot;: false}, {&quot;suffix&quot;: &quot;&quot;, &quot;non-dropping-particle&quot;: &quot;&quot;, &quot;given&quot;: &quot;Paula&quot;, &quot;dropping-particle&quot;: &quot;&quot;, &quot;family&quot;: &quot;Alonso&quot;, &quot;parse-names&quot;: false}, {&quot;suffix&quot;: &quot;&quot;, &quot;non-dropping-particle&quot;: &quot;&quot;, &quot;given&quot;: &quot;Pablo&quot;, &quot;dropping-particle&quot;: &quot;&quot;, &quot;family&quot;: &quot;Gargano&quot;, &quot;parse-names&quot;: false}, {&quot;suffix&quot;: &quot;&quot;, &quot;non-dropping-particle&quot;: &quot;&quot;, &quot;given&quot;: &quot;Gerardo&quot;, &quot;dropping-particle&quot;: &quot;&quot;, &quot;family&quot;: &quot;Rubiolo&quot;, &quot;parse-names&quot;: false}], &quot;title&quot;: &quot;Adhesion Energy of the Fe(BCC)/Magnetite Interface within the DFT Approach&quot;, &quot;id&quot;: &quot;ITEM-1&quot;, &quot;DOI&quot;: &quot;10.1016/j.mspro.2015.04.169&quot;, &quot;container-title&quot;: &quot;Procedia Materials Science&quot;, &quot;page&quot;: &quot;1066-1072&quot;, &quot;publisher&quot;: &quot;Elsevier B.V.&quot;, &quot;issued&quot;: {&quot;date-parts&quot;: [[&quot;2015&quot;]]}, &quot;ISSN&quot;: &quot;22118128&quot;, &quot;type&quot;: &quot;article-journal&quot;}}, {&quot;uris&quot;: [&quot;http://www.mendeley.com/documents/?uuid=2af3620f-b400-46fc-9a8c-c9aeca922bae&quot;], &quot;id&quot;: &quot;ITEM-2&quot;, &quot;itemData&quot;: {&quot;volume&quot;: &quot;647&quot;, &quot;author&quot;: [{&quot;suffix&quot;: &quot;&quot;, &quot;non-dropping-particle&quot;: &quot;&quot;, &quot;given&quot;: &quot;M.D.&quot;, &quot;dropping-particle&quot;: &quot;&quot;, &quot;family&quot;: &quot;Forti&quot;, &quot;parse-names&quot;: false}, {&quot;suffix&quot;: &quot;&quot;, &quot;non-dropping-particle&quot;: &quot;&quot;, &quot;given&quot;: &quot;P.R.&quot;, &quot;dropping-particle&quot;: &quot;&quot;, &quot;family&quot;: &quot;Alonso&quot;, &quot;parse-names&quot;: false}, {&quot;suffix&quot;: &quot;&quot;, &quot;non-dropping-particle&quot;: &quot;&quot;, &quot;given&quot;: &quot;P.H.&quot;, &quot;dropping-particle&quot;: &quot;&quot;, &quot;family&quot;: &quot;Gargano&quot;, &quot;parse-names&quot;: false}, {&quot;suffix&quot;: &quot;&quot;, &quot;non-dropping-particle&quot;: &quot;&quot;, &quot;given&quot;: &quot;P.B.&quot;, &quot;dropping-particle&quot;: &quot;&quot;, &quot;family&quot;: &quot;Balbuena&quot;, &quot;parse-names&quot;: false}, {&quot;suffix&quot;: &quot;&quot;, &quot;non-dropping-particle&quot;: &quot;&quot;, &quot;given&quot;: &quot;G.H.&quot;, &quot;dropping-particle&quot;: &quot;&quot;, &quot;family&quot;: &quot;Rubiolo&quot;, &quot;parse-names&quot;: false}], &quot;title&quot;: &quot;A DFT study of atomic structure and adhesion at the Fe(BCC)/Fe3O4 interfaces&quot;, &quot;id&quot;: &quot;ITEM-2&quot;, &quot;DOI&quot;: &quot;10.1016/j.susc.2015.12.013&quot;, &quot;container-title&quot;: &quot;Surface Science&quot;, &quot;page&quot;: &quot;55-65&quot;, &quot;publisher&quot;: &quot;Elsevier B.V.&quot;, &quot;issued&quot;: {&quot;date-parts&quot;: [[&quot;2016&quot;]]}, &quot;ISSN&quot;: &quot;00396028&quot;, &quot;type&quot;: &quot;article-journal&quot;}}]} RNDfushgNTYdm"/><text:span text:style-name="T1">⁠ p</text:span><text:reference-mark-end text:name="ADDIN CSL_CITATION {&quot;mendeley&quot;: {&quot;formattedCitation&quot;: &quot;[8,9]&quot;, &quot;plainTextFormattedCitation&quot;: &quot;[8,9]&quot;, &quot;previouslyFormattedCitation&quot;: &quot;[8,9]&quot;}, &quot;schema&quot;: &quot;https://github.com/citation-style-language/schema/raw/master/csl-citation.json&quot;, &quot;properties&quot;: {&quot;noteIndex&quot;: 0}, &quot;citationItems&quot;: [{&quot;uris&quot;: [&quot;http://www.mendeley.com/documents/?uuid=d9faa76a-a250-458a-ad84-fcc2c78ce3a2&quot;], &quot;id&quot;: &quot;ITEM-1&quot;, &quot;itemData&quot;: {&quot;volume&quot;: &quot;8&quot;, &quot;author&quot;: [{&quot;suffix&quot;: &quot;&quot;, &quot;non-dropping-particle&quot;: &quot;&quot;, &quot;given&quot;: &quot;Mariano&quot;, &quot;dropping-particle&quot;: &quot;&quot;, &quot;family&quot;: &quot;Forti&quot;, &quot;parse-names&quot;: false}, {&quot;suffix&quot;: &quot;&quot;, &quot;non-dropping-particle&quot;: &quot;&quot;, &quot;given&quot;: &quot;Paula&quot;, &quot;dropping-particle&quot;: &quot;&quot;, &quot;family&quot;: &quot;Alonso&quot;, &quot;parse-names&quot;: false}, {&quot;suffix&quot;: &quot;&quot;, &quot;non-dropping-particle&quot;: &quot;&quot;, &quot;given&quot;: &quot;Pablo&quot;, &quot;dropping-particle&quot;: &quot;&quot;, &quot;family&quot;: &quot;Gargano&quot;, &quot;parse-names&quot;: false}, {&quot;suffix&quot;: &quot;&quot;, &quot;non-dropping-particle&quot;: &quot;&quot;, &quot;given&quot;: &quot;Gerardo&quot;, &quot;dropping-particle&quot;: &quot;&quot;, &quot;family&quot;: &quot;Rubiolo&quot;, &quot;parse-names&quot;: false}], &quot;title&quot;: &quot;Adhesion Energy of the Fe(BCC)/Magnetite Interface within the DFT Approach&quot;, &quot;id&quot;: &quot;ITEM-1&quot;, &quot;DOI&quot;: &quot;10.1016/j.mspro.2015.04.169&quot;, &quot;container-title&quot;: &quot;Procedia Materials Science&quot;, &quot;page&quot;: &quot;1066-1072&quot;, &quot;publisher&quot;: &quot;Elsevier B.V.&quot;, &quot;issued&quot;: {&quot;date-parts&quot;: [[&quot;2015&quot;]]}, &quot;ISSN&quot;: &quot;22118128&quot;, &quot;type&quot;: &quot;article-journal&quot;}}, {&quot;uris&quot;: [&quot;http://www.mendeley.com/documents/?uuid=2af3620f-b400-46fc-9a8c-c9aeca922bae&quot;], &quot;id&quot;: &quot;ITEM-2&quot;, &quot;itemData&quot;: {&quot;volume&quot;: &quot;647&quot;, &quot;author&quot;: [{&quot;suffix&quot;: &quot;&quot;, &quot;non-dropping-particle&quot;: &quot;&quot;, &quot;given&quot;: &quot;M.D.&quot;, &quot;dropping-particle&quot;: &quot;&quot;, &quot;family&quot;: &quot;Forti&quot;, &quot;parse-names&quot;: false}, {&quot;suffix&quot;: &quot;&quot;, &quot;non-dropping-particle&quot;: &quot;&quot;, &quot;given&quot;: &quot;P.R.&quot;, &quot;dropping-particle&quot;: &quot;&quot;, &quot;family&quot;: &quot;Alonso&quot;, &quot;parse-names&quot;: false}, {&quot;suffix&quot;: &quot;&quot;, &quot;non-dropping-particle&quot;: &quot;&quot;, &quot;given&quot;: &quot;P.H.&quot;, &quot;dropping-particle&quot;: &quot;&quot;, &quot;family&quot;: &quot;Gargano&quot;, &quot;parse-names&quot;: false}, {&quot;suffix&quot;: &quot;&quot;, &quot;non-dropping-particle&quot;: &quot;&quot;, &quot;given&quot;: &quot;P.B.&quot;, &quot;dropping-particle&quot;: &quot;&quot;, &quot;family&quot;: &quot;Balbuena&quot;, &quot;parse-names&quot;: false}, {&quot;suffix&quot;: &quot;&quot;, &quot;non-dropping-particle&quot;: &quot;&quot;, &quot;given&quot;: &quot;G.H.&quot;, &quot;dropping-particle&quot;: &quot;&quot;, &quot;family&quot;: &quot;Rubiolo&quot;, &quot;parse-names&quot;: false}], &quot;title&quot;: &quot;A DFT study of atomic structure and adhesion at the Fe(BCC)/Fe3O4 interfaces&quot;, &quot;id&quot;: &quot;ITEM-2&quot;, &quot;DOI&quot;: &quot;10.1016/j.susc.2015.12.013&quot;, &quot;container-title&quot;: &quot;Surface Science&quot;, &quot;page&quot;: &quot;55-65&quot;, &quot;publisher&quot;: &quot;Elsevier B.V.&quot;, &quot;issued&quot;: {&quot;date-parts&quot;: [[&quot;2016&quot;]]}, &quot;ISSN&quot;: &quot;00396028&quot;, &quot;type&quot;: &quot;article-journal&quot;}}]} RNDfushgNTYdm"/></text:p>
          </text:deletion>
        </text:changed-region>
        <text:changed-region xml:id="ct60672544" text:id="ct60672544">
          <text:deletion>
            <office:change-info>
              <dc:creator>Unknown Author</dc:creator>
              <dc:date>2018-06-26T16:47:54</dc:date>
            </office:change-info>
            <text:p text:style-name="Text_20_body"><text:reference-mark-start text:name="ADDIN CSL_CITATION {&quot;mendeley&quot;: {&quot;formattedCitation&quot;: &quot;[8,9]&quot;, &quot;plainTextFormattedCitation&quot;: &quot;[8,9]&quot;, &quot;previouslyFormattedCitation&quot;: &quot;[8,9]&quot;}, &quot;schema&quot;: &quot;https://github.com/citation-style-language/schema/raw/master/csl-citation.json&quot;, &quot;properties&quot;: {&quot;noteIndex&quot;: 0}, &quot;citationItems&quot;: [{&quot;uris&quot;: [&quot;http://www.mendeley.com/documents/?uuid=d9faa76a-a250-458a-ad84-fcc2c78ce3a2&quot;], &quot;id&quot;: &quot;ITEM-1&quot;, &quot;itemData&quot;: {&quot;volume&quot;: &quot;8&quot;, &quot;author&quot;: [{&quot;suffix&quot;: &quot;&quot;, &quot;non-dropping-particle&quot;: &quot;&quot;, &quot;given&quot;: &quot;Mariano&quot;, &quot;dropping-particle&quot;: &quot;&quot;, &quot;family&quot;: &quot;Forti&quot;, &quot;parse-names&quot;: false}, {&quot;suffix&quot;: &quot;&quot;, &quot;non-dropping-particle&quot;: &quot;&quot;, &quot;given&quot;: &quot;Paula&quot;, &quot;dropping-particle&quot;: &quot;&quot;, &quot;family&quot;: &quot;Alonso&quot;, &quot;parse-names&quot;: false}, {&quot;suffix&quot;: &quot;&quot;, &quot;non-dropping-particle&quot;: &quot;&quot;, &quot;given&quot;: &quot;Pablo&quot;, &quot;dropping-particle&quot;: &quot;&quot;, &quot;family&quot;: &quot;Gargano&quot;, &quot;parse-names&quot;: false}, {&quot;suffix&quot;: &quot;&quot;, &quot;non-dropping-particle&quot;: &quot;&quot;, &quot;given&quot;: &quot;Gerardo&quot;, &quot;dropping-particle&quot;: &quot;&quot;, &quot;family&quot;: &quot;Rubiolo&quot;, &quot;parse-names&quot;: false}], &quot;title&quot;: &quot;Adhesion Energy of the Fe(BCC)/Magnetite Interface within the DFT Approach&quot;, &quot;id&quot;: &quot;ITEM-1&quot;, &quot;DOI&quot;: &quot;10.1016/j.mspro.2015.04.169&quot;, &quot;container-title&quot;: &quot;Procedia Materials Science&quot;, &quot;page&quot;: &quot;1066-1072&quot;, &quot;publisher&quot;: &quot;Elsevier B.V.&quot;, &quot;issued&quot;: {&quot;date-parts&quot;: [[&quot;2015&quot;]]}, &quot;ISSN&quot;: &quot;22118128&quot;, &quot;type&quot;: &quot;article-journal&quot;}}, {&quot;uris&quot;: [&quot;http://www.mendeley.com/documents/?uuid=2af3620f-b400-46fc-9a8c-c9aeca922bae&quot;], &quot;id&quot;: &quot;ITEM-2&quot;, &quot;itemData&quot;: {&quot;volume&quot;: &quot;647&quot;, &quot;author&quot;: [{&quot;suffix&quot;: &quot;&quot;, &quot;non-dropping-particle&quot;: &quot;&quot;, &quot;given&quot;: &quot;M.D.&quot;, &quot;dropping-particle&quot;: &quot;&quot;, &quot;family&quot;: &quot;Forti&quot;, &quot;parse-names&quot;: false}, {&quot;suffix&quot;: &quot;&quot;, &quot;non-dropping-particle&quot;: &quot;&quot;, &quot;given&quot;: &quot;P.R.&quot;, &quot;dropping-particle&quot;: &quot;&quot;, &quot;family&quot;: &quot;Alonso&quot;, &quot;parse-names&quot;: false}, {&quot;suffix&quot;: &quot;&quot;, &quot;non-dropping-particle&quot;: &quot;&quot;, &quot;given&quot;: &quot;P.H.&quot;, &quot;dropping-particle&quot;: &quot;&quot;, &quot;family&quot;: &quot;Gargano&quot;, &quot;parse-names&quot;: false}, {&quot;suffix&quot;: &quot;&quot;, &quot;non-dropping-particle&quot;: &quot;&quot;, &quot;given&quot;: &quot;P.B.&quot;, &quot;dropping-particle&quot;: &quot;&quot;, &quot;family&quot;: &quot;Balbuena&quot;, &quot;parse-names&quot;: false}, {&quot;suffix&quot;: &quot;&quot;, &quot;non-dropping-particle&quot;: &quot;&quot;, &quot;given&quot;: &quot;G.H.&quot;, &quot;dropping-particle&quot;: &quot;&quot;, &quot;family&quot;: &quot;Rubiolo&quot;, &quot;parse-names&quot;: false}], &quot;title&quot;: &quot;A DFT study of atomic structure and adhesion at the Fe(BCC)/Fe3O4 interfaces&quot;, &quot;id&quot;: &quot;ITEM-2&quot;, &quot;DOI&quot;: &quot;10.1016/j.susc.2015.12.013&quot;, &quot;container-title&quot;: &quot;Surface Science&quot;, &quot;page&quot;: &quot;55-65&quot;, &quot;publisher&quot;: &quot;Elsevier B.V.&quot;, &quot;issued&quot;: {&quot;date-parts&quot;: [[&quot;2016&quot;]]}, &quot;ISSN&quot;: &quot;00396028&quot;, &quot;type&quot;: &quot;article-journal&quot;}}]} RNDfushgNTYdm"/><text:span text:style-name="T1">[8,9]</text:span><text:reference-mark-end text:name="ADDIN CSL_CITATION {&quot;mendeley&quot;: {&quot;formattedCitation&quot;: &quot;[8,9]&quot;, &quot;plainTextFormattedCitation&quot;: &quot;[8,9]&quot;, &quot;previouslyFormattedCitation&quot;: &quot;[8,9]&quot;}, &quot;schema&quot;: &quot;https://github.com/citation-style-language/schema/raw/master/csl-citation.json&quot;, &quot;properties&quot;: {&quot;noteIndex&quot;: 0}, &quot;citationItems&quot;: [{&quot;uris&quot;: [&quot;http://www.mendeley.com/documents/?uuid=d9faa76a-a250-458a-ad84-fcc2c78ce3a2&quot;], &quot;id&quot;: &quot;ITEM-1&quot;, &quot;itemData&quot;: {&quot;volume&quot;: &quot;8&quot;, &quot;author&quot;: [{&quot;suffix&quot;: &quot;&quot;, &quot;non-dropping-particle&quot;: &quot;&quot;, &quot;given&quot;: &quot;Mariano&quot;, &quot;dropping-particle&quot;: &quot;&quot;, &quot;family&quot;: &quot;Forti&quot;, &quot;parse-names&quot;: false}, {&quot;suffix&quot;: &quot;&quot;, &quot;non-dropping-particle&quot;: &quot;&quot;, &quot;given&quot;: &quot;Paula&quot;, &quot;dropping-particle&quot;: &quot;&quot;, &quot;family&quot;: &quot;Alonso&quot;, &quot;parse-names&quot;: false}, {&quot;suffix&quot;: &quot;&quot;, &quot;non-dropping-particle&quot;: &quot;&quot;, &quot;given&quot;: &quot;Pablo&quot;, &quot;dropping-particle&quot;: &quot;&quot;, &quot;family&quot;: &quot;Gargano&quot;, &quot;parse-names&quot;: false}, {&quot;suffix&quot;: &quot;&quot;, &quot;non-dropping-particle&quot;: &quot;&quot;, &quot;given&quot;: &quot;Gerardo&quot;, &quot;dropping-particle&quot;: &quot;&quot;, &quot;family&quot;: &quot;Rubiolo&quot;, &quot;parse-names&quot;: false}], &quot;title&quot;: &quot;Adhesion Energy of the Fe(BCC)/Magnetite Interface within the DFT Approach&quot;, &quot;id&quot;: &quot;ITEM-1&quot;, &quot;DOI&quot;: &quot;10.1016/j.mspro.2015.04.169&quot;, &quot;container-title&quot;: &quot;Procedia Materials Science&quot;, &quot;page&quot;: &quot;1066-1072&quot;, &quot;publisher&quot;: &quot;Elsevier B.V.&quot;, &quot;issued&quot;: {&quot;date-parts&quot;: [[&quot;2015&quot;]]}, &quot;ISSN&quot;: &quot;22118128&quot;, &quot;type&quot;: &quot;article-journal&quot;}}, {&quot;uris&quot;: [&quot;http://www.mendeley.com/documents/?uuid=2af3620f-b400-46fc-9a8c-c9aeca922bae&quot;], &quot;id&quot;: &quot;ITEM-2&quot;, &quot;itemData&quot;: {&quot;volume&quot;: &quot;647&quot;, &quot;author&quot;: [{&quot;suffix&quot;: &quot;&quot;, &quot;non-dropping-particle&quot;: &quot;&quot;, &quot;given&quot;: &quot;M.D.&quot;, &quot;dropping-particle&quot;: &quot;&quot;, &quot;family&quot;: &quot;Forti&quot;, &quot;parse-names&quot;: false}, {&quot;suffix&quot;: &quot;&quot;, &quot;non-dropping-particle&quot;: &quot;&quot;, &quot;given&quot;: &quot;P.R.&quot;, &quot;dropping-particle&quot;: &quot;&quot;, &quot;family&quot;: &quot;Alonso&quot;, &quot;parse-names&quot;: false}, {&quot;suffix&quot;: &quot;&quot;, &quot;non-dropping-particle&quot;: &quot;&quot;, &quot;given&quot;: &quot;P.H.&quot;, &quot;dropping-particle&quot;: &quot;&quot;, &quot;family&quot;: &quot;Gargano&quot;, &quot;parse-names&quot;: false}, {&quot;suffix&quot;: &quot;&quot;, &quot;non-dropping-particle&quot;: &quot;&quot;, &quot;given&quot;: &quot;P.B.&quot;, &quot;dropping-particle&quot;: &quot;&quot;, &quot;family&quot;: &quot;Balbuena&quot;, &quot;parse-names&quot;: false}, {&quot;suffix&quot;: &quot;&quot;, &quot;non-dropping-particle&quot;: &quot;&quot;, &quot;given&quot;: &quot;G.H.&quot;, &quot;dropping-particle&quot;: &quot;&quot;, &quot;family&quot;: &quot;Rubiolo&quot;, &quot;parse-names&quot;: false}], &quot;title&quot;: &quot;A DFT study of atomic structure and adhesion at the Fe(BCC)/Fe3O4 interfaces&quot;, &quot;id&quot;: &quot;ITEM-2&quot;, &quot;DOI&quot;: &quot;10.1016/j.susc.2015.12.013&quot;, &quot;container-title&quot;: &quot;Surface Science&quot;, &quot;page&quot;: &quot;55-65&quot;, &quot;publisher&quot;: &quot;Elsevier B.V.&quot;, &quot;issued&quot;: {&quot;date-parts&quot;: [[&quot;2016&quot;]]}, &quot;ISSN&quot;: &quot;00396028&quot;, &quot;type&quot;: &quot;article-journal&quot;}}]} RNDfushgNTYdm"/></text:p>
          </text:deletion>
        </text:changed-region>
        <text:changed-region xml:id="ct60689840" text:id="ct60689840">
          <text:deletion>
            <office:change-info>
              <dc:creator>Unknown Author</dc:creator>
              <dc:date>2018-06-26T17:48:52</dc:date>
            </office:change-info>
            <text:p text:style-name="Text_20_body"><text:reference-mark-start text:name="ADDIN CSL_CITATION {&quot;mendeley&quot;: {&quot;formattedCitation&quot;: &quot;[8,9]&quot;, &quot;plainTextFormattedCitation&quot;: &quot;[8,9]&quot;, &quot;previouslyFormattedCitation&quot;: &quot;[8,9]&quot;}, &quot;schema&quot;: &quot;https://github.com/citation-style-language/schema/raw/master/csl-citation.json&quot;, &quot;properties&quot;: {&quot;noteIndex&quot;: 0}, &quot;citationItems&quot;: [{&quot;uris&quot;: [&quot;http://www.mendeley.com/documents/?uuid=d9faa76a-a250-458a-ad84-fcc2c78ce3a2&quot;], &quot;id&quot;: &quot;ITEM-1&quot;, &quot;itemData&quot;: {&quot;volume&quot;: &quot;8&quot;, &quot;author&quot;: [{&quot;suffix&quot;: &quot;&quot;, &quot;non-dropping-particle&quot;: &quot;&quot;, &quot;given&quot;: &quot;Mariano&quot;, &quot;dropping-particle&quot;: &quot;&quot;, &quot;family&quot;: &quot;Forti&quot;, &quot;parse-names&quot;: false}, {&quot;suffix&quot;: &quot;&quot;, &quot;non-dropping-particle&quot;: &quot;&quot;, &quot;given&quot;: &quot;Paula&quot;, &quot;dropping-particle&quot;: &quot;&quot;, &quot;family&quot;: &quot;Alonso&quot;, &quot;parse-names&quot;: false}, {&quot;suffix&quot;: &quot;&quot;, &quot;non-dropping-particle&quot;: &quot;&quot;, &quot;given&quot;: &quot;Pablo&quot;, &quot;dropping-particle&quot;: &quot;&quot;, &quot;family&quot;: &quot;Gargano&quot;, &quot;parse-names&quot;: false}, {&quot;suffix&quot;: &quot;&quot;, &quot;non-dropping-particle&quot;: &quot;&quot;, &quot;given&quot;: &quot;Gerardo&quot;, &quot;dropping-particle&quot;: &quot;&quot;, &quot;family&quot;: &quot;Rubiolo&quot;, &quot;parse-names&quot;: false}], &quot;title&quot;: &quot;Adhesion Energy of the Fe(BCC)/Magnetite Interface within the DFT Approach&quot;, &quot;id&quot;: &quot;ITEM-1&quot;, &quot;DOI&quot;: &quot;10.1016/j.mspro.2015.04.169&quot;, &quot;container-title&quot;: &quot;Procedia Materials Science&quot;, &quot;page&quot;: &quot;1066-1072&quot;, &quot;publisher&quot;: &quot;Elsevier B.V.&quot;, &quot;issued&quot;: {&quot;date-parts&quot;: [[&quot;2015&quot;]]}, &quot;ISSN&quot;: &quot;22118128&quot;, &quot;type&quot;: &quot;article-journal&quot;}}, {&quot;uris&quot;: [&quot;http://www.mendeley.com/documents/?uuid=2af3620f-b400-46fc-9a8c-c9aeca922bae&quot;], &quot;id&quot;: &quot;ITEM-2&quot;, &quot;itemData&quot;: {&quot;volume&quot;: &quot;647&quot;, &quot;author&quot;: [{&quot;suffix&quot;: &quot;&quot;, &quot;non-dropping-particle&quot;: &quot;&quot;, &quot;given&quot;: &quot;M.D.&quot;, &quot;dropping-particle&quot;: &quot;&quot;, &quot;family&quot;: &quot;Forti&quot;, &quot;parse-names&quot;: false}, {&quot;suffix&quot;: &quot;&quot;, &quot;non-dropping-particle&quot;: &quot;&quot;, &quot;given&quot;: &quot;P.R.&quot;, &quot;dropping-particle&quot;: &quot;&quot;, &quot;family&quot;: &quot;Alonso&quot;, &quot;parse-names&quot;: false}, {&quot;suffix&quot;: &quot;&quot;, &quot;non-dropping-particle&quot;: &quot;&quot;, &quot;given&quot;: &quot;P.H.&quot;, &quot;dropping-particle&quot;: &quot;&quot;, &quot;family&quot;: &quot;Gargano&quot;, &quot;parse-names&quot;: false}, {&quot;suffix&quot;: &quot;&quot;, &quot;non-dropping-particle&quot;: &quot;&quot;, &quot;given&quot;: &quot;P.B.&quot;, &quot;dropping-particle&quot;: &quot;&quot;, &quot;family&quot;: &quot;Balbuena&quot;, &quot;parse-names&quot;: false}, {&quot;suffix&quot;: &quot;&quot;, &quot;non-dropping-particle&quot;: &quot;&quot;, &quot;given&quot;: &quot;G.H.&quot;, &quot;dropping-particle&quot;: &quot;&quot;, &quot;family&quot;: &quot;Rubiolo&quot;, &quot;parse-names&quot;: false}], &quot;title&quot;: &quot;A DFT study of atomic structure and adhesion at the Fe(BCC)/Fe3O4 interfaces&quot;, &quot;id&quot;: &quot;ITEM-2&quot;, &quot;DOI&quot;: &quot;10.1016/j.susc.2015.12.013&quot;, &quot;container-title&quot;: &quot;Surface Science&quot;, &quot;page&quot;: &quot;55-65&quot;, &quot;publisher&quot;: &quot;Elsevier B.V.&quot;, &quot;issued&quot;: {&quot;date-parts&quot;: [[&quot;2016&quot;]]}, &quot;ISSN&quot;: &quot;00396028&quot;, &quot;type&quot;: &quot;article-journal&quot;}}]} RNDfushgNTYdm"/><text:span text:style-name="T1"><text:s/></text:span><text:reference-mark-end text:name="ADDIN CSL_CITATION {&quot;mendeley&quot;: {&quot;formattedCitation&quot;: &quot;[8,9]&quot;, &quot;plainTextFormattedCitation&quot;: &quot;[8,9]&quot;, &quot;previouslyFormattedCitation&quot;: &quot;[8,9]&quot;}, &quot;schema&quot;: &quot;https://github.com/citation-style-language/schema/raw/master/csl-citation.json&quot;, &quot;properties&quot;: {&quot;noteIndex&quot;: 0}, &quot;citationItems&quot;: [{&quot;uris&quot;: [&quot;http://www.mendeley.com/documents/?uuid=d9faa76a-a250-458a-ad84-fcc2c78ce3a2&quot;], &quot;id&quot;: &quot;ITEM-1&quot;, &quot;itemData&quot;: {&quot;volume&quot;: &quot;8&quot;, &quot;author&quot;: [{&quot;suffix&quot;: &quot;&quot;, &quot;non-dropping-particle&quot;: &quot;&quot;, &quot;given&quot;: &quot;Mariano&quot;, &quot;dropping-particle&quot;: &quot;&quot;, &quot;family&quot;: &quot;Forti&quot;, &quot;parse-names&quot;: false}, {&quot;suffix&quot;: &quot;&quot;, &quot;non-dropping-particle&quot;: &quot;&quot;, &quot;given&quot;: &quot;Paula&quot;, &quot;dropping-particle&quot;: &quot;&quot;, &quot;family&quot;: &quot;Alonso&quot;, &quot;parse-names&quot;: false}, {&quot;suffix&quot;: &quot;&quot;, &quot;non-dropping-particle&quot;: &quot;&quot;, &quot;given&quot;: &quot;Pablo&quot;, &quot;dropping-particle&quot;: &quot;&quot;, &quot;family&quot;: &quot;Gargano&quot;, &quot;parse-names&quot;: false}, {&quot;suffix&quot;: &quot;&quot;, &quot;non-dropping-particle&quot;: &quot;&quot;, &quot;given&quot;: &quot;Gerardo&quot;, &quot;dropping-particle&quot;: &quot;&quot;, &quot;family&quot;: &quot;Rubiolo&quot;, &quot;parse-names&quot;: false}], &quot;title&quot;: &quot;Adhesion Energy of the Fe(BCC)/Magnetite Interface within the DFT Approach&quot;, &quot;id&quot;: &quot;ITEM-1&quot;, &quot;DOI&quot;: &quot;10.1016/j.mspro.2015.04.169&quot;, &quot;container-title&quot;: &quot;Procedia Materials Science&quot;, &quot;page&quot;: &quot;1066-1072&quot;, &quot;publisher&quot;: &quot;Elsevier B.V.&quot;, &quot;issued&quot;: {&quot;date-parts&quot;: [[&quot;2015&quot;]]}, &quot;ISSN&quot;: &quot;22118128&quot;, &quot;type&quot;: &quot;article-journal&quot;}}, {&quot;uris&quot;: [&quot;http://www.mendeley.com/documents/?uuid=2af3620f-b400-46fc-9a8c-c9aeca922bae&quot;], &quot;id&quot;: &quot;ITEM-2&quot;, &quot;itemData&quot;: {&quot;volume&quot;: &quot;647&quot;, &quot;author&quot;: [{&quot;suffix&quot;: &quot;&quot;, &quot;non-dropping-particle&quot;: &quot;&quot;, &quot;given&quot;: &quot;M.D.&quot;, &quot;dropping-particle&quot;: &quot;&quot;, &quot;family&quot;: &quot;Forti&quot;, &quot;parse-names&quot;: false}, {&quot;suffix&quot;: &quot;&quot;, &quot;non-dropping-particle&quot;: &quot;&quot;, &quot;given&quot;: &quot;P.R.&quot;, &quot;dropping-particle&quot;: &quot;&quot;, &quot;family&quot;: &quot;Alonso&quot;, &quot;parse-names&quot;: false}, {&quot;suffix&quot;: &quot;&quot;, &quot;non-dropping-particle&quot;: &quot;&quot;, &quot;given&quot;: &quot;P.H.&quot;, &quot;dropping-particle&quot;: &quot;&quot;, &quot;family&quot;: &quot;Gargano&quot;, &quot;parse-names&quot;: false}, {&quot;suffix&quot;: &quot;&quot;, &quot;non-dropping-particle&quot;: &quot;&quot;, &quot;given&quot;: &quot;P.B.&quot;, &quot;dropping-particle&quot;: &quot;&quot;, &quot;family&quot;: &quot;Balbuena&quot;, &quot;parse-names&quot;: false}, {&quot;suffix&quot;: &quot;&quot;, &quot;non-dropping-particle&quot;: &quot;&quot;, &quot;given&quot;: &quot;G.H.&quot;, &quot;dropping-particle&quot;: &quot;&quot;, &quot;family&quot;: &quot;Rubiolo&quot;, &quot;parse-names&quot;: false}], &quot;title&quot;: &quot;A DFT study of atomic structure and adhesion at the Fe(BCC)/Fe3O4 interfaces&quot;, &quot;id&quot;: &quot;ITEM-2&quot;, &quot;DOI&quot;: &quot;10.1016/j.susc.2015.12.013&quot;, &quot;container-title&quot;: &quot;Surface Science&quot;, &quot;page&quot;: &quot;55-65&quot;, &quot;publisher&quot;: &quot;Elsevier B.V.&quot;, &quot;issued&quot;: {&quot;date-parts&quot;: [[&quot;2016&quot;]]}, &quot;ISSN&quot;: &quot;00396028&quot;, &quot;type&quot;: &quot;article-journal&quot;}}]} RNDfushgNTYdm"/></text:p>
          </text:deletion>
        </text:changed-region>
        <text:changed-region xml:id="ct60397600" text:id="ct60397600">
          <text:insertion>
            <office:change-info>
              <dc:creator>Unknown Author</dc:creator>
              <dc:date>2018-06-26T17:48:54</dc:date>
            </office:change-info>
          </text:insertion>
        </text:changed-region>
        <text:changed-region xml:id="ct59667344" text:id="ct59667344">
          <text:deletion>
            <office:change-info>
              <dc:creator>Unknown Author</dc:creator>
              <dc:date>2018-06-26T17:31:22</dc:date>
            </office:change-info>
            <text:p text:style-name="Text_20_body">(magnetita)</text:p>
          </text:deletion>
        </text:changed-region>
        <text:changed-region xml:id="ct59667584" text:id="ct59667584">
          <text:insertion>
            <office:change-info>
              <dc:creator>Unknown Author</dc:creator>
              <dc:date>2018-06-26T16:48:08</dc:date>
            </office:change-info>
          </text:insertion>
        </text:changed-region>
        <text:changed-region xml:id="ct60144816" text:id="ct60144816">
          <text:insertion>
            <office:change-info>
              <dc:creator>Unknown Author</dc:creator>
              <dc:date>2018-06-26T17:42:04</dc:date>
            </office:change-info>
          </text:insertion>
        </text:changed-region>
        <text:changed-region xml:id="ct60582832" text:id="ct60582832">
          <text:deletion>
            <office:change-info>
              <dc:creator>Unknown Author</dc:creator>
              <dc:date>2018-06-26T16:55:24</dc:date>
            </office:change-info>
            <text:h text:style-name="P1" text:outline-level="2"><text:span text:style-name="Endnote_20_anchor"><text:span text:style-name="T2"><text:s/>Esta metodología de cálculo puede consultarse en referencia [ Revisión Bibliográfica. </text:span></text:span></text:h>
          </text:deletion>
        </text:changed-region>
        <text:changed-region xml:id="ct60145328" text:id="ct60145328">
          <text:deletion>
            <office:change-info>
              <dc:creator>Unknown Author</dc:creator>
              <dc:date>2018-06-26T17:42:25</dc:date>
            </office:change-info>
            <text:h text:style-name="P1" text:outline-level="2"><text:span text:style-name="Endnote_20_anchor"><text:span text:style-name="T2">Una vez decidida la orientación y estequiometría de la interfaz, se construye la supercelda con un número finito de capas atómicas. La cantidad de capas y las distintas posiciones relativas de los átomos a cada lado de la interfaz es motivo de investigación en este proyecto. Para determinar la energía total de cada bloque constituyendo la interfaz, no se fuerzan simetrías y el volumen y todas las posiciones de los átomos se dejan relajar hasta que la fuerza neta sobre cada átomo va a cero. Luego se realizan cálculos de la relación energía-separación en la interfaz desplazando los bloques rígidamente según el modo de tracción.</text:span></text:span></text:h>
          </text:deletion>
        </text:changed-region>
        <text:changed-region xml:id="ct60584608" text:id="ct60584608">
          <text:deletion>
            <office:change-info>
              <dc:creator>Unknown Author</dc:creator>
              <dc:date>2018-06-26T17:49:17</dc:date>
            </office:change-info>
            <text:p text:style-name="Text_20_body"><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uris&quot;: [&quot;http://www.mendeley.com/documents/?uuid=7a36c540-e469-4988-922a-3eb8d2fd521d&quot;], &quot;id&quot;: &quot;ITEM-1&quot;, &quot;itemData&quot;: {&quot;volume&quot;: &quot;69&quot;, &quot;author&quot;: [{&quot;suffix&quot;: &quot;&quot;, &quot;non-dropping-particle&quot;: &quot;&quot;, &quot;given&quot;: &quot;Chao&quot;, &quot;dropping-particle&quot;: &quot;&quot;, &quot;family&quot;: &quot;Jiang&quot;, &quot;parse-names&quot;: false}, {&quot;suffix&quot;: &quot;&quot;, &quot;non-dropping-particle&quot;: &quot;&quot;, &quot;given&quot;: &quot;C.&quot;, &quot;dropping-particle&quot;: &quot;&quot;, &quot;family&quot;: &quot;Wolverton&quot;, &quot;parse-names&quot;: false}, {&quot;suffix&quot;: &quot;&quot;, &quot;non-dropping-particle&quot;: &quot;&quot;, &quot;given&quot;: &quot;Jorge&quot;, &quot;dropping-particle&quot;: &quot;&quot;, &quot;family&quot;: &quot;Sofo&quot;, &quot;parse-names&quot;: false}, {&quot;suffix&quot;: &quot;&quot;, &quot;non-dropping-particle&quot;: &quot;&quot;, &quot;given&quot;: &quot;Long-Qing&quot;, &quot;dropping-particle&quot;: &quot;&quot;, &quot;family&quot;: &quot;Chen&quot;, &quot;parse-names&quot;: false}, {&quot;suffix&quot;: &quot;&quot;, &quot;non-dropping-particle&quot;: &quot;&quot;, &quot;given&quot;: &quot;Zi-Kui&quot;, &quot;dropping-particle&quot;: &quot;&quot;, &quot;family&quot;: &quot;Liu&quot;, &quot;parse-names&quot;: false}], &quot;title&quot;: &quot;First-principles study of binary bcc alloys using special quasirandom structures&quot;, &quot;id&quot;: &quot;ITEM-1&quot;, &quot;DOI&quot;: &quot;10.1103/PhysRevB.69.214202&quot;, &quot;container-title&quot;: &quot;Physical Review B&quot;, &quot;page&quot;: &quot;214202&quot;, &quot;issue&quot;: &quot;21&quot;, &quot;issued&quot;: {&quot;date-parts&quot;: [[&quot;2004&quot;, &quot;6&quot;]]}, &quot;ISSN&quot;: &quot;1098-0121&quot;, &quot;type&quot;: &quot;article-journal&quot;}}]} RND9iZgv65rdU"/><text:span text:style-name="T3">⁠ </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uris&quot;: [&quot;http://www.mendeley.com/documents/?uuid=7a36c540-e469-4988-922a-3eb8d2fd521d&quot;], &quot;id&quot;: &quot;ITEM-1&quot;, &quot;itemData&quot;: {&quot;volume&quot;: &quot;69&quot;, &quot;author&quot;: [{&quot;suffix&quot;: &quot;&quot;, &quot;non-dropping-particle&quot;: &quot;&quot;, &quot;given&quot;: &quot;Chao&quot;, &quot;dropping-particle&quot;: &quot;&quot;, &quot;family&quot;: &quot;Jiang&quot;, &quot;parse-names&quot;: false}, {&quot;suffix&quot;: &quot;&quot;, &quot;non-dropping-particle&quot;: &quot;&quot;, &quot;given&quot;: &quot;C.&quot;, &quot;dropping-particle&quot;: &quot;&quot;, &quot;family&quot;: &quot;Wolverton&quot;, &quot;parse-names&quot;: false}, {&quot;suffix&quot;: &quot;&quot;, &quot;non-dropping-particle&quot;: &quot;&quot;, &quot;given&quot;: &quot;Jorge&quot;, &quot;dropping-particle&quot;: &quot;&quot;, &quot;family&quot;: &quot;Sofo&quot;, &quot;parse-names&quot;: false}, {&quot;suffix&quot;: &quot;&quot;, &quot;non-dropping-particle&quot;: &quot;&quot;, &quot;given&quot;: &quot;Long-Qing&quot;, &quot;dropping-particle&quot;: &quot;&quot;, &quot;family&quot;: &quot;Chen&quot;, &quot;parse-names&quot;: false}, {&quot;suffix&quot;: &quot;&quot;, &quot;non-dropping-particle&quot;: &quot;&quot;, &quot;given&quot;: &quot;Zi-Kui&quot;, &quot;dropping-particle&quot;: &quot;&quot;, &quot;family&quot;: &quot;Liu&quot;, &quot;parse-names&quot;: false}], &quot;title&quot;: &quot;First-principles study of binary bcc alloys using special quasirandom structures&quot;, &quot;id&quot;: &quot;ITEM-1&quot;, &quot;DOI&quot;: &quot;10.1103/PhysRevB.69.214202&quot;, &quot;container-title&quot;: &quot;Physical Review B&quot;, &quot;page&quot;: &quot;214202&quot;, &quot;issue&quot;: &quot;21&quot;, &quot;issued&quot;: {&quot;date-parts&quot;: [[&quot;2004&quot;, &quot;6&quot;]]}, &quot;ISSN&quot;: &quot;1098-0121&quot;, &quot;type&quot;: &quot;article-journal&quot;}}]} RND9iZgv65rdU"/></text:p>
          </text:deletion>
        </text:changed-region>
        <text:changed-region xml:id="ct60588544" text:id="ct60588544">
          <text:deletion>
            <office:change-info>
              <dc:creator>Unknown Author</dc:creator>
              <dc:date>2018-06-26T16:47:54</dc:date>
            </office:change-info>
            <text:p text:style-name="Text_20_body"><text:reference-mark-start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uris&quot;: [&quot;http://www.mendeley.com/documents/?uuid=7a36c540-e469-4988-922a-3eb8d2fd521d&quot;], &quot;id&quot;: &quot;ITEM-1&quot;, &quot;itemData&quot;: {&quot;volume&quot;: &quot;69&quot;, &quot;author&quot;: [{&quot;suffix&quot;: &quot;&quot;, &quot;non-dropping-particle&quot;: &quot;&quot;, &quot;given&quot;: &quot;Chao&quot;, &quot;dropping-particle&quot;: &quot;&quot;, &quot;family&quot;: &quot;Jiang&quot;, &quot;parse-names&quot;: false}, {&quot;suffix&quot;: &quot;&quot;, &quot;non-dropping-particle&quot;: &quot;&quot;, &quot;given&quot;: &quot;C.&quot;, &quot;dropping-particle&quot;: &quot;&quot;, &quot;family&quot;: &quot;Wolverton&quot;, &quot;parse-names&quot;: false}, {&quot;suffix&quot;: &quot;&quot;, &quot;non-dropping-particle&quot;: &quot;&quot;, &quot;given&quot;: &quot;Jorge&quot;, &quot;dropping-particle&quot;: &quot;&quot;, &quot;family&quot;: &quot;Sofo&quot;, &quot;parse-names&quot;: false}, {&quot;suffix&quot;: &quot;&quot;, &quot;non-dropping-particle&quot;: &quot;&quot;, &quot;given&quot;: &quot;Long-Qing&quot;, &quot;dropping-particle&quot;: &quot;&quot;, &quot;family&quot;: &quot;Chen&quot;, &quot;parse-names&quot;: false}, {&quot;suffix&quot;: &quot;&quot;, &quot;non-dropping-particle&quot;: &quot;&quot;, &quot;given&quot;: &quot;Zi-Kui&quot;, &quot;dropping-particle&quot;: &quot;&quot;, &quot;family&quot;: &quot;Liu&quot;, &quot;parse-names&quot;: false}], &quot;title&quot;: &quot;First-principles study of binary bcc alloys using special quasirandom structures&quot;, &quot;id&quot;: &quot;ITEM-1&quot;, &quot;DOI&quot;: &quot;10.1103/PhysRevB.69.214202&quot;, &quot;container-title&quot;: &quot;Physical Review B&quot;, &quot;page&quot;: &quot;214202&quot;, &quot;issue&quot;: &quot;21&quot;, &quot;issued&quot;: {&quot;date-parts&quot;: [[&quot;2004&quot;, &quot;6&quot;]]}, &quot;ISSN&quot;: &quot;1098-0121&quot;, &quot;type&quot;: &quot;article-journal&quot;}}]} RND9iZgv65rdU"/><text:span text:style-name="T3">[10]</text:span><text:reference-mark-end text:name="ADDIN CSL_CITATION {&quot;mendeley&quot;: {&quot;formattedCitation&quot;: &quot;[10]&quot;, &quot;plainTextFormattedCitation&quot;: &quot;[10]&quot;, &quot;previouslyFormattedCitation&quot;: &quot;[10]&quot;}, &quot;schema&quot;: &quot;https://github.com/citation-style-language/schema/raw/master/csl-citation.json&quot;, &quot;properties&quot;: {&quot;noteIndex&quot;: 0}, &quot;citationItems&quot;: [{&quot;uris&quot;: [&quot;http://www.mendeley.com/documents/?uuid=7a36c540-e469-4988-922a-3eb8d2fd521d&quot;], &quot;id&quot;: &quot;ITEM-1&quot;, &quot;itemData&quot;: {&quot;volume&quot;: &quot;69&quot;, &quot;author&quot;: [{&quot;suffix&quot;: &quot;&quot;, &quot;non-dropping-particle&quot;: &quot;&quot;, &quot;given&quot;: &quot;Chao&quot;, &quot;dropping-particle&quot;: &quot;&quot;, &quot;family&quot;: &quot;Jiang&quot;, &quot;parse-names&quot;: false}, {&quot;suffix&quot;: &quot;&quot;, &quot;non-dropping-particle&quot;: &quot;&quot;, &quot;given&quot;: &quot;C.&quot;, &quot;dropping-particle&quot;: &quot;&quot;, &quot;family&quot;: &quot;Wolverton&quot;, &quot;parse-names&quot;: false}, {&quot;suffix&quot;: &quot;&quot;, &quot;non-dropping-particle&quot;: &quot;&quot;, &quot;given&quot;: &quot;Jorge&quot;, &quot;dropping-particle&quot;: &quot;&quot;, &quot;family&quot;: &quot;Sofo&quot;, &quot;parse-names&quot;: false}, {&quot;suffix&quot;: &quot;&quot;, &quot;non-dropping-particle&quot;: &quot;&quot;, &quot;given&quot;: &quot;Long-Qing&quot;, &quot;dropping-particle&quot;: &quot;&quot;, &quot;family&quot;: &quot;Chen&quot;, &quot;parse-names&quot;: false}, {&quot;suffix&quot;: &quot;&quot;, &quot;non-dropping-particle&quot;: &quot;&quot;, &quot;given&quot;: &quot;Zi-Kui&quot;, &quot;dropping-particle&quot;: &quot;&quot;, &quot;family&quot;: &quot;Liu&quot;, &quot;parse-names&quot;: false}], &quot;title&quot;: &quot;First-principles study of binary bcc alloys using special quasirandom structures&quot;, &quot;id&quot;: &quot;ITEM-1&quot;, &quot;DOI&quot;: &quot;10.1103/PhysRevB.69.214202&quot;, &quot;container-title&quot;: &quot;Physical Review B&quot;, &quot;page&quot;: &quot;214202&quot;, &quot;issue&quot;: &quot;21&quot;, &quot;issued&quot;: {&quot;date-parts&quot;: [[&quot;2004&quot;, &quot;6&quot;]]}, &quot;ISSN&quot;: &quot;1098-0121&quot;, &quot;type&quot;: &quot;article-journal&quot;}}]} RND9iZgv65rdU"/></text:p>
          </text:deletion>
        </text:changed-region>
        <text:changed-region xml:id="ct60584288" text:id="ct60584288">
          <text:insertion>
            <office:change-info>
              <dc:creator>Unknown Author</dc:creator>
              <dc:date>2018-06-26T17:49:24</dc:date>
            </office:change-info>
          </text:insertion>
        </text:changed-region>
        <text:changed-region xml:id="ct60588784" text:id="ct60588784">
          <text:deletion>
            <office:change-info>
              <dc:creator>Unknown Author</dc:creator>
              <dc:date>2018-06-26T17:40:25</dc:date>
            </office:change-info>
            <text:p text:style-name="P2">estequiometria</text:p>
          </text:deletion>
        </text:changed-region>
        <text:changed-region xml:id="ct60140144" text:id="ct60140144">
          <text:insertion>
            <office:change-info>
              <dc:creator>Unknown Author</dc:creator>
              <dc:date>2018-06-26T17:40:25</dc:date>
            </office:change-info>
          </text:insertion>
        </text:changed-region>
        <text:changed-region xml:id="ct61190032" text:id="ct61190032">
          <text:deletion>
            <office:change-info>
              <dc:creator>Unknown Author</dc:creator>
              <dc:date>2018-06-26T17:40:25</dc:date>
            </office:change-info>
            <text:p text:style-name="P2">super-celda</text:p>
          </text:deletion>
        </text:changed-region>
        <text:changed-region xml:id="ct61189632" text:id="ct61189632">
          <text:insertion>
            <office:change-info>
              <dc:creator>Unknown Author</dc:creator>
              <dc:date>2018-06-26T17:40:25</dc:date>
            </office:change-info>
          </text:insertion>
        </text:changed-region>
        <text:changed-region xml:id="ct61044656" text:id="ct61044656">
          <text:deletion>
            <office:change-info>
              <dc:creator>Unknown Author</dc:creator>
              <dc:date>2018-06-26T17:49:31</dc:date>
            </office:change-info>
            <text:p text:style-name="P2"><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uris&quot;: [&quot;http://www.mendeley.com/documents/?uuid=69f36ad4-0e7e-4be8-ba5c-20ae8a8e6a14&quot;], &quot;id&quot;: &quot;ITEM-1&quot;, &quot;itemData&quot;: {&quot;volume&quot;: &quot;101&quot;, &quot;container-title&quot;: &quot;International Journal of Materials Research (formerly Zeitschrift fuer Metallkunde)&quot;, &quot;id&quot;: &quot;ITEM-1&quot;, &quot;DOI&quot;: &quot;10.3139/146.110254&quot;, &quot;issue&quot;: &quot;1&quot;, &quot;type&quot;: &quot;article-journal&quot;, &quot;ISSN&quot;: &quot;18625282&quot;, &quot;author&quot;: [{&quot;suffix&quot;: &quot;&quot;, &quot;non-dropping-particle&quot;: &quot;&quot;, &quot;given&quot;: &quot;Yong&quot;, &quot;dropping-particle&quot;: &quot;&quot;, &quot;family&quot;: &quot;Jiang&quot;, &quot;parse-names&quot;: false}, {&quot;suffix&quot;: &quot;&quot;, &quot;non-dropping-particle&quot;: &quot;&quot;, &quot;given&quot;: &quot;Yueguang&quot;, &quot;dropping-particle&quot;: &quot;&quot;, &quot;family&quot;: &quot;Wei&quot;, &quot;parse-names&quot;: false}, {&quot;suffix&quot;: &quot;&quot;, &quot;non-dropping-particle&quot;: &quot;&quot;, &quot;given&quot;: &quot;John R.&quot;, &quot;dropping-particle&quot;: &quot;&quot;, &quot;family&quot;: &quot;Smith&quot;, &quot;parse-names&quot;: false}, {&quot;suffix&quot;: &quot;&quot;, &quot;non-dropping-particle&quot;: &quot;&quot;, &quot;given&quot;: &quot;John W.&quot;, &quot;dropping-particle&quot;: &quot;&quot;, &quot;family&quot;: &quot;Hutchinson&quot;, &quot;parse-names&quot;: false}, {&quot;suffix&quot;: &quot;&quot;, &quot;non-dropping-particle&quot;: &quot;&quot;, &quot;given&quot;: &quot;Anthony G.&quot;, &quot;dropping-particle&quot;: &quot;&quot;, &quot;family&quot;: &quot;Evans&quot;, &quot;parse-names&quot;: false}], &quot;issued&quot;: {&quot;date-parts&quot;: [[&quot;2010&quot;]]}, &quot;ISBN&quot;: &quot;1862-5282&quot;, &quot;page&quot;: &quot;8-15&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title&quot;: &quot;First principles based predictions of the toughness of a metal/oxide interface&quot;}}]} RNDD4w7bU4bnv"/><text:span text:style-name="T1">⁠. La</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uris&quot;: [&quot;http://www.mendeley.com/documents/?uuid=69f36ad4-0e7e-4be8-ba5c-20ae8a8e6a14&quot;], &quot;id&quot;: &quot;ITEM-1&quot;, &quot;itemData&quot;: {&quot;volume&quot;: &quot;101&quot;, &quot;container-title&quot;: &quot;International Journal of Materials Research (formerly Zeitschrift fuer Metallkunde)&quot;, &quot;id&quot;: &quot;ITEM-1&quot;, &quot;DOI&quot;: &quot;10.3139/146.110254&quot;, &quot;issue&quot;: &quot;1&quot;, &quot;type&quot;: &quot;article-journal&quot;, &quot;ISSN&quot;: &quot;18625282&quot;, &quot;author&quot;: [{&quot;suffix&quot;: &quot;&quot;, &quot;non-dropping-particle&quot;: &quot;&quot;, &quot;given&quot;: &quot;Yong&quot;, &quot;dropping-particle&quot;: &quot;&quot;, &quot;family&quot;: &quot;Jiang&quot;, &quot;parse-names&quot;: false}, {&quot;suffix&quot;: &quot;&quot;, &quot;non-dropping-particle&quot;: &quot;&quot;, &quot;given&quot;: &quot;Yueguang&quot;, &quot;dropping-particle&quot;: &quot;&quot;, &quot;family&quot;: &quot;Wei&quot;, &quot;parse-names&quot;: false}, {&quot;suffix&quot;: &quot;&quot;, &quot;non-dropping-particle&quot;: &quot;&quot;, &quot;given&quot;: &quot;John R.&quot;, &quot;dropping-particle&quot;: &quot;&quot;, &quot;family&quot;: &quot;Smith&quot;, &quot;parse-names&quot;: false}, {&quot;suffix&quot;: &quot;&quot;, &quot;non-dropping-particle&quot;: &quot;&quot;, &quot;given&quot;: &quot;John W.&quot;, &quot;dropping-particle&quot;: &quot;&quot;, &quot;family&quot;: &quot;Hutchinson&quot;, &quot;parse-names&quot;: false}, {&quot;suffix&quot;: &quot;&quot;, &quot;non-dropping-particle&quot;: &quot;&quot;, &quot;given&quot;: &quot;Anthony G.&quot;, &quot;dropping-particle&quot;: &quot;&quot;, &quot;family&quot;: &quot;Evans&quot;, &quot;parse-names&quot;: false}], &quot;issued&quot;: {&quot;date-parts&quot;: [[&quot;2010&quot;]]}, &quot;ISBN&quot;: &quot;1862-5282&quot;, &quot;page&quot;: &quot;8-15&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title&quot;: &quot;First principles based predictions of the toughness of a metal/oxide interface&quot;}}]} RNDD4w7bU4bnv"/></text:p>
          </text:deletion>
        </text:changed-region>
        <text:changed-region xml:id="ct60542416" text:id="ct60542416">
          <text:deletion>
            <office:change-info>
              <dc:creator>Unknown Author</dc:creator>
              <dc:date>2018-06-26T16:47:54</dc:date>
            </office:change-info>
            <text:p text:style-name="P2"><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uris&quot;: [&quot;http://www.mendeley.com/documents/?uuid=69f36ad4-0e7e-4be8-ba5c-20ae8a8e6a14&quot;], &quot;id&quot;: &quot;ITEM-1&quot;, &quot;itemData&quot;: {&quot;volume&quot;: &quot;101&quot;, &quot;container-title&quot;: &quot;International Journal of Materials Research (formerly Zeitschrift fuer Metallkunde)&quot;, &quot;id&quot;: &quot;ITEM-1&quot;, &quot;DOI&quot;: &quot;10.3139/146.110254&quot;, &quot;issue&quot;: &quot;1&quot;, &quot;type&quot;: &quot;article-journal&quot;, &quot;ISSN&quot;: &quot;18625282&quot;, &quot;author&quot;: [{&quot;suffix&quot;: &quot;&quot;, &quot;non-dropping-particle&quot;: &quot;&quot;, &quot;given&quot;: &quot;Yong&quot;, &quot;dropping-particle&quot;: &quot;&quot;, &quot;family&quot;: &quot;Jiang&quot;, &quot;parse-names&quot;: false}, {&quot;suffix&quot;: &quot;&quot;, &quot;non-dropping-particle&quot;: &quot;&quot;, &quot;given&quot;: &quot;Yueguang&quot;, &quot;dropping-particle&quot;: &quot;&quot;, &quot;family&quot;: &quot;Wei&quot;, &quot;parse-names&quot;: false}, {&quot;suffix&quot;: &quot;&quot;, &quot;non-dropping-particle&quot;: &quot;&quot;, &quot;given&quot;: &quot;John R.&quot;, &quot;dropping-particle&quot;: &quot;&quot;, &quot;family&quot;: &quot;Smith&quot;, &quot;parse-names&quot;: false}, {&quot;suffix&quot;: &quot;&quot;, &quot;non-dropping-particle&quot;: &quot;&quot;, &quot;given&quot;: &quot;John W.&quot;, &quot;dropping-particle&quot;: &quot;&quot;, &quot;family&quot;: &quot;Hutchinson&quot;, &quot;parse-names&quot;: false}, {&quot;suffix&quot;: &quot;&quot;, &quot;non-dropping-particle&quot;: &quot;&quot;, &quot;given&quot;: &quot;Anthony G.&quot;, &quot;dropping-particle&quot;: &quot;&quot;, &quot;family&quot;: &quot;Evans&quot;, &quot;parse-names&quot;: false}], &quot;issued&quot;: {&quot;date-parts&quot;: [[&quot;2010&quot;]]}, &quot;ISBN&quot;: &quot;1862-5282&quot;, &quot;page&quot;: &quot;8-15&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title&quot;: &quot;First principles based predictions of the toughness of a metal/oxide interface&quot;}}]} RNDD4w7bU4bnv"/><text:span text:style-name="T1">[11]</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uris&quot;: [&quot;http://www.mendeley.com/documents/?uuid=69f36ad4-0e7e-4be8-ba5c-20ae8a8e6a14&quot;], &quot;id&quot;: &quot;ITEM-1&quot;, &quot;itemData&quot;: {&quot;volume&quot;: &quot;101&quot;, &quot;container-title&quot;: &quot;International Journal of Materials Research (formerly Zeitschrift fuer Metallkunde)&quot;, &quot;id&quot;: &quot;ITEM-1&quot;, &quot;DOI&quot;: &quot;10.3139/146.110254&quot;, &quot;issue&quot;: &quot;1&quot;, &quot;type&quot;: &quot;article-journal&quot;, &quot;ISSN&quot;: &quot;18625282&quot;, &quot;author&quot;: [{&quot;suffix&quot;: &quot;&quot;, &quot;non-dropping-particle&quot;: &quot;&quot;, &quot;given&quot;: &quot;Yong&quot;, &quot;dropping-particle&quot;: &quot;&quot;, &quot;family&quot;: &quot;Jiang&quot;, &quot;parse-names&quot;: false}, {&quot;suffix&quot;: &quot;&quot;, &quot;non-dropping-particle&quot;: &quot;&quot;, &quot;given&quot;: &quot;Yueguang&quot;, &quot;dropping-particle&quot;: &quot;&quot;, &quot;family&quot;: &quot;Wei&quot;, &quot;parse-names&quot;: false}, {&quot;suffix&quot;: &quot;&quot;, &quot;non-dropping-particle&quot;: &quot;&quot;, &quot;given&quot;: &quot;John R.&quot;, &quot;dropping-particle&quot;: &quot;&quot;, &quot;family&quot;: &quot;Smith&quot;, &quot;parse-names&quot;: false}, {&quot;suffix&quot;: &quot;&quot;, &quot;non-dropping-particle&quot;: &quot;&quot;, &quot;given&quot;: &quot;John W.&quot;, &quot;dropping-particle&quot;: &quot;&quot;, &quot;family&quot;: &quot;Hutchinson&quot;, &quot;parse-names&quot;: false}, {&quot;suffix&quot;: &quot;&quot;, &quot;non-dropping-particle&quot;: &quot;&quot;, &quot;given&quot;: &quot;Anthony G.&quot;, &quot;dropping-particle&quot;: &quot;&quot;, &quot;family&quot;: &quot;Evans&quot;, &quot;parse-names&quot;: false}], &quot;issued&quot;: {&quot;date-parts&quot;: [[&quot;2010&quot;]]}, &quot;ISBN&quot;: &quot;1862-5282&quot;, &quot;page&quot;: &quot;8-15&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title&quot;: &quot;First principles based predictions of the toughness of a metal/oxide interface&quot;}}]} RNDD4w7bU4bnv"/></text:p>
          </text:deletion>
        </text:changed-region>
        <text:changed-region xml:id="ct60557552" text:id="ct60557552">
          <text:deletion>
            <office:change-info>
              <dc:creator>Unknown Author</dc:creator>
              <dc:date>2018-06-26T17:49:31</dc:date>
            </office:change-info>
            <text:p text:style-name="P2"><text:reference-mark-start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uris&quot;: [&quot;http://www.mendeley.com/documents/?uuid=69f36ad4-0e7e-4be8-ba5c-20ae8a8e6a14&quot;], &quot;id&quot;: &quot;ITEM-1&quot;, &quot;itemData&quot;: {&quot;volume&quot;: &quot;101&quot;, &quot;container-title&quot;: &quot;International Journal of Materials Research (formerly Zeitschrift fuer Metallkunde)&quot;, &quot;id&quot;: &quot;ITEM-1&quot;, &quot;DOI&quot;: &quot;10.3139/146.110254&quot;, &quot;issue&quot;: &quot;1&quot;, &quot;type&quot;: &quot;article-journal&quot;, &quot;ISSN&quot;: &quot;18625282&quot;, &quot;author&quot;: [{&quot;suffix&quot;: &quot;&quot;, &quot;non-dropping-particle&quot;: &quot;&quot;, &quot;given&quot;: &quot;Yong&quot;, &quot;dropping-particle&quot;: &quot;&quot;, &quot;family&quot;: &quot;Jiang&quot;, &quot;parse-names&quot;: false}, {&quot;suffix&quot;: &quot;&quot;, &quot;non-dropping-particle&quot;: &quot;&quot;, &quot;given&quot;: &quot;Yueguang&quot;, &quot;dropping-particle&quot;: &quot;&quot;, &quot;family&quot;: &quot;Wei&quot;, &quot;parse-names&quot;: false}, {&quot;suffix&quot;: &quot;&quot;, &quot;non-dropping-particle&quot;: &quot;&quot;, &quot;given&quot;: &quot;John R.&quot;, &quot;dropping-particle&quot;: &quot;&quot;, &quot;family&quot;: &quot;Smith&quot;, &quot;parse-names&quot;: false}, {&quot;suffix&quot;: &quot;&quot;, &quot;non-dropping-particle&quot;: &quot;&quot;, &quot;given&quot;: &quot;John W.&quot;, &quot;dropping-particle&quot;: &quot;&quot;, &quot;family&quot;: &quot;Hutchinson&quot;, &quot;parse-names&quot;: false}, {&quot;suffix&quot;: &quot;&quot;, &quot;non-dropping-particle&quot;: &quot;&quot;, &quot;given&quot;: &quot;Anthony G.&quot;, &quot;dropping-particle&quot;: &quot;&quot;, &quot;family&quot;: &quot;Evans&quot;, &quot;parse-names&quot;: false}], &quot;issued&quot;: {&quot;date-parts&quot;: [[&quot;2010&quot;]]}, &quot;ISBN&quot;: &quot;1862-5282&quot;, &quot;page&quot;: &quot;8-15&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title&quot;: &quot;First principles based predictions of the toughness of a metal/oxide interface&quot;}}]} RNDD4w7bU4bnv"/><text:span text:style-name="T1">n </text:span><text:reference-mark-end text:name="ADDIN CSL_CITATION {&quot;mendeley&quot;: {&quot;formattedCitation&quot;: &quot;[11]&quot;, &quot;plainTextFormattedCitation&quot;: &quot;[11]&quot;, &quot;previouslyFormattedCitation&quot;: &quot;[11]&quot;}, &quot;schema&quot;: &quot;https://github.com/citation-style-language/schema/raw/master/csl-citation.json&quot;, &quot;properties&quot;: {&quot;noteIndex&quot;: 0}, &quot;citationItems&quot;: [{&quot;uris&quot;: [&quot;http://www.mendeley.com/documents/?uuid=69f36ad4-0e7e-4be8-ba5c-20ae8a8e6a14&quot;], &quot;id&quot;: &quot;ITEM-1&quot;, &quot;itemData&quot;: {&quot;volume&quot;: &quot;101&quot;, &quot;container-title&quot;: &quot;International Journal of Materials Research (formerly Zeitschrift fuer Metallkunde)&quot;, &quot;id&quot;: &quot;ITEM-1&quot;, &quot;DOI&quot;: &quot;10.3139/146.110254&quot;, &quot;issue&quot;: &quot;1&quot;, &quot;type&quot;: &quot;article-journal&quot;, &quot;ISSN&quot;: &quot;18625282&quot;, &quot;author&quot;: [{&quot;suffix&quot;: &quot;&quot;, &quot;non-dropping-particle&quot;: &quot;&quot;, &quot;given&quot;: &quot;Yong&quot;, &quot;dropping-particle&quot;: &quot;&quot;, &quot;family&quot;: &quot;Jiang&quot;, &quot;parse-names&quot;: false}, {&quot;suffix&quot;: &quot;&quot;, &quot;non-dropping-particle&quot;: &quot;&quot;, &quot;given&quot;: &quot;Yueguang&quot;, &quot;dropping-particle&quot;: &quot;&quot;, &quot;family&quot;: &quot;Wei&quot;, &quot;parse-names&quot;: false}, {&quot;suffix&quot;: &quot;&quot;, &quot;non-dropping-particle&quot;: &quot;&quot;, &quot;given&quot;: &quot;John R.&quot;, &quot;dropping-particle&quot;: &quot;&quot;, &quot;family&quot;: &quot;Smith&quot;, &quot;parse-names&quot;: false}, {&quot;suffix&quot;: &quot;&quot;, &quot;non-dropping-particle&quot;: &quot;&quot;, &quot;given&quot;: &quot;John W.&quot;, &quot;dropping-particle&quot;: &quot;&quot;, &quot;family&quot;: &quot;Hutchinson&quot;, &quot;parse-names&quot;: false}, {&quot;suffix&quot;: &quot;&quot;, &quot;non-dropping-particle&quot;: &quot;&quot;, &quot;given&quot;: &quot;Anthony G.&quot;, &quot;dropping-particle&quot;: &quot;&quot;, &quot;family&quot;: &quot;Evans&quot;, &quot;parse-names&quot;: false}], &quot;issued&quot;: {&quot;date-parts&quot;: [[&quot;2010&quot;]]}, &quot;ISBN&quot;: &quot;1862-5282&quot;, &quot;page&quot;: &quot;8-15&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title&quot;: &quot;First principles based predictions of the toughness of a metal/oxide interface&quot;}}]} RNDD4w7bU4bnv"/></text:p>
          </text:deletion>
        </text:changed-region>
        <text:changed-region xml:id="ct61044896" text:id="ct61044896">
          <text:insertion>
            <office:change-info>
              <dc:creator>Unknown Author</dc:creator>
              <dc:date>2018-06-26T17:49:33</dc:date>
            </office:change-info>
          </text:insertion>
        </text:changed-region>
        <text:changed-region xml:id="ct60743552" text:id="ct60743552">
          <text:deletion>
            <office:change-info>
              <dc:creator>Unknown Author</dc:creator>
              <dc:date>2018-06-26T17:49:39</dc:date>
            </office:change-info>
            <text:p text:style-name="P2"><text:reference-mark-start text:name="ADDIN CSL_CITATION {&quot;mendeley&quot;: {&quot;formattedCitation&quot;: &quot;[12\u201314]&quot;, &quot;plainTextFormattedCitation&quot;: &quot;[12\u201314]&quot;, &quot;previouslyFormattedCitation&quot;: &quot;[12\u201314]&quot;}, &quot;schema&quot;: &quot;https://github.com/citation-style-language/schema/raw/master/csl-citation.json&quot;, &quot;properties&quot;: {&quot;noteIndex&quot;: 0}, &quot;citationItems&quot;: [{&quot;uris&quot;: [&quot;http://www.mendeley.com/documents/?uuid=0e2d8cd5-88f9-4269-b530-68ef650ee0cb&quot;], &quot;id&quot;: &quot;ITEM-1&quot;, &quot;itemData&quot;: {&quot;volume&quot;: &quot;25&quot;, &quot;author&quot;: [{&quot;suffix&quot;: &quot;&quot;, &quot;non-dropping-particle&quot;: &quot;&quot;, &quot;given&quot;: &quot;J.R.&quot;, &quot;dropping-particle&quot;: &quot;&quot;, &quot;family&quot;: &quot;Smith&quot;, &quot;parse-names&quot;: false}, {&quot;suffix&quot;: &quot;&quot;, &quot;non-dropping-particle&quot;: &quot;&quot;, &quot;given&quot;: &quot;John&quot;, &quot;dropping-particle&quot;: &quot;&quot;, &quot;family&quot;: &quot;Ferrante&quot;, &quot;parse-names&quot;: false}, {&quot;suffix&quot;: &quot;&quot;, &quot;non-dropping-particle&quot;: &quot;&quot;, &quot;given&quot;: &quot;JH&quot;, &quot;dropping-particle&quot;: &quot;&quot;, &quot;family&quot;: &quot;Rose&quot;, &quot;parse-names&quot;: false}], &quot;title&quot;: &quot;Universal binding-energy relation in chemisorption&quot;, &quot;publisher&quot;: &quot;APS&quot;, &quot;id&quot;: &quot;ITEM-1&quot;, &quot;type&quot;: &quot;article-journal&quot;, &quot;container-title&quot;: &quot;Physical Review B&quot;, &quot;page&quot;: &quot;1419&quot;, &quot;abstract&quot;: &quot;We have discovered a universal relationship between chemisorbed-atom \u2014 metal-substrate in- teraction energies and separation distances. For a variety of adatoms and substrates, the ada- tom binding energy as a function of the distance between the adatom and metal surface has been accurately determined by a simple scaling of the universal relationship. We also reveal an accurate, simple relationship between the electron-number faces and the bulk electron density.&quot;, &quot;issued&quot;: {&quot;date-parts&quot;: [[&quot;1982&quot;]]}, &quot;issue&quot;: &quot;2&quot;}}, {&quot;uris&quot;: [&quot;http://www.mendeley.com/documents/?uuid=a3de2ccb-84b9-46fc-a4fd-0847cac2961d&quot;], &quot;id&quot;: &quot;ITEM-2&quot;, &quot;itemData&quot;: {&quot;volume&quot;: &quot;28&quot;, &quot;author&quot;: [{&quot;suffix&quot;: &quot;&quot;, &quot;non-dropping-particle&quot;: &quot;&quot;, &quot;given&quot;: &quot;J.H. James&quot;, &quot;dropping-particle&quot;: &quot;&quot;, &quot;family&quot;: &quot;Rose&quot;, &quot;parse-names&quot;: false}, {&quot;suffix&quot;: &quot;&quot;, &quot;non-dropping-particle&quot;: &quot;&quot;, &quot;given&quot;: &quot;J.R. John R. J.R.&quot;, &quot;dropping-particle&quot;: &quot;&quot;, &quot;family&quot;: &quot;Smith&quot;, &quot;parse-names&quot;: false}, {&quot;suffix&quot;: &quot;&quot;, &quot;non-dropping-particle&quot;: &quot;&quot;, &quot;given&quot;: &quot;John&quot;, &quot;dropping-particle&quot;: &quot;&quot;, &quot;family&quot;: &quot;Ferrante&quot;, &quot;parse-names&quot;: false}], &quot;title&quot;: &quot;Universal features of bonding in metals&quot;, &quot;id&quot;: &quot;ITEM-2&quot;, &quot;type&quot;: &quot;article-journal&quot;, &quot;issued&quot;: {&quot;date-parts&quot;: [[&quot;1983&quot;]]}, &quot;page&quot;: &quot;1835&quot;, &quot;issue&quot;: &quot;4&quot;, &quot;publisher&quot;: &quot;APS&quot;, &quot;container-title&quot;: &quot;Physical Review B&quot;}}, {&quot;uris&quot;: [&quot;http://www.mendeley.com/documents/?uuid=afe94bb3-c6f3-4a8c-98be-756afb63f4aa&quot;], &quot;id&quot;: &quot;ITEM-3&quot;, &quot;itemData&quot;: {&quot;volume&quot;: &quot;1&quot;, &quot;author&quot;: [{&quot;suffix&quot;: &quot;&quot;, &quot;non-dropping-particle&quot;: &quot;&quot;, &quot;given&quot;: &quot;T.&quot;, &quot;dropping-particle&quot;: &quot;&quot;, &quot;family&quot;: &quot;Hong&quot;, &quot;parse-names&quot;: false}, {&quot;suffix&quot;: &quot;&quot;, &quot;non-dropping-particle&quot;: &quot;&quot;, &quot;given&quot;: &quot;J.R. R.&quot;, &quot;dropping-particle&quot;: &quot;&quot;, &quot;family&quot;: &quot;Smith&quot;, &quot;parse-names&quot;: false}, {&quot;suffix&quot;: &quot;&quot;, &quot;non-dropping-particle&quot;: &quot;&quot;, &quot;given&quot;: &quot;D.J. J.&quot;, &quot;dropping-particle&quot;: &quot;&quot;, &quot;family&quot;: &quot;Srolovitz&quot;, &quot;parse-names&quot;: false}], &quot;title&quot;: &quot;Adhesion at a heterophase interface: First-principles study of Mo(001)/MoSi2(001)&quot;, &quot;id&quot;: &quot;ITEM-3&quot;, &quot;DOI&quot;: &quot;10.1007/BF00198149&quot;, &quot;container-title&quot;: &quot;Interface Science&quot;, &quot;page&quot;: &quot;223-235&quot;, &quot;issue&quot;: &quot;3&quot;, &quot;issued&quot;: {&quot;date-parts&quot;: [[&quot;1994&quot;]]}, &quot;ISSN&quot;: &quot;0927-7056&quot;, &quot;type&quot;: &quot;article-journal&quot;}}]} RNDxSFAzdW4Ni"/><text:span text:style-name="T4">⁠.</text:span><text:reference-mark-end text:name="ADDIN CSL_CITATION {&quot;mendeley&quot;: {&quot;formattedCitation&quot;: &quot;[12\u201314]&quot;, &quot;plainTextFormattedCitation&quot;: &quot;[12\u201314]&quot;, &quot;previouslyFormattedCitation&quot;: &quot;[12\u201314]&quot;}, &quot;schema&quot;: &quot;https://github.com/citation-style-language/schema/raw/master/csl-citation.json&quot;, &quot;properties&quot;: {&quot;noteIndex&quot;: 0}, &quot;citationItems&quot;: [{&quot;uris&quot;: [&quot;http://www.mendeley.com/documents/?uuid=0e2d8cd5-88f9-4269-b530-68ef650ee0cb&quot;], &quot;id&quot;: &quot;ITEM-1&quot;, &quot;itemData&quot;: {&quot;volume&quot;: &quot;25&quot;, &quot;author&quot;: [{&quot;suffix&quot;: &quot;&quot;, &quot;non-dropping-particle&quot;: &quot;&quot;, &quot;given&quot;: &quot;J.R.&quot;, &quot;dropping-particle&quot;: &quot;&quot;, &quot;family&quot;: &quot;Smith&quot;, &quot;parse-names&quot;: false}, {&quot;suffix&quot;: &quot;&quot;, &quot;non-dropping-particle&quot;: &quot;&quot;, &quot;given&quot;: &quot;John&quot;, &quot;dropping-particle&quot;: &quot;&quot;, &quot;family&quot;: &quot;Ferrante&quot;, &quot;parse-names&quot;: false}, {&quot;suffix&quot;: &quot;&quot;, &quot;non-dropping-particle&quot;: &quot;&quot;, &quot;given&quot;: &quot;JH&quot;, &quot;dropping-particle&quot;: &quot;&quot;, &quot;family&quot;: &quot;Rose&quot;, &quot;parse-names&quot;: false}], &quot;title&quot;: &quot;Universal binding-energy relation in chemisorption&quot;, &quot;publisher&quot;: &quot;APS&quot;, &quot;id&quot;: &quot;ITEM-1&quot;, &quot;type&quot;: &quot;article-journal&quot;, &quot;container-title&quot;: &quot;Physical Review B&quot;, &quot;page&quot;: &quot;1419&quot;, &quot;abstract&quot;: &quot;We have discovered a universal relationship between chemisorbed-atom \u2014 metal-substrate in- teraction energies and separation distances. For a variety of adatoms and substrates, the ada- tom binding energy as a function of the distance between the adatom and metal surface has been accurately determined by a simple scaling of the universal relationship. We also reveal an accurate, simple relationship between the electron-number faces and the bulk electron density.&quot;, &quot;issued&quot;: {&quot;date-parts&quot;: [[&quot;1982&quot;]]}, &quot;issue&quot;: &quot;2&quot;}}, {&quot;uris&quot;: [&quot;http://www.mendeley.com/documents/?uuid=a3de2ccb-84b9-46fc-a4fd-0847cac2961d&quot;], &quot;id&quot;: &quot;ITEM-2&quot;, &quot;itemData&quot;: {&quot;volume&quot;: &quot;28&quot;, &quot;author&quot;: [{&quot;suffix&quot;: &quot;&quot;, &quot;non-dropping-particle&quot;: &quot;&quot;, &quot;given&quot;: &quot;J.H. James&quot;, &quot;dropping-particle&quot;: &quot;&quot;, &quot;family&quot;: &quot;Rose&quot;, &quot;parse-names&quot;: false}, {&quot;suffix&quot;: &quot;&quot;, &quot;non-dropping-particle&quot;: &quot;&quot;, &quot;given&quot;: &quot;J.R. John R. J.R.&quot;, &quot;dropping-particle&quot;: &quot;&quot;, &quot;family&quot;: &quot;Smith&quot;, &quot;parse-names&quot;: false}, {&quot;suffix&quot;: &quot;&quot;, &quot;non-dropping-particle&quot;: &quot;&quot;, &quot;given&quot;: &quot;John&quot;, &quot;dropping-particle&quot;: &quot;&quot;, &quot;family&quot;: &quot;Ferrante&quot;, &quot;parse-names&quot;: false}], &quot;title&quot;: &quot;Universal features of bonding in metals&quot;, &quot;id&quot;: &quot;ITEM-2&quot;, &quot;type&quot;: &quot;article-journal&quot;, &quot;issued&quot;: {&quot;date-parts&quot;: [[&quot;1983&quot;]]}, &quot;page&quot;: &quot;1835&quot;, &quot;issue&quot;: &quot;4&quot;, &quot;publisher&quot;: &quot;APS&quot;, &quot;container-title&quot;: &quot;Physical Review B&quot;}}, {&quot;uris&quot;: [&quot;http://www.mendeley.com/documents/?uuid=afe94bb3-c6f3-4a8c-98be-756afb63f4aa&quot;], &quot;id&quot;: &quot;ITEM-3&quot;, &quot;itemData&quot;: {&quot;volume&quot;: &quot;1&quot;, &quot;author&quot;: [{&quot;suffix&quot;: &quot;&quot;, &quot;non-dropping-particle&quot;: &quot;&quot;, &quot;given&quot;: &quot;T.&quot;, &quot;dropping-particle&quot;: &quot;&quot;, &quot;family&quot;: &quot;Hong&quot;, &quot;parse-names&quot;: false}, {&quot;suffix&quot;: &quot;&quot;, &quot;non-dropping-particle&quot;: &quot;&quot;, &quot;given&quot;: &quot;J.R. R.&quot;, &quot;dropping-particle&quot;: &quot;&quot;, &quot;family&quot;: &quot;Smith&quot;, &quot;parse-names&quot;: false}, {&quot;suffix&quot;: &quot;&quot;, &quot;non-dropping-particle&quot;: &quot;&quot;, &quot;given&quot;: &quot;D.J. J.&quot;, &quot;dropping-particle&quot;: &quot;&quot;, &quot;family&quot;: &quot;Srolovitz&quot;, &quot;parse-names&quot;: false}], &quot;title&quot;: &quot;Adhesion at a heterophase interface: First-principles study of Mo(001)/MoSi2(001)&quot;, &quot;id&quot;: &quot;ITEM-3&quot;, &quot;DOI&quot;: &quot;10.1007/BF00198149&quot;, &quot;container-title&quot;: &quot;Interface Science&quot;, &quot;page&quot;: &quot;223-235&quot;, &quot;issue&quot;: &quot;3&quot;, &quot;issued&quot;: {&quot;date-parts&quot;: [[&quot;1994&quot;]]}, &quot;ISSN&quot;: &quot;0927-7056&quot;, &quot;type&quot;: &quot;article-journal&quot;}}]} RNDxSFAzdW4Ni"/></text:p>
          </text:deletion>
        </text:changed-region>
        <text:changed-region xml:id="ct60743312" text:id="ct60743312">
          <text:deletion>
            <office:change-info>
              <dc:creator>Unknown Author</dc:creator>
              <dc:date>2018-06-26T16:47:54</dc:date>
            </office:change-info>
            <text:p text:style-name="P2"><text:reference-mark-start text:name="ADDIN CSL_CITATION {&quot;mendeley&quot;: {&quot;formattedCitation&quot;: &quot;[12\u201314]&quot;, &quot;plainTextFormattedCitation&quot;: &quot;[12\u201314]&quot;, &quot;previouslyFormattedCitation&quot;: &quot;[12\u201314]&quot;}, &quot;schema&quot;: &quot;https://github.com/citation-style-language/schema/raw/master/csl-citation.json&quot;, &quot;properties&quot;: {&quot;noteIndex&quot;: 0}, &quot;citationItems&quot;: [{&quot;uris&quot;: [&quot;http://www.mendeley.com/documents/?uuid=0e2d8cd5-88f9-4269-b530-68ef650ee0cb&quot;], &quot;id&quot;: &quot;ITEM-1&quot;, &quot;itemData&quot;: {&quot;volume&quot;: &quot;25&quot;, &quot;author&quot;: [{&quot;suffix&quot;: &quot;&quot;, &quot;non-dropping-particle&quot;: &quot;&quot;, &quot;given&quot;: &quot;J.R.&quot;, &quot;dropping-particle&quot;: &quot;&quot;, &quot;family&quot;: &quot;Smith&quot;, &quot;parse-names&quot;: false}, {&quot;suffix&quot;: &quot;&quot;, &quot;non-dropping-particle&quot;: &quot;&quot;, &quot;given&quot;: &quot;John&quot;, &quot;dropping-particle&quot;: &quot;&quot;, &quot;family&quot;: &quot;Ferrante&quot;, &quot;parse-names&quot;: false}, {&quot;suffix&quot;: &quot;&quot;, &quot;non-dropping-particle&quot;: &quot;&quot;, &quot;given&quot;: &quot;JH&quot;, &quot;dropping-particle&quot;: &quot;&quot;, &quot;family&quot;: &quot;Rose&quot;, &quot;parse-names&quot;: false}], &quot;title&quot;: &quot;Universal binding-energy relation in chemisorption&quot;, &quot;publisher&quot;: &quot;APS&quot;, &quot;id&quot;: &quot;ITEM-1&quot;, &quot;type&quot;: &quot;article-journal&quot;, &quot;container-title&quot;: &quot;Physical Review B&quot;, &quot;page&quot;: &quot;1419&quot;, &quot;abstract&quot;: &quot;We have discovered a universal relationship between chemisorbed-atom \u2014 metal-substrate in- teraction energies and separation distances. For a variety of adatoms and substrates, the ada- tom binding energy as a function of the distance between the adatom and metal surface has been accurately determined by a simple scaling of the universal relationship. We also reveal an accurate, simple relationship between the electron-number faces and the bulk electron density.&quot;, &quot;issued&quot;: {&quot;date-parts&quot;: [[&quot;1982&quot;]]}, &quot;issue&quot;: &quot;2&quot;}}, {&quot;uris&quot;: [&quot;http://www.mendeley.com/documents/?uuid=a3de2ccb-84b9-46fc-a4fd-0847cac2961d&quot;], &quot;id&quot;: &quot;ITEM-2&quot;, &quot;itemData&quot;: {&quot;volume&quot;: &quot;28&quot;, &quot;author&quot;: [{&quot;suffix&quot;: &quot;&quot;, &quot;non-dropping-particle&quot;: &quot;&quot;, &quot;given&quot;: &quot;J.H. James&quot;, &quot;dropping-particle&quot;: &quot;&quot;, &quot;family&quot;: &quot;Rose&quot;, &quot;parse-names&quot;: false}, {&quot;suffix&quot;: &quot;&quot;, &quot;non-dropping-particle&quot;: &quot;&quot;, &quot;given&quot;: &quot;J.R. John R. J.R.&quot;, &quot;dropping-particle&quot;: &quot;&quot;, &quot;family&quot;: &quot;Smith&quot;, &quot;parse-names&quot;: false}, {&quot;suffix&quot;: &quot;&quot;, &quot;non-dropping-particle&quot;: &quot;&quot;, &quot;given&quot;: &quot;John&quot;, &quot;dropping-particle&quot;: &quot;&quot;, &quot;family&quot;: &quot;Ferrante&quot;, &quot;parse-names&quot;: false}], &quot;title&quot;: &quot;Universal features of bonding in metals&quot;, &quot;id&quot;: &quot;ITEM-2&quot;, &quot;type&quot;: &quot;article-journal&quot;, &quot;issued&quot;: {&quot;date-parts&quot;: [[&quot;1983&quot;]]}, &quot;page&quot;: &quot;1835&quot;, &quot;issue&quot;: &quot;4&quot;, &quot;publisher&quot;: &quot;APS&quot;, &quot;container-title&quot;: &quot;Physical Review B&quot;}}, {&quot;uris&quot;: [&quot;http://www.mendeley.com/documents/?uuid=afe94bb3-c6f3-4a8c-98be-756afb63f4aa&quot;], &quot;id&quot;: &quot;ITEM-3&quot;, &quot;itemData&quot;: {&quot;volume&quot;: &quot;1&quot;, &quot;author&quot;: [{&quot;suffix&quot;: &quot;&quot;, &quot;non-dropping-particle&quot;: &quot;&quot;, &quot;given&quot;: &quot;T.&quot;, &quot;dropping-particle&quot;: &quot;&quot;, &quot;family&quot;: &quot;Hong&quot;, &quot;parse-names&quot;: false}, {&quot;suffix&quot;: &quot;&quot;, &quot;non-dropping-particle&quot;: &quot;&quot;, &quot;given&quot;: &quot;J.R. R.&quot;, &quot;dropping-particle&quot;: &quot;&quot;, &quot;family&quot;: &quot;Smith&quot;, &quot;parse-names&quot;: false}, {&quot;suffix&quot;: &quot;&quot;, &quot;non-dropping-particle&quot;: &quot;&quot;, &quot;given&quot;: &quot;D.J. J.&quot;, &quot;dropping-particle&quot;: &quot;&quot;, &quot;family&quot;: &quot;Srolovitz&quot;, &quot;parse-names&quot;: false}], &quot;title&quot;: &quot;Adhesion at a heterophase interface: First-principles study of Mo(001)/MoSi2(001)&quot;, &quot;id&quot;: &quot;ITEM-3&quot;, &quot;DOI&quot;: &quot;10.1007/BF00198149&quot;, &quot;container-title&quot;: &quot;Interface Science&quot;, &quot;page&quot;: &quot;223-235&quot;, &quot;issue&quot;: &quot;3&quot;, &quot;issued&quot;: {&quot;date-parts&quot;: [[&quot;1994&quot;]]}, &quot;ISSN&quot;: &quot;0927-7056&quot;, &quot;type&quot;: &quot;article-journal&quot;}}]} RNDxSFAzdW4Ni"/><text:span text:style-name="T4">[12–14]</text:span><text:reference-mark-end text:name="ADDIN CSL_CITATION {&quot;mendeley&quot;: {&quot;formattedCitation&quot;: &quot;[12\u201314]&quot;, &quot;plainTextFormattedCitation&quot;: &quot;[12\u201314]&quot;, &quot;previouslyFormattedCitation&quot;: &quot;[12\u201314]&quot;}, &quot;schema&quot;: &quot;https://github.com/citation-style-language/schema/raw/master/csl-citation.json&quot;, &quot;properties&quot;: {&quot;noteIndex&quot;: 0}, &quot;citationItems&quot;: [{&quot;uris&quot;: [&quot;http://www.mendeley.com/documents/?uuid=0e2d8cd5-88f9-4269-b530-68ef650ee0cb&quot;], &quot;id&quot;: &quot;ITEM-1&quot;, &quot;itemData&quot;: {&quot;volume&quot;: &quot;25&quot;, &quot;author&quot;: [{&quot;suffix&quot;: &quot;&quot;, &quot;non-dropping-particle&quot;: &quot;&quot;, &quot;given&quot;: &quot;J.R.&quot;, &quot;dropping-particle&quot;: &quot;&quot;, &quot;family&quot;: &quot;Smith&quot;, &quot;parse-names&quot;: false}, {&quot;suffix&quot;: &quot;&quot;, &quot;non-dropping-particle&quot;: &quot;&quot;, &quot;given&quot;: &quot;John&quot;, &quot;dropping-particle&quot;: &quot;&quot;, &quot;family&quot;: &quot;Ferrante&quot;, &quot;parse-names&quot;: false}, {&quot;suffix&quot;: &quot;&quot;, &quot;non-dropping-particle&quot;: &quot;&quot;, &quot;given&quot;: &quot;JH&quot;, &quot;dropping-particle&quot;: &quot;&quot;, &quot;family&quot;: &quot;Rose&quot;, &quot;parse-names&quot;: false}], &quot;title&quot;: &quot;Universal binding-energy relation in chemisorption&quot;, &quot;publisher&quot;: &quot;APS&quot;, &quot;id&quot;: &quot;ITEM-1&quot;, &quot;type&quot;: &quot;article-journal&quot;, &quot;container-title&quot;: &quot;Physical Review B&quot;, &quot;page&quot;: &quot;1419&quot;, &quot;abstract&quot;: &quot;We have discovered a universal relationship between chemisorbed-atom \u2014 metal-substrate in- teraction energies and separation distances. For a variety of adatoms and substrates, the ada- tom binding energy as a function of the distance between the adatom and metal surface has been accurately determined by a simple scaling of the universal relationship. We also reveal an accurate, simple relationship between the electron-number faces and the bulk electron density.&quot;, &quot;issued&quot;: {&quot;date-parts&quot;: [[&quot;1982&quot;]]}, &quot;issue&quot;: &quot;2&quot;}}, {&quot;uris&quot;: [&quot;http://www.mendeley.com/documents/?uuid=a3de2ccb-84b9-46fc-a4fd-0847cac2961d&quot;], &quot;id&quot;: &quot;ITEM-2&quot;, &quot;itemData&quot;: {&quot;volume&quot;: &quot;28&quot;, &quot;author&quot;: [{&quot;suffix&quot;: &quot;&quot;, &quot;non-dropping-particle&quot;: &quot;&quot;, &quot;given&quot;: &quot;J.H. James&quot;, &quot;dropping-particle&quot;: &quot;&quot;, &quot;family&quot;: &quot;Rose&quot;, &quot;parse-names&quot;: false}, {&quot;suffix&quot;: &quot;&quot;, &quot;non-dropping-particle&quot;: &quot;&quot;, &quot;given&quot;: &quot;J.R. John R. J.R.&quot;, &quot;dropping-particle&quot;: &quot;&quot;, &quot;family&quot;: &quot;Smith&quot;, &quot;parse-names&quot;: false}, {&quot;suffix&quot;: &quot;&quot;, &quot;non-dropping-particle&quot;: &quot;&quot;, &quot;given&quot;: &quot;John&quot;, &quot;dropping-particle&quot;: &quot;&quot;, &quot;family&quot;: &quot;Ferrante&quot;, &quot;parse-names&quot;: false}], &quot;title&quot;: &quot;Universal features of bonding in metals&quot;, &quot;id&quot;: &quot;ITEM-2&quot;, &quot;type&quot;: &quot;article-journal&quot;, &quot;issued&quot;: {&quot;date-parts&quot;: [[&quot;1983&quot;]]}, &quot;page&quot;: &quot;1835&quot;, &quot;issue&quot;: &quot;4&quot;, &quot;publisher&quot;: &quot;APS&quot;, &quot;container-title&quot;: &quot;Physical Review B&quot;}}, {&quot;uris&quot;: [&quot;http://www.mendeley.com/documents/?uuid=afe94bb3-c6f3-4a8c-98be-756afb63f4aa&quot;], &quot;id&quot;: &quot;ITEM-3&quot;, &quot;itemData&quot;: {&quot;volume&quot;: &quot;1&quot;, &quot;author&quot;: [{&quot;suffix&quot;: &quot;&quot;, &quot;non-dropping-particle&quot;: &quot;&quot;, &quot;given&quot;: &quot;T.&quot;, &quot;dropping-particle&quot;: &quot;&quot;, &quot;family&quot;: &quot;Hong&quot;, &quot;parse-names&quot;: false}, {&quot;suffix&quot;: &quot;&quot;, &quot;non-dropping-particle&quot;: &quot;&quot;, &quot;given&quot;: &quot;J.R. R.&quot;, &quot;dropping-particle&quot;: &quot;&quot;, &quot;family&quot;: &quot;Smith&quot;, &quot;parse-names&quot;: false}, {&quot;suffix&quot;: &quot;&quot;, &quot;non-dropping-particle&quot;: &quot;&quot;, &quot;given&quot;: &quot;D.J. J.&quot;, &quot;dropping-particle&quot;: &quot;&quot;, &quot;family&quot;: &quot;Srolovitz&quot;, &quot;parse-names&quot;: false}], &quot;title&quot;: &quot;Adhesion at a heterophase interface: First-principles study of Mo(001)/MoSi2(001)&quot;, &quot;id&quot;: &quot;ITEM-3&quot;, &quot;DOI&quot;: &quot;10.1007/BF00198149&quot;, &quot;container-title&quot;: &quot;Interface Science&quot;, &quot;page&quot;: &quot;223-235&quot;, &quot;issue&quot;: &quot;3&quot;, &quot;issued&quot;: {&quot;date-parts&quot;: [[&quot;1994&quot;]]}, &quot;ISSN&quot;: &quot;0927-7056&quot;, &quot;type&quot;: &quot;article-journal&quot;}}]} RNDxSFAzdW4Ni"/></text:p>
          </text:deletion>
        </text:changed-region>
        <text:changed-region xml:id="ct60743072" text:id="ct60743072">
          <text:deletion>
            <office:change-info>
              <dc:creator>Unknown Author</dc:creator>
              <dc:date>2018-06-26T17:49:39</dc:date>
            </office:change-info>
            <text:p text:style-name="P2"><text:reference-mark-start text:name="ADDIN CSL_CITATION {&quot;mendeley&quot;: {&quot;formattedCitation&quot;: &quot;[12\u201314]&quot;, &quot;plainTextFormattedCitation&quot;: &quot;[12\u201314]&quot;, &quot;previouslyFormattedCitation&quot;: &quot;[12\u201314]&quot;}, &quot;schema&quot;: &quot;https://github.com/citation-style-language/schema/raw/master/csl-citation.json&quot;, &quot;properties&quot;: {&quot;noteIndex&quot;: 0}, &quot;citationItems&quot;: [{&quot;uris&quot;: [&quot;http://www.mendeley.com/documents/?uuid=0e2d8cd5-88f9-4269-b530-68ef650ee0cb&quot;], &quot;id&quot;: &quot;ITEM-1&quot;, &quot;itemData&quot;: {&quot;volume&quot;: &quot;25&quot;, &quot;author&quot;: [{&quot;suffix&quot;: &quot;&quot;, &quot;non-dropping-particle&quot;: &quot;&quot;, &quot;given&quot;: &quot;J.R.&quot;, &quot;dropping-particle&quot;: &quot;&quot;, &quot;family&quot;: &quot;Smith&quot;, &quot;parse-names&quot;: false}, {&quot;suffix&quot;: &quot;&quot;, &quot;non-dropping-particle&quot;: &quot;&quot;, &quot;given&quot;: &quot;John&quot;, &quot;dropping-particle&quot;: &quot;&quot;, &quot;family&quot;: &quot;Ferrante&quot;, &quot;parse-names&quot;: false}, {&quot;suffix&quot;: &quot;&quot;, &quot;non-dropping-particle&quot;: &quot;&quot;, &quot;given&quot;: &quot;JH&quot;, &quot;dropping-particle&quot;: &quot;&quot;, &quot;family&quot;: &quot;Rose&quot;, &quot;parse-names&quot;: false}], &quot;title&quot;: &quot;Universal binding-energy relation in chemisorption&quot;, &quot;publisher&quot;: &quot;APS&quot;, &quot;id&quot;: &quot;ITEM-1&quot;, &quot;type&quot;: &quot;article-journal&quot;, &quot;container-title&quot;: &quot;Physical Review B&quot;, &quot;page&quot;: &quot;1419&quot;, &quot;abstract&quot;: &quot;We have discovered a universal relationship between chemisorbed-atom \u2014 metal-substrate in- teraction energies and separation distances. For a variety of adatoms and substrates, the ada- tom binding energy as a function of the distance between the adatom and metal surface has been accurately determined by a simple scaling of the universal relationship. We also reveal an accurate, simple relationship between the electron-number faces and the bulk electron density.&quot;, &quot;issued&quot;: {&quot;date-parts&quot;: [[&quot;1982&quot;]]}, &quot;issue&quot;: &quot;2&quot;}}, {&quot;uris&quot;: [&quot;http://www.mendeley.com/documents/?uuid=a3de2ccb-84b9-46fc-a4fd-0847cac2961d&quot;], &quot;id&quot;: &quot;ITEM-2&quot;, &quot;itemData&quot;: {&quot;volume&quot;: &quot;28&quot;, &quot;author&quot;: [{&quot;suffix&quot;: &quot;&quot;, &quot;non-dropping-particle&quot;: &quot;&quot;, &quot;given&quot;: &quot;J.H. James&quot;, &quot;dropping-particle&quot;: &quot;&quot;, &quot;family&quot;: &quot;Rose&quot;, &quot;parse-names&quot;: false}, {&quot;suffix&quot;: &quot;&quot;, &quot;non-dropping-particle&quot;: &quot;&quot;, &quot;given&quot;: &quot;J.R. John R. J.R.&quot;, &quot;dropping-particle&quot;: &quot;&quot;, &quot;family&quot;: &quot;Smith&quot;, &quot;parse-names&quot;: false}, {&quot;suffix&quot;: &quot;&quot;, &quot;non-dropping-particle&quot;: &quot;&quot;, &quot;given&quot;: &quot;John&quot;, &quot;dropping-particle&quot;: &quot;&quot;, &quot;family&quot;: &quot;Ferrante&quot;, &quot;parse-names&quot;: false}], &quot;title&quot;: &quot;Universal features of bonding in metals&quot;, &quot;id&quot;: &quot;ITEM-2&quot;, &quot;type&quot;: &quot;article-journal&quot;, &quot;issued&quot;: {&quot;date-parts&quot;: [[&quot;1983&quot;]]}, &quot;page&quot;: &quot;1835&quot;, &quot;issue&quot;: &quot;4&quot;, &quot;publisher&quot;: &quot;APS&quot;, &quot;container-title&quot;: &quot;Physical Review B&quot;}}, {&quot;uris&quot;: [&quot;http://www.mendeley.com/documents/?uuid=afe94bb3-c6f3-4a8c-98be-756afb63f4aa&quot;], &quot;id&quot;: &quot;ITEM-3&quot;, &quot;itemData&quot;: {&quot;volume&quot;: &quot;1&quot;, &quot;author&quot;: [{&quot;suffix&quot;: &quot;&quot;, &quot;non-dropping-particle&quot;: &quot;&quot;, &quot;given&quot;: &quot;T.&quot;, &quot;dropping-particle&quot;: &quot;&quot;, &quot;family&quot;: &quot;Hong&quot;, &quot;parse-names&quot;: false}, {&quot;suffix&quot;: &quot;&quot;, &quot;non-dropping-particle&quot;: &quot;&quot;, &quot;given&quot;: &quot;J.R. R.&quot;, &quot;dropping-particle&quot;: &quot;&quot;, &quot;family&quot;: &quot;Smith&quot;, &quot;parse-names&quot;: false}, {&quot;suffix&quot;: &quot;&quot;, &quot;non-dropping-particle&quot;: &quot;&quot;, &quot;given&quot;: &quot;D.J. J.&quot;, &quot;dropping-particle&quot;: &quot;&quot;, &quot;family&quot;: &quot;Srolovitz&quot;, &quot;parse-names&quot;: false}], &quot;title&quot;: &quot;Adhesion at a heterophase interface: First-principles study of Mo(001)/MoSi2(001)&quot;, &quot;id&quot;: &quot;ITEM-3&quot;, &quot;DOI&quot;: &quot;10.1007/BF00198149&quot;, &quot;container-title&quot;: &quot;Interface Science&quot;, &quot;page&quot;: &quot;223-235&quot;, &quot;issue&quot;: &quot;3&quot;, &quot;issued&quot;: {&quot;date-parts&quot;: [[&quot;1994&quot;]]}, &quot;ISSN&quot;: &quot;0927-7056&quot;, &quot;type&quot;: &quot;article-journal&quot;}}]} RNDxSFAzdW4Ni"/><text:span text:style-name="T4">UBER </text:span><text:reference-mark-end text:name="ADDIN CSL_CITATION {&quot;mendeley&quot;: {&quot;formattedCitation&quot;: &quot;[12\u201314]&quot;, &quot;plainTextFormattedCitation&quot;: &quot;[12\u201314]&quot;, &quot;previouslyFormattedCitation&quot;: &quot;[12\u201314]&quot;}, &quot;schema&quot;: &quot;https://github.com/citation-style-language/schema/raw/master/csl-citation.json&quot;, &quot;properties&quot;: {&quot;noteIndex&quot;: 0}, &quot;citationItems&quot;: [{&quot;uris&quot;: [&quot;http://www.mendeley.com/documents/?uuid=0e2d8cd5-88f9-4269-b530-68ef650ee0cb&quot;], &quot;id&quot;: &quot;ITEM-1&quot;, &quot;itemData&quot;: {&quot;volume&quot;: &quot;25&quot;, &quot;author&quot;: [{&quot;suffix&quot;: &quot;&quot;, &quot;non-dropping-particle&quot;: &quot;&quot;, &quot;given&quot;: &quot;J.R.&quot;, &quot;dropping-particle&quot;: &quot;&quot;, &quot;family&quot;: &quot;Smith&quot;, &quot;parse-names&quot;: false}, {&quot;suffix&quot;: &quot;&quot;, &quot;non-dropping-particle&quot;: &quot;&quot;, &quot;given&quot;: &quot;John&quot;, &quot;dropping-particle&quot;: &quot;&quot;, &quot;family&quot;: &quot;Ferrante&quot;, &quot;parse-names&quot;: false}, {&quot;suffix&quot;: &quot;&quot;, &quot;non-dropping-particle&quot;: &quot;&quot;, &quot;given&quot;: &quot;JH&quot;, &quot;dropping-particle&quot;: &quot;&quot;, &quot;family&quot;: &quot;Rose&quot;, &quot;parse-names&quot;: false}], &quot;title&quot;: &quot;Universal binding-energy relation in chemisorption&quot;, &quot;publisher&quot;: &quot;APS&quot;, &quot;id&quot;: &quot;ITEM-1&quot;, &quot;type&quot;: &quot;article-journal&quot;, &quot;container-title&quot;: &quot;Physical Review B&quot;, &quot;page&quot;: &quot;1419&quot;, &quot;abstract&quot;: &quot;We have discovered a universal relationship between chemisorbed-atom \u2014 metal-substrate in- teraction energies and separation distances. For a variety of adatoms and substrates, the ada- tom binding energy as a function of the distance between the adatom and metal surface has been accurately determined by a simple scaling of the universal relationship. We also reveal an accurate, simple relationship between the electron-number faces and the bulk electron density.&quot;, &quot;issued&quot;: {&quot;date-parts&quot;: [[&quot;1982&quot;]]}, &quot;issue&quot;: &quot;2&quot;}}, {&quot;uris&quot;: [&quot;http://www.mendeley.com/documents/?uuid=a3de2ccb-84b9-46fc-a4fd-0847cac2961d&quot;], &quot;id&quot;: &quot;ITEM-2&quot;, &quot;itemData&quot;: {&quot;volume&quot;: &quot;28&quot;, &quot;author&quot;: [{&quot;suffix&quot;: &quot;&quot;, &quot;non-dropping-particle&quot;: &quot;&quot;, &quot;given&quot;: &quot;J.H. James&quot;, &quot;dropping-particle&quot;: &quot;&quot;, &quot;family&quot;: &quot;Rose&quot;, &quot;parse-names&quot;: false}, {&quot;suffix&quot;: &quot;&quot;, &quot;non-dropping-particle&quot;: &quot;&quot;, &quot;given&quot;: &quot;J.R. John R. J.R.&quot;, &quot;dropping-particle&quot;: &quot;&quot;, &quot;family&quot;: &quot;Smith&quot;, &quot;parse-names&quot;: false}, {&quot;suffix&quot;: &quot;&quot;, &quot;non-dropping-particle&quot;: &quot;&quot;, &quot;given&quot;: &quot;John&quot;, &quot;dropping-particle&quot;: &quot;&quot;, &quot;family&quot;: &quot;Ferrante&quot;, &quot;parse-names&quot;: false}], &quot;title&quot;: &quot;Universal features of bonding in metals&quot;, &quot;id&quot;: &quot;ITEM-2&quot;, &quot;type&quot;: &quot;article-journal&quot;, &quot;issued&quot;: {&quot;date-parts&quot;: [[&quot;1983&quot;]]}, &quot;page&quot;: &quot;1835&quot;, &quot;issue&quot;: &quot;4&quot;, &quot;publisher&quot;: &quot;APS&quot;, &quot;container-title&quot;: &quot;Physical Review B&quot;}}, {&quot;uris&quot;: [&quot;http://www.mendeley.com/documents/?uuid=afe94bb3-c6f3-4a8c-98be-756afb63f4aa&quot;], &quot;id&quot;: &quot;ITEM-3&quot;, &quot;itemData&quot;: {&quot;volume&quot;: &quot;1&quot;, &quot;author&quot;: [{&quot;suffix&quot;: &quot;&quot;, &quot;non-dropping-particle&quot;: &quot;&quot;, &quot;given&quot;: &quot;T.&quot;, &quot;dropping-particle&quot;: &quot;&quot;, &quot;family&quot;: &quot;Hong&quot;, &quot;parse-names&quot;: false}, {&quot;suffix&quot;: &quot;&quot;, &quot;non-dropping-particle&quot;: &quot;&quot;, &quot;given&quot;: &quot;J.R. R.&quot;, &quot;dropping-particle&quot;: &quot;&quot;, &quot;family&quot;: &quot;Smith&quot;, &quot;parse-names&quot;: false}, {&quot;suffix&quot;: &quot;&quot;, &quot;non-dropping-particle&quot;: &quot;&quot;, &quot;given&quot;: &quot;D.J. J.&quot;, &quot;dropping-particle&quot;: &quot;&quot;, &quot;family&quot;: &quot;Srolovitz&quot;, &quot;parse-names&quot;: false}], &quot;title&quot;: &quot;Adhesion at a heterophase interface: First-principles study of Mo(001)/MoSi2(001)&quot;, &quot;id&quot;: &quot;ITEM-3&quot;, &quot;DOI&quot;: &quot;10.1007/BF00198149&quot;, &quot;container-title&quot;: &quot;Interface Science&quot;, &quot;page&quot;: &quot;223-235&quot;, &quot;issue&quot;: &quot;3&quot;, &quot;issued&quot;: {&quot;date-parts&quot;: [[&quot;1994&quot;]]}, &quot;ISSN&quot;: &quot;0927-7056&quot;, &quot;type&quot;: &quot;article-journal&quot;}}]} RNDxSFAzdW4Ni"/></text:p>
          </text:deletion>
        </text:changed-region>
        <text:changed-region xml:id="ct61045296" text:id="ct61045296">
          <text:insertion>
            <office:change-info>
              <dc:creator>Unknown Author</dc:creator>
              <dc:date>2018-06-26T17:49:42</dc:date>
            </office:change-info>
          </text:insertion>
        </text:changed-region>
        <text:changed-region xml:id="ct60742608" text:id="ct60742608">
          <text:deletion>
            <office:change-info>
              <dc:creator>Unknown Author</dc:creator>
              <dc:date>2018-06-26T17:49:59</dc:date>
            </office:change-info>
            <text:p text:style-name="P3"><text:reference-mark-start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h2z50usNri"/><text:span text:style-name="T5"><text:s/></text:span><text:span text:style-name="Endnote_20_anchor"><text:span text:style-name="T5"><text:s/></text:span></text:span><text:reference-mark-end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h2z50usNri"/></text:p>
          </text:deletion>
        </text:changed-region>
        <text:changed-region xml:id="ct60149520" text:id="ct60149520">
          <text:deletion>
            <office:change-info>
              <dc:creator>Unknown Author</dc:creator>
              <dc:date>2018-06-26T16:47:54</dc:date>
            </office:change-info>
            <text:p text:style-name="P3"><text:reference-mark-start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h2z50usNri"/><text:span text:style-name="Endnote_20_anchor"><text:span text:style-name="T5">[6,7]</text:span></text:span><text:reference-mark-end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h2z50usNri"/></text:p>
          </text:deletion>
        </text:changed-region>
        <text:changed-region xml:id="ct60147824" text:id="ct60147824">
          <text:deletion>
            <office:change-info>
              <dc:creator>Unknown Author</dc:creator>
              <dc:date>2018-06-26T17:49:59</dc:date>
            </office:change-info>
            <text:p text:style-name="P3"><text:reference-mark-start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h2z50usNri"/><text:span text:style-name="Endnote_20_anchor"><text:span text:style-name="T5"><text:s/>DFT</text:span></text:span><text:reference-mark-end text:name="ADDIN CSL_CITATION {&quot;mendeley&quot;: {&quot;formattedCitation&quot;: &quot;[6,7]&quot;, &quot;plainTextFormattedCitation&quot;: &quot;[6,7]&quot;, &quot;previouslyFormattedCitation&quot;: &quot;[6,7]&quot;}, &quot;schema&quot;: &quot;https://github.com/citation-style-language/schema/raw/master/csl-citation.json&quot;, &quot;properties&quot;: {&quot;noteIndex&quot;: 0}, &quot;citationItems&quot;: [{&quot;uris&quot;: [&quot;http://www.mendeley.com/documents/?uuid=ce838011-5d9e-4e7d-bc0e-d2c97f10a438&quot;], &quot;id&quot;: &quot;ITEM-1&quot;, &quot;itemData&quot;: {&quot;volume&quot;: &quot;136&quot;, &quot;author&quot;: [{&quot;suffix&quot;: &quot;&quot;, &quot;non-dropping-particle&quot;: &quot;&quot;, &quot;given&quot;: &quot;P.&quot;, &quot;dropping-particle&quot;: &quot;&quot;, &quot;family&quot;: &quot;Hohenberg&quot;, &quot;parse-names&quot;: false}, {&quot;suffix&quot;: &quot;&quot;, &quot;non-dropping-particle&quot;: &quot;&quot;, &quot;given&quot;: &quot;W.&quot;, &quot;dropping-particle&quot;: &quot;&quot;, &quot;family&quot;: &quot;Kohn&quot;, &quot;parse-names&quot;: false}], &quot;title&quot;: &quot;Inhomogeneous electron gas&quot;, &quot;publisher&quot;: &quot;APS&quot;, &quot;id&quot;: &quot;ITEM-1&quot;, &quot;type&quot;: &quot;article-journal&quot;, &quot;container-title&quot;: &quot;Phys. Rev&quot;, &quot;page&quot;: &quot;B864\u2013B871&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issued&quot;: {&quot;date-parts&quot;: [[&quot;1964&quot;]]}, &quot;issue&quot;: &quot;3B&quot;}}, {&quot;uris&quot;: [&quot;http://www.mendeley.com/documents/?uuid=5b1c9358-2923-4f6a-a39b-0ef87a2aea6c&quot;], &quot;id&quot;: &quot;ITEM-2&quot;, &quot;itemData&quot;: {&quot;volume&quot;: &quot;140&quot;, &quot;author&quot;: [{&quot;suffix&quot;: &quot;&quot;, &quot;non-dropping-particle&quot;: &quot;&quot;, &quot;given&quot;: &quot;W.&quot;, &quot;dropping-particle&quot;: &quot;&quot;, &quot;family&quot;: &quot;Kohn&quot;, &quot;parse-names&quot;: false}, {&quot;suffix&quot;: &quot;&quot;, &quot;non-dropping-particle&quot;: &quot;&quot;, &quot;given&quot;: &quot;L. J.&quot;, &quot;dropping-particle&quot;: &quot;&quot;, &quot;family&quot;: &quot;Sham&quot;, &quot;parse-names&quot;: false}], &quot;title&quot;: &quot;Self-Consistent Equations Including Exchange and Correlation Effects&quot;, &quot;id&quot;: &quot;ITEM-2&quot;, &quot;DOI&quot;: &quot;10.1103/PhysRev.140.A1133&quot;, &quot;container-title&quot;: &quot;Physical Review&quot;, &quot;page&quot;: &quot;A1133-A1138&quot;, &quot;issue&quot;: &quot;4A&quot;, &quot;issued&quot;: {&quot;date-parts&quot;: [[&quot;1965&quot;, &quot;11&quot;]]}, &quot;ISSN&quot;: &quot;0031-899X&quot;, &quot;type&quot;: &quot;article-journal&quot;}}]} RNDh2z50usNri"/></text:p>
          </text:deletion>
        </text:changed-region>
        <text:changed-region xml:id="ct60128048" text:id="ct60128048">
          <text:insertion>
            <office:change-info>
              <dc:creator>Unknown Author</dc:creator>
              <dc:date>2018-06-26T17:50:02</dc:date>
            </office:change-info>
          </text:insertion>
        </text:changed-region>
        <text:changed-region xml:id="ct60130928" text:id="ct60130928">
          <text:insertion>
            <office:change-info>
              <dc:creator>Unknown Author</dc:creator>
              <dc:date>2018-06-26T17:56:39</dc:date>
            </office:change-info>
          </text:insertion>
        </text:changed-region>
        <text:changed-region xml:id="ct61056336" text:id="ct61056336">
          <text:deletion>
            <office:change-info>
              <dc:creator>Unknown Author</dc:creator>
              <dc:date>2018-06-26T17:50:17</dc:date>
            </office:change-info>
            <text:p text:style-name="P3"><text:reference-mark-start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uris&quot;: [&quot;http://www.mendeley.com/documents/?uuid=84a886bc-f1b6-45b7-b712-9bcef1ce9b5f&quot;], &quot;id&quot;: &quot;ITEM-1&quot;, &quot;itemData&quot;: {&quot;volume&quot;: &quot;50&quot;, &quot;container-title&quot;: &quot;Physical Review B&quot;, &quot;note&quot;: &quot;cite when using PAW&quot;, &quot;id&quot;: &quot;ITEM-1&quot;, &quot;DOI&quot;: &quot;10.1103/PhysRevB.50.17953&quot;, &quot;issue&quot;: &quot;24&quot;, &quot;type&quot;: &quot;article-journal&quot;, &quot;author&quot;: [{&quot;suffix&quot;: &quot;&quot;, &quot;non-dropping-particle&quot;: &quot;&quot;, &quot;given&quot;: &quot;P. E.&quot;, &quot;dropping-particle&quot;: &quot;&quot;, &quot;family&quot;: &quot;Bl\u00f6ch&quot;, &quot;parse-names&quot;: false}], &quot;issued&quot;: {&quot;date-parts&quot;: [[&quot;1994&quot;, &quot;12&quot;]]}, &quot;page&quot;: &quot;13063-17979&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title&quot;: &quot;Projector augmented-wave method&quot;}}]} RNDqDLARmltiY"/><text:span text:style-name="T5"><text:s text:c="2"/></text:span><text:reference-mark-end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uris&quot;: [&quot;http://www.mendeley.com/documents/?uuid=84a886bc-f1b6-45b7-b712-9bcef1ce9b5f&quot;], &quot;id&quot;: &quot;ITEM-1&quot;, &quot;itemData&quot;: {&quot;volume&quot;: &quot;50&quot;, &quot;container-title&quot;: &quot;Physical Review B&quot;, &quot;note&quot;: &quot;cite when using PAW&quot;, &quot;id&quot;: &quot;ITEM-1&quot;, &quot;DOI&quot;: &quot;10.1103/PhysRevB.50.17953&quot;, &quot;issue&quot;: &quot;24&quot;, &quot;type&quot;: &quot;article-journal&quot;, &quot;author&quot;: [{&quot;suffix&quot;: &quot;&quot;, &quot;non-dropping-particle&quot;: &quot;&quot;, &quot;given&quot;: &quot;P. E.&quot;, &quot;dropping-particle&quot;: &quot;&quot;, &quot;family&quot;: &quot;Bl\u00f6ch&quot;, &quot;parse-names&quot;: false}], &quot;issued&quot;: {&quot;date-parts&quot;: [[&quot;1994&quot;, &quot;12&quot;]]}, &quot;page&quot;: &quot;13063-17979&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title&quot;: &quot;Projector augmented-wave method&quot;}}]} RNDqDLARmltiY"/></text:p>
          </text:deletion>
        </text:changed-region>
        <text:changed-region xml:id="ct61056016" text:id="ct61056016">
          <text:deletion>
            <office:change-info>
              <dc:creator>Unknown Author</dc:creator>
              <dc:date>2018-06-26T16:47:54</dc:date>
            </office:change-info>
            <text:p text:style-name="P3"><text:reference-mark-start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uris&quot;: [&quot;http://www.mendeley.com/documents/?uuid=84a886bc-f1b6-45b7-b712-9bcef1ce9b5f&quot;], &quot;id&quot;: &quot;ITEM-1&quot;, &quot;itemData&quot;: {&quot;volume&quot;: &quot;50&quot;, &quot;container-title&quot;: &quot;Physical Review B&quot;, &quot;note&quot;: &quot;cite when using PAW&quot;, &quot;id&quot;: &quot;ITEM-1&quot;, &quot;DOI&quot;: &quot;10.1103/PhysRevB.50.17953&quot;, &quot;issue&quot;: &quot;24&quot;, &quot;type&quot;: &quot;article-journal&quot;, &quot;author&quot;: [{&quot;suffix&quot;: &quot;&quot;, &quot;non-dropping-particle&quot;: &quot;&quot;, &quot;given&quot;: &quot;P. E.&quot;, &quot;dropping-particle&quot;: &quot;&quot;, &quot;family&quot;: &quot;Bl\u00f6ch&quot;, &quot;parse-names&quot;: false}], &quot;issued&quot;: {&quot;date-parts&quot;: [[&quot;1994&quot;, &quot;12&quot;]]}, &quot;page&quot;: &quot;13063-17979&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title&quot;: &quot;Projector augmented-wave method&quot;}}]} RNDqDLARmltiY"/><text:span text:style-name="T5">[15]</text:span><text:reference-mark-end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uris&quot;: [&quot;http://www.mendeley.com/documents/?uuid=84a886bc-f1b6-45b7-b712-9bcef1ce9b5f&quot;], &quot;id&quot;: &quot;ITEM-1&quot;, &quot;itemData&quot;: {&quot;volume&quot;: &quot;50&quot;, &quot;container-title&quot;: &quot;Physical Review B&quot;, &quot;note&quot;: &quot;cite when using PAW&quot;, &quot;id&quot;: &quot;ITEM-1&quot;, &quot;DOI&quot;: &quot;10.1103/PhysRevB.50.17953&quot;, &quot;issue&quot;: &quot;24&quot;, &quot;type&quot;: &quot;article-journal&quot;, &quot;author&quot;: [{&quot;suffix&quot;: &quot;&quot;, &quot;non-dropping-particle&quot;: &quot;&quot;, &quot;given&quot;: &quot;P. E.&quot;, &quot;dropping-particle&quot;: &quot;&quot;, &quot;family&quot;: &quot;Bl\u00f6ch&quot;, &quot;parse-names&quot;: false}], &quot;issued&quot;: {&quot;date-parts&quot;: [[&quot;1994&quot;, &quot;12&quot;]]}, &quot;page&quot;: &quot;13063-17979&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title&quot;: &quot;Projector augmented-wave method&quot;}}]} RNDqDLARmltiY"/></text:p>
          </text:deletion>
        </text:changed-region>
        <text:changed-region xml:id="ct61055776" text:id="ct61055776">
          <text:deletion>
            <office:change-info>
              <dc:creator>Unknown Author</dc:creator>
              <dc:date>2018-06-26T17:50:17</dc:date>
            </office:change-info>
            <text:p text:style-name="P3"><text:reference-mark-start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uris&quot;: [&quot;http://www.mendeley.com/documents/?uuid=84a886bc-f1b6-45b7-b712-9bcef1ce9b5f&quot;], &quot;id&quot;: &quot;ITEM-1&quot;, &quot;itemData&quot;: {&quot;volume&quot;: &quot;50&quot;, &quot;container-title&quot;: &quot;Physical Review B&quot;, &quot;note&quot;: &quot;cite when using PAW&quot;, &quot;id&quot;: &quot;ITEM-1&quot;, &quot;DOI&quot;: &quot;10.1103/PhysRevB.50.17953&quot;, &quot;issue&quot;: &quot;24&quot;, &quot;type&quot;: &quot;article-journal&quot;, &quot;author&quot;: [{&quot;suffix&quot;: &quot;&quot;, &quot;non-dropping-particle&quot;: &quot;&quot;, &quot;given&quot;: &quot;P. E.&quot;, &quot;dropping-particle&quot;: &quot;&quot;, &quot;family&quot;: &quot;Bl\u00f6ch&quot;, &quot;parse-names&quot;: false}], &quot;issued&quot;: {&quot;date-parts&quot;: [[&quot;1994&quot;, &quot;12&quot;]]}, &quot;page&quot;: &quot;13063-17979&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title&quot;: &quot;Projector augmented-wave method&quot;}}]} RNDqDLARmltiY"/><text:span text:style-name="T5"><text:s/></text:span><text:reference-mark-end text:name="ADDIN CSL_CITATION {&quot;mendeley&quot;: {&quot;formattedCitation&quot;: &quot;[15]&quot;, &quot;plainTextFormattedCitation&quot;: &quot;[15]&quot;, &quot;previouslyFormattedCitation&quot;: &quot;[15]&quot;}, &quot;schema&quot;: &quot;https://github.com/citation-style-language/schema/raw/master/csl-citation.json&quot;, &quot;properties&quot;: {&quot;noteIndex&quot;: 0}, &quot;citationItems&quot;: [{&quot;uris&quot;: [&quot;http://www.mendeley.com/documents/?uuid=84a886bc-f1b6-45b7-b712-9bcef1ce9b5f&quot;], &quot;id&quot;: &quot;ITEM-1&quot;, &quot;itemData&quot;: {&quot;volume&quot;: &quot;50&quot;, &quot;container-title&quot;: &quot;Physical Review B&quot;, &quot;note&quot;: &quot;cite when using PAW&quot;, &quot;id&quot;: &quot;ITEM-1&quot;, &quot;DOI&quot;: &quot;10.1103/PhysRevB.50.17953&quot;, &quot;issue&quot;: &quot;24&quot;, &quot;type&quot;: &quot;article-journal&quot;, &quot;author&quot;: [{&quot;suffix&quot;: &quot;&quot;, &quot;non-dropping-particle&quot;: &quot;&quot;, &quot;given&quot;: &quot;P. E.&quot;, &quot;dropping-particle&quot;: &quot;&quot;, &quot;family&quot;: &quot;Bl\u00f6ch&quot;, &quot;parse-names&quot;: false}], &quot;issued&quot;: {&quot;date-parts&quot;: [[&quot;1994&quot;, &quot;12&quot;]]}, &quot;page&quot;: &quot;13063-17979&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title&quot;: &quot;Projector augmented-wave method&quot;}}]} RNDqDLARmltiY"/></text:p>
          </text:deletion>
        </text:changed-region>
        <text:changed-region xml:id="ct61058416" text:id="ct61058416">
          <text:insertion>
            <office:change-info>
              <dc:creator>Unknown Author</dc:creator>
              <dc:date>2018-06-26T17:50:20</dc:date>
            </office:change-info>
          </text:insertion>
        </text:changed-region>
        <text:changed-region xml:id="ct61060512" text:id="ct61060512">
          <text:insertion>
            <office:change-info>
              <dc:creator>Unknown Author</dc:creator>
              <dc:date>2018-06-26T17:56:40</dc:date>
            </office:change-info>
          </text:insertion>
        </text:changed-region>
        <text:changed-region xml:id="ct59666752" text:id="ct59666752">
          <text:deletion>
            <office:change-info>
              <dc:creator>Unknown Author</dc:creator>
              <dc:date>2018-06-26T17:50:27</dc:date>
            </office:change-info>
            <text:p text:style-name="P3"><text:reference-mark-start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uris&quot;: [&quot;http://www.mendeley.com/documents/?uuid=4ef0ecee-c7a4-4125-b7db-65cb8437e961&quot;], &quot;id&quot;: &quot;ITEM-1&quot;, &quot;itemData&quot;: {&quot;volume&quot;: &quot;29&quot;, &quot;container-title&quot;: &quot;Journal of Computational Chemistry&quot;, &quot;id&quot;: &quot;ITEM-1&quot;, &quot;DOI&quot;: &quot;10.1002/jcc&quot;, &quot;issue&quot;: &quot;13&quot;, &quot;type&quot;: &quot;article-journal&quot;, &quot;ISSN&quot;: &quot;1096-987X&quot;, &quot;author&quot;: [{&quot;suffix&quot;: &quot;&quot;, &quot;non-dropping-particle&quot;: &quot;&quot;, &quot;given&quot;: &quot;J.&quot;, &quot;dropping-particle&quot;: &quot;&quot;, &quot;family&quot;: &quot;Hafner&quot;, &quot;parse-names&quot;: false}], &quot;issued&quot;: {&quot;date-parts&quot;: [[&quot;2008&quot;]]}, &quot;page&quot;: &quot;2044\u20132078&quot;, &quot;publisher&quot;: &quot;Wiley Online Library&quot;, &quot;title&quot;: &quot;Ab-initio simulations of materials using VASP: Density-functional theory and beyond&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RNDdPgMXkF5qI"/><text:span text:style-name="T5"><text:s text:c="2"/></text:span><text:reference-mark-end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uris&quot;: [&quot;http://www.mendeley.com/documents/?uuid=4ef0ecee-c7a4-4125-b7db-65cb8437e961&quot;], &quot;id&quot;: &quot;ITEM-1&quot;, &quot;itemData&quot;: {&quot;volume&quot;: &quot;29&quot;, &quot;container-title&quot;: &quot;Journal of Computational Chemistry&quot;, &quot;id&quot;: &quot;ITEM-1&quot;, &quot;DOI&quot;: &quot;10.1002/jcc&quot;, &quot;issue&quot;: &quot;13&quot;, &quot;type&quot;: &quot;article-journal&quot;, &quot;ISSN&quot;: &quot;1096-987X&quot;, &quot;author&quot;: [{&quot;suffix&quot;: &quot;&quot;, &quot;non-dropping-particle&quot;: &quot;&quot;, &quot;given&quot;: &quot;J.&quot;, &quot;dropping-particle&quot;: &quot;&quot;, &quot;family&quot;: &quot;Hafner&quot;, &quot;parse-names&quot;: false}], &quot;issued&quot;: {&quot;date-parts&quot;: [[&quot;2008&quot;]]}, &quot;page&quot;: &quot;2044\u20132078&quot;, &quot;publisher&quot;: &quot;Wiley Online Library&quot;, &quot;title&quot;: &quot;Ab-initio simulations of materials using VASP: Density-functional theory and beyond&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RNDdPgMXkF5qI"/></text:p>
          </text:deletion>
        </text:changed-region>
        <text:changed-region xml:id="ct59666512" text:id="ct59666512">
          <text:deletion>
            <office:change-info>
              <dc:creator>Unknown Author</dc:creator>
              <dc:date>2018-06-26T16:47:54</dc:date>
            </office:change-info>
            <text:p text:style-name="P3"><text:reference-mark-start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uris&quot;: [&quot;http://www.mendeley.com/documents/?uuid=4ef0ecee-c7a4-4125-b7db-65cb8437e961&quot;], &quot;id&quot;: &quot;ITEM-1&quot;, &quot;itemData&quot;: {&quot;volume&quot;: &quot;29&quot;, &quot;container-title&quot;: &quot;Journal of Computational Chemistry&quot;, &quot;id&quot;: &quot;ITEM-1&quot;, &quot;DOI&quot;: &quot;10.1002/jcc&quot;, &quot;issue&quot;: &quot;13&quot;, &quot;type&quot;: &quot;article-journal&quot;, &quot;ISSN&quot;: &quot;1096-987X&quot;, &quot;author&quot;: [{&quot;suffix&quot;: &quot;&quot;, &quot;non-dropping-particle&quot;: &quot;&quot;, &quot;given&quot;: &quot;J.&quot;, &quot;dropping-particle&quot;: &quot;&quot;, &quot;family&quot;: &quot;Hafner&quot;, &quot;parse-names&quot;: false}], &quot;issued&quot;: {&quot;date-parts&quot;: [[&quot;2008&quot;]]}, &quot;page&quot;: &quot;2044\u20132078&quot;, &quot;publisher&quot;: &quot;Wiley Online Library&quot;, &quot;title&quot;: &quot;Ab-initio simulations of materials using VASP: Density-functional theory and beyond&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RNDdPgMXkF5qI"/><text:span text:style-name="T5">[16]</text:span><text:reference-mark-end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uris&quot;: [&quot;http://www.mendeley.com/documents/?uuid=4ef0ecee-c7a4-4125-b7db-65cb8437e961&quot;], &quot;id&quot;: &quot;ITEM-1&quot;, &quot;itemData&quot;: {&quot;volume&quot;: &quot;29&quot;, &quot;container-title&quot;: &quot;Journal of Computational Chemistry&quot;, &quot;id&quot;: &quot;ITEM-1&quot;, &quot;DOI&quot;: &quot;10.1002/jcc&quot;, &quot;issue&quot;: &quot;13&quot;, &quot;type&quot;: &quot;article-journal&quot;, &quot;ISSN&quot;: &quot;1096-987X&quot;, &quot;author&quot;: [{&quot;suffix&quot;: &quot;&quot;, &quot;non-dropping-particle&quot;: &quot;&quot;, &quot;given&quot;: &quot;J.&quot;, &quot;dropping-particle&quot;: &quot;&quot;, &quot;family&quot;: &quot;Hafner&quot;, &quot;parse-names&quot;: false}], &quot;issued&quot;: {&quot;date-parts&quot;: [[&quot;2008&quot;]]}, &quot;page&quot;: &quot;2044\u20132078&quot;, &quot;publisher&quot;: &quot;Wiley Online Library&quot;, &quot;title&quot;: &quot;Ab-initio simulations of materials using VASP: Density-functional theory and beyond&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RNDdPgMXkF5qI"/></text:p>
          </text:deletion>
        </text:changed-region>
        <text:changed-region xml:id="ct60631552" text:id="ct60631552">
          <text:deletion>
            <office:change-info>
              <dc:creator>Unknown Author</dc:creator>
              <dc:date>2018-06-26T17:50:27</dc:date>
            </office:change-info>
            <text:p text:style-name="P3"><text:reference-mark-start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uris&quot;: [&quot;http://www.mendeley.com/documents/?uuid=4ef0ecee-c7a4-4125-b7db-65cb8437e961&quot;], &quot;id&quot;: &quot;ITEM-1&quot;, &quot;itemData&quot;: {&quot;volume&quot;: &quot;29&quot;, &quot;container-title&quot;: &quot;Journal of Computational Chemistry&quot;, &quot;id&quot;: &quot;ITEM-1&quot;, &quot;DOI&quot;: &quot;10.1002/jcc&quot;, &quot;issue&quot;: &quot;13&quot;, &quot;type&quot;: &quot;article-journal&quot;, &quot;ISSN&quot;: &quot;1096-987X&quot;, &quot;author&quot;: [{&quot;suffix&quot;: &quot;&quot;, &quot;non-dropping-particle&quot;: &quot;&quot;, &quot;given&quot;: &quot;J.&quot;, &quot;dropping-particle&quot;: &quot;&quot;, &quot;family&quot;: &quot;Hafner&quot;, &quot;parse-names&quot;: false}], &quot;issued&quot;: {&quot;date-parts&quot;: [[&quot;2008&quot;]]}, &quot;page&quot;: &quot;2044\u20132078&quot;, &quot;publisher&quot;: &quot;Wiley Online Library&quot;, &quot;title&quot;: &quot;Ab-initio simulations of materials using VASP: Density-functional theory and beyond&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RNDdPgMXkF5qI"/><text:span text:style-name="T5"><text:s/></text:span><text:reference-mark-end text:name="ADDIN CSL_CITATION {&quot;mendeley&quot;: {&quot;formattedCitation&quot;: &quot;[16]&quot;, &quot;plainTextFormattedCitation&quot;: &quot;[16]&quot;, &quot;previouslyFormattedCitation&quot;: &quot;[16]&quot;}, &quot;schema&quot;: &quot;https://github.com/citation-style-language/schema/raw/master/csl-citation.json&quot;, &quot;properties&quot;: {&quot;noteIndex&quot;: 0}, &quot;citationItems&quot;: [{&quot;uris&quot;: [&quot;http://www.mendeley.com/documents/?uuid=4ef0ecee-c7a4-4125-b7db-65cb8437e961&quot;], &quot;id&quot;: &quot;ITEM-1&quot;, &quot;itemData&quot;: {&quot;volume&quot;: &quot;29&quot;, &quot;container-title&quot;: &quot;Journal of Computational Chemistry&quot;, &quot;id&quot;: &quot;ITEM-1&quot;, &quot;DOI&quot;: &quot;10.1002/jcc&quot;, &quot;issue&quot;: &quot;13&quot;, &quot;type&quot;: &quot;article-journal&quot;, &quot;ISSN&quot;: &quot;1096-987X&quot;, &quot;author&quot;: [{&quot;suffix&quot;: &quot;&quot;, &quot;non-dropping-particle&quot;: &quot;&quot;, &quot;given&quot;: &quot;J.&quot;, &quot;dropping-particle&quot;: &quot;&quot;, &quot;family&quot;: &quot;Hafner&quot;, &quot;parse-names&quot;: false}], &quot;issued&quot;: {&quot;date-parts&quot;: [[&quot;2008&quot;]]}, &quot;page&quot;: &quot;2044\u20132078&quot;, &quot;publisher&quot;: &quot;Wiley Online Library&quot;, &quot;title&quot;: &quot;Ab-initio simulations of materials using VASP: Density-functional theory and beyond&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RNDdPgMXkF5qI"/></text:p>
          </text:deletion>
        </text:changed-region>
        <text:changed-region xml:id="ct60634080" text:id="ct60634080">
          <text:insertion>
            <office:change-info>
              <dc:creator>Unknown Author</dc:creator>
              <dc:date>2018-06-26T17:50:31</dc:date>
            </office:change-info>
          </text:insertion>
        </text:changed-region>
        <text:changed-region xml:id="ct60635856" text:id="ct60635856">
          <text:insertion>
            <office:change-info>
              <dc:creator>Unknown Author</dc:creator>
              <dc:date>2018-06-26T17:56:41</dc:date>
            </office:change-info>
          </text:insertion>
        </text:changed-region>
        <text:changed-region xml:id="ct60119216" text:id="ct60119216">
          <text:deletion>
            <office:change-info>
              <dc:creator>Unknown Author</dc:creator>
              <dc:date>2018-06-26T17:54:02</dc:date>
            </office:change-info>
            <text:p text:style-name="P3"><text:reference-mark-start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span text:style-name="T5">. </text:span><text:reference-mark-end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p>
          </text:deletion>
        </text:changed-region>
        <text:changed-region xml:id="ct60118976" text:id="ct60118976">
          <text:deletion>
            <office:change-info>
              <dc:creator>Unknown Author</dc:creator>
              <dc:date>2018-06-26T16:47:54</dc:date>
            </office:change-info>
            <text:p text:style-name="P3"><text:reference-mark-start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span text:style-name="T5">[6]</text:span><text:reference-mark-end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p>
          </text:deletion>
        </text:changed-region>
        <text:changed-region xml:id="ct60637760" text:id="ct60637760">
          <text:deletion>
            <office:change-info>
              <dc:creator>Unknown Author</dc:creator>
              <dc:date>2018-06-26T17:54:02</dc:date>
            </office:change-info>
            <text:p text:style-name="P3"><text:reference-mark-start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span text:style-name="T5"><text:s/></text:span><text:reference-mark-end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p>
          </text:deletion>
        </text:changed-region>
        <text:changed-region xml:id="ct60120736" text:id="ct60120736">
          <text:insertion>
            <office:change-info>
              <dc:creator>Unknown Author</dc:creator>
              <dc:date>2018-06-26T17:54:04</dc:date>
            </office:change-info>
          </text:insertion>
        </text:changed-region>
        <text:changed-region xml:id="ct60636176" text:id="ct60636176">
          <text:deletion>
            <office:change-info>
              <dc:creator>Unknown Author</dc:creator>
              <dc:date>2018-06-26T17:40:58</dc:date>
            </office:change-info>
            <text:p text:style-name="Text_20_body">conección</text:p>
          </text:deletion>
        </text:changed-region>
        <text:changed-region xml:id="ct60553440" text:id="ct60553440">
          <text:insertion>
            <office:change-info>
              <dc:creator>Unknown Author</dc:creator>
              <dc:date>2018-06-26T17:40:58</dc:date>
            </office:change-info>
          </text:insertion>
        </text:changed-region>
        <text:changed-region xml:id="ct60636512" text:id="ct60636512">
          <text:deletion>
            <office:change-info>
              <dc:creator>Unknown Author</dc:creator>
              <dc:date>2018-06-26T17:54:16</dc:date>
            </office:change-info>
            <text:p text:style-name="Text_20_body"><text:reference-mark-start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span text:style-name="T6">,</text:span><text:reference-mark-end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p>
          </text:deletion>
        </text:changed-region>
        <text:changed-region xml:id="ct60829968" text:id="ct60829968">
          <text:deletion>
            <office:change-info>
              <dc:creator>Unknown Author</dc:creator>
              <dc:date>2018-06-26T16:47:54</dc:date>
            </office:change-info>
            <text:p text:style-name="Text_20_body"><text:reference-mark-start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span text:style-name="T6">[5]</text:span><text:reference-mark-end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p>
          </text:deletion>
        </text:changed-region>
        <text:changed-region xml:id="ct61060832" text:id="ct61060832">
          <text:deletion>
            <office:change-info>
              <dc:creator>Unknown Author</dc:creator>
              <dc:date>2018-06-26T17:54:16</dc:date>
            </office:change-info>
            <text:p text:style-name="Text_20_body"><text:reference-mark-start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span text:style-name="T6"><text:s/>(VASP)</text:span><text:reference-mark-end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p>
          </text:deletion>
        </text:changed-region>
        <text:changed-region xml:id="ct60831264" text:id="ct60831264">
          <text:insertion>
            <office:change-info>
              <dc:creator>Unknown Author</dc:creator>
              <dc:date>2018-06-26T17:54:20</dc:date>
            </office:change-info>
          </text:insertion>
        </text:changed-region>
        <text:changed-region xml:id="ct60862416" text:id="ct60862416">
          <text:deletion>
            <office:change-info>
              <dc:creator>Unknown Author</dc:creator>
              <dc:date>2018-06-26T17:56:41</dc:date>
            </office:change-info>
            <text:p text:style-name="Text_20_body"><text:span text:style-name="T7"><text:s text:c="2"/></text:span></text:p>
          </text:deletion>
        </text:changed-region>
        <text:changed-region xml:id="ct61086640" text:id="ct61086640">
          <text:insertion>
            <office:change-info>
              <dc:creator>Unknown Author</dc:creator>
              <dc:date>2018-06-26T17:56:41</dc:date>
            </office:change-info>
          </text:insertion>
        </text:changed-region>
        <text:changed-region xml:id="ct60048944" text:id="ct60048944">
          <text:deletion>
            <office:change-info>
              <dc:creator>Unknown Author</dc:creator>
              <dc:date>2018-06-26T17:56:42</dc:date>
            </office:change-info>
            <text:p text:style-name="Text_20_body"><text:span text:style-name="T7"><text:s text:c="2"/></text:span></text:p>
          </text:deletion>
        </text:changed-region>
        <text:changed-region xml:id="ct60740736" text:id="ct60740736">
          <text:insertion>
            <office:change-info>
              <dc:creator>Unknown Author</dc:creator>
              <dc:date>2018-06-26T17:56:42</dc:date>
            </office:change-info>
          </text:insertion>
        </text:changed-region>
        <text:changed-region xml:id="ct60848944" text:id="ct60848944">
          <text:deletion>
            <office:change-info>
              <dc:creator>Unknown Author</dc:creator>
              <dc:date>2018-06-26T17:56:43</dc:date>
            </office:change-info>
            <text:p text:style-name="P4"><text:s text:c="2"/></text:p>
          </text:deletion>
        </text:changed-region>
        <text:changed-region xml:id="ct60850496" text:id="ct60850496">
          <text:insertion>
            <office:change-info>
              <dc:creator>Unknown Author</dc:creator>
              <dc:date>2018-06-26T17:56:43</dc:date>
            </office:change-info>
          </text:insertion>
        </text:changed-region>
        <text:changed-region xml:id="ct60526496" text:id="ct60526496">
          <text:deletion>
            <office:change-info>
              <dc:creator>Unknown Author</dc:creator>
              <dc:date>2018-06-26T17:56:44</dc:date>
            </office:change-info>
            <text:p text:style-name="P5"><text:s text:c="2"/></text:p>
          </text:deletion>
        </text:changed-region>
        <text:changed-region xml:id="ct60459552" text:id="ct60459552">
          <text:insertion>
            <office:change-info>
              <dc:creator>Unknown Author</dc:creator>
              <dc:date>2018-06-26T17:56:44</dc:date>
            </office:change-info>
          </text:insertion>
        </text:changed-region>
        <text:changed-region xml:id="ct60851328" text:id="ct60851328">
          <text:deletion>
            <office:change-info>
              <dc:creator>Unknown Author</dc:creator>
              <dc:date>2018-06-26T17:56:44</dc:date>
            </office:change-info>
            <text:p text:style-name="P6"><text:s text:c="2"/></text:p>
          </text:deletion>
        </text:changed-region>
        <text:changed-region xml:id="ct60653296" text:id="ct60653296">
          <text:insertion>
            <office:change-info>
              <dc:creator>Unknown Author</dc:creator>
              <dc:date>2018-06-26T17:56:44</dc:date>
            </office:change-info>
          </text:insertion>
        </text:changed-region>
        <text:changed-region xml:id="ct60821680" text:id="ct60821680">
          <text:insertion>
            <office:change-info>
              <dc:creator>Unknown Author</dc:creator>
              <dc:date>2018-06-26T17:43:17</dc:date>
            </office:change-info>
          </text:insertion>
        </text:changed-region>
        <text:changed-region xml:id="ct60527376" text:id="ct60527376">
          <text:deletion>
            <office:change-info>
              <dc:creator>Unknown Author</dc:creator>
              <dc:date>2018-06-26T17:43:54</dc:date>
            </office:change-info>
            <text:p text:style-name="Text_20_body"/>
            <text:list xml:id="list916595350" text:style-name="WWNum1">
              <text:list-header>
                <text:p text:style-name="P7"/>
              </text:list-header>
            </text:list>
            <text:p text:style-name="Text_20_body">[<text:span text:style-name="T8">1</text:span>] Y. Jiang, Y. Wei, J.R. Smith, J.W. Hutchinson, A.G. Evans, Int. J. Mat. Res. </text:p>
            <text:p text:style-name="Text_20_body"><text:span text:style-name="T8">[2] </text:span>P. Hohenberg, W. Kohn, Phys. Rev. 136 (1964) B864-B871; W. Kohn, L.J. Sham, Phys. Rev. 140 (1965) A1133-A1138.</text:p>
            <text:p text:style-name="Text_20_body">[<text:span text:style-name="T8">3</text:span>] P.E. Blöchl, Phys. Rev. 50 (1994) 17953-17979.</text:p>
            <text:p text:style-name="Text_20_body"><text:span text:style-name="T8">[4]</text:span> J. Hafner, Journal of Computational Chemistry 29 (2008) 2044–2078.</text:p>
            <text:p text:style-name="Text_20_body">[<text:span text:style-name="T8">5</text:span>] J.P. Perdew, K. Burke, M. Ernzerhof, Phys. Rev. Lett. 77 (1996) 3865–3868.</text:p>
            <text:p text:style-name="Text_20_body">[<text:span text:style-name="T8">6</text:span>] G. Kresse, J. Hafner, Phys. Rev. B 47 (1993) 558-61; G. Kresse, Thesis (1993) Technische Universität Wien; G. Kresse, J. Furthmüller, Comp. Mat. Science 6 (1996) 15-50; G. Kresse, J. Furthmüller, Phys. Rev. B 54 (1996) 11169-86.</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Maestría en Ciencia y Tecnología de Materiales UNSAM / CNEA</text:p>
      <text:p text:style-name="Heading"><text:span text:style-name="T33">Plan de Maestr</text:span>ía 2019</text:p>
      <text:h text:style-name="Heading_20_1" text:outline-level="1">Título de la Tesis </text:h>
      <text:p text:style-name="Text_20_body">Modelización Atomística De La Tenacidad De Interfaces Metal / Óxido En Aceros De Uso Nuclear.</text:p>
      <text:h text:style-name="Heading_20_1" text:outline-level="1">Lugar en donde se realizará </text:h>
      <text:p text:style-name="Text_20_body">División Aleaciones Especiales, Gerencia Materiales, Gerencia de Área Energía Nuclear</text:p>
      <text:h text:style-name="Heading_20_1" text:outline-level="1">Directores</text:h>
      <text:h text:style-name="Heading_20_3" text:outline-level="3">Mariano Daniel Forti</text:h>
      <text:p text:style-name="Text_20_body">Doctor en Ciencia y Tecnología, Mención Materiales, Instituto Sabato UNSAM-CNEA. Investigador CNEA <text:span text:style-name="T34">y</text:span> Docente UNSAM. </text:p>
      <text:p text:style-name="Text_20_body"><text:s/>mforti@cnea.gov.ar, Interno CAC 7832</text:p>
      <text:h text:style-name="P44" text:outline-level="3">Pablo Gargano</text:h>
      <text:p text:style-name="P11">Licenciado en Ciencias Físicas. <text:span text:style-name="T34">Docente UNSAM e Investigador CNEA.</text:span></text:p>
      <text:p text:style-name="P11"><text:span text:style-name="T34">Contacto: </text:span>gargano@cnea.gov.ar. <text:span text:style-name="T34">I</text:span>nterno CAC 7247.</text:p>
      <text:h text:style-name="Heading_20_1" text:outline-level="1">Confidencialidad</text:h>
      <text:p text:style-name="Text_20_body">La realización de este trabajo no implica un acuerdo de confidencialidad.</text:p>
      <text:h text:style-name="Heading_20_1" text:outline-level="1">Introducción </text:h>
      <text:p text:style-name="Text_20_body">El uso de los reactores nucleares como fuente de energía se ha extendido y consolidado en la segunda mitad del siglo XX y en los inicios de este siglo XXI.<text:change text:change-id="ct60383840"/><text:change-start text:change-id="ct60667232"/><text:span text:style-name="T40"> </text:span><text:change-end text:change-id="ct60667232"/>La continuidad de este recurso depende en gran medida de que las plantas nucleares sean cada vez más seguras y confiables, lo cual implica un mejoramiento de todos los aspectos relacionados con su operación. El problema de la confiabilidad de la planta nuclear requiere del análisis conjunto de la experiencia de fallas y el desarrollo de nuevos materiales y tecnologías. Este proyecto se enmarca en el abordaje de dichos aspectos, con el objetivo de la extensión de vida de las centrales nucleares argentinas.</text:p>
      <text:p text:style-name="Text_20_body"><text:soft-page-break/>La preocupación por la integridad de los elementos estructurales dio lugar a un activo campo de investigación y desarrollo. La falla puede iniciarse en una inestabilidad mecánica del óxido protector, la formación de pozos locales a escala nanométrica con la consecuente exposición de la superficie metálica al medio externo. Si se trata de un componente de una tubería en contacto con un medio acuoso, se añade el riesgo de que se vuelquen en el medio residuos indeseables que pueden acumularse y provocar fallas en otros sectores de la tubería. El comportamiento en servicio de estos materiales dependerá fuertemente de la estabilidad de dichas películas de óxido.</text:p>
      <text:p text:style-name="Text_20_body">Son numerosos los componentes de las centrales nucleares argentinas que sufren o pueden sufrir degradación por corrosión, iniciada por inestabilidad mecánica de la película de óxido, y son dos los grandes grupos de aleaciones que los conforman. Los aceros al carbono forman parte de componentes de las tuberías de los circuitos primario y secundario del reactor CANDU<text:change text:change-id="ct60445920"/><text:change text:change-id="ct60231072"/><text:change text:change-id="ct60230592"/><text:change-start text:change-id="ct60447552"/> <text:span text:style-name="T45">6</text:span> <text:span text:style-name="T44">[1]</text:span> (<text:change-end text:change-id="ct60447552"/>Planta Nuclear Embalse) y secundario del reactor PHWR (Planta Nuclear Atucha I)<text:change text:change-id="ct60448912"/><text:change text:change-id="ct60446640"/><text:change text:change-id="ct60446320"/><text:change-start text:change-id="ct60449296"/> [2].<text:change-end text:change-id="ct60449296"/> Aceros con alto contenido de Cr se utilizan, por ejemplo, en los generadores de vapor<text:change text:change-id="ct60229344"/><text:change text:change-id="ct60229024"/><text:change text:change-id="ct60449616"/><text:change-start text:change-id="ct60446960"/> [3]. <text:change-end text:change-id="ct60446960"/></text:p>
      <text:p text:style-name="Text_20_body">La pérdida de metal en las tuberías de aceros al carbono por desprendimiento de la capa de óxido puede conducir al depósito en otras secciones del tubo bloqueando la circulación de fluido, como así también a la exposición del metal de la tubería al medio fluido causando la formación de pozos locales a escala nanométrica que dan lugar a concentraciones de tensiones adicionales y en un futuro a agrietamiento transgranular e intergranular. </text:p>
      <text:p text:style-name="Text_20_body">El desprendimiento es función del espesor de la capa de óxido, pero además debe conocerse la tenacidad de la interfaz metal/óxido y el tamaño crítico del defecto desde donde comenzará la fisura<text:change text:change-id="ct60229584"/><text:change text:change-id="ct60384080"/><text:change text:change-id="ct60447200"/><text:change-start text:change-id="ct60448096"/> [1]. <text:change-end text:change-id="ct60448096"/>La composición de la capa de óxido está influida por la microestructura de la superficie del metal y por la composición de la misma. Olsson y Landolt<text:change text:change-id="ct60448336"/><text:change text:change-id="ct60380688"/><text:change text:change-id="ct60381840"/><text:change-start text:change-id="ct60448576"/> [4] <text:change-end text:change-id="ct60448576"/>reseñan resultados experimentales que muestran que el contenido de Cr en el óxido formado sobre una aleación Fe-Cr es el del metal en la interfaz, aumentando con la distancia a la interfaz. En cuanto a la microestructura, resultados en aceros conteniendo Cr entre 0 y 10 % muestran que la estructura del óxido en contacto con la superficie metálica es de tipo espinela<text:change text:change-id="ct60396176"/><text:change text:change-id="ct60395936"/><text:change text:change-id="ct60395696"/><text:change-start text:change-id="ct58335280"/> [5]. <text:change-end text:change-id="ct58335280"/></text:p>
      <text:p text:style-name="Text_20_body">Existen pocos datos fiables experimentales de la tenacidad de la interfaz metal/óxido. La alternativa que utilizamos se basa en un cálculo teórico a escala atomística, la Teoría de la Funcional Densidad (DFT)<text:change text:change-id="ct60396672"/><text:change text:change-id="ct60396432"/><text:change text:change-id="ct60381376"/><text:change-start text:change-id="ct60397360"/><text:span text:style-name="T40"> </text:span><text:change-end text:change-id="ct60397360"/>.</text:p>
      <text:p text:style-name="Text_20_body">La tenacidad de la interfaz Fe/Fe3O4 (espinela) es tema de investigación de este grupo de trabajo. La investigación teórica de la interfaz (Fe, Cr) / (Fe, Cr)3O4 y su comparación con nuestros resultados previos para las aleaciones sin Cr<text:change text:change-id="ct60229824"/><text:change text:change-id="ct60672544"/><text:change text:change-id="ct60689840"/><text:change-start text:change-id="ct60397600"/> [8,9] p<text:change-end text:change-id="ct60397600"/>odría dar condiciones de preferencia de diseño de la superficie metálica para disminuir la probabilidad de falla. </text:p>
      <text:h text:style-name="Heading_20_1" text:outline-level="1">Objetivos del Trabajo</text:h>
      <text:p text:style-name="Text_20_body"><text:s/>Calcular dentro del marco de la Teoría de la Funcional Densidad la tenacidad de la interfaz α-(Fe, Cr) / <text:change text:change-id="ct59667344"/>(Fe, Cr)3O4, con los siguientes pasos :</text:p>
      <text:list xml:id="list3359439979" text:style-name="List_20_1">
        <text:list-item>
          <text:p text:style-name="P23"><text:soft-page-break/>Obtención de una descripción de la solución sólida (Fe, Cr) y de la estructura tipo espinela (Fe, Cr)3O4 adecuada para el cálculo con técnicas ab initio.</text:p>
        </text:list-item>
        <text:list-item>
          <text:p text:style-name="P23">Cálculo de las energías totales de los bloques de metal y de óxido.</text:p>
        </text:list-item>
        <text:list-item>
          <text:p text:style-name="P23">Cálculo de la energía de la interfaz. Se analizarán composición y orientaciones de las superficies para elegir la configuración más probable. El modo de carga sobre la superficie será modo I (tracción). </text:p>
        </text:list-item>
        <text:list-item>
          <text:p text:style-name="P23"><text:change-start text:change-id="ct59667584"/><text:s/><text:change-end text:change-id="ct59667584"/>La tenacidad de la interfaz metal/óxido se obtendrá integrando la relación tracción-separación del óxido respecto del metal (trabajo de separación).<office:annotation office:name="__Annotation__5089_1728453310"><dc:creator>Mariano Forti</dc:creator><dc:date>2018-06-18T11:52:40</dc:date><loext:sender-initials>MF</loext:sender-initials><text:p><text:span text:style-name="T46">A esto no se va a llegar. </text:span></text:p></office:annotation></text:p>
        </text:list-item>
      </text:list>
      <text:h text:style-name="Heading_20_1" text:outline-level="1"><text:span text:style-name="T37">D</text:span>escripción sucinta de los conocimientos y habilidades que el/la maestrando/a adquirirá durante este trabajo</text:h>
      <text:h text:style-name="Heading_20_2" text:outline-level="2"><text:s/>Revisión Bibliográfica</text:h>
      <text:p text:style-name="Text_20_body">La revisión bibliográfica será un trabajo constante a lo largo de los 13 meses, a través de la cual se entrenará en métodos de análisis y búsqueda de información.</text:p>
      <text:h text:style-name="Heading_20_2" text:outline-level="2"><text:s/>Cálculos DFT</text:h>
      <text:p text:style-name="Text_20_body">Adquirirá experiencia en la aplicación de técnicas de cálculo computacional basados en la Teoría de la Funcional Densidad (DFT). Al mismo tiempo aprenderá las relaciones entre los parámetros involucrados en los modelos y las cantidades observables experimentalmente.</text:p>
      <text:p text:style-name="P4">Esta experiencia implica el diseño de la estrategia de cálculo, la determinación de los parámetros específicos de acuerdo a su significado teórico y el análisis constante de los resultados. La toma de decisiones durante el desarrollo de la tesis surgirá tanto del análisis de las mediciones como de la comparación crítica de los valores propios con los de la literatura.</text:p>
      <text:h text:style-name="Heading_20_2" text:outline-level="2"><text:s/>Conocimiento del sistema interfacial <text:span text:style-name="T39">(Fe,Cr)</text:span>/<text:span text:style-name="T39">(Fe,Cr)</text:span>O<text:span text:style-name="T24">2</text:span></text:h>
      <text:p text:style-name="Text_20_body">Habrá ganado conocimiento específico sobre los temas del proyecto, microestructura y tenacidad de la interfaz metal / óxido metálico. </text:p>
      <text:h text:style-name="Heading_20_2" text:outline-level="2"><text:s/>Desarrollo profesional</text:h>
      <text:p text:style-name="P4">Se habrá desempeñado profesionalmente en un grupo de trabajo, con la oportunidad de participar de discusiones y de fortalecer su sentido crítico y su capacidad colaborativa.</text:p>
      <text:h text:style-name="Heading_20_2" text:outline-level="2"><text:soft-page-break/><text:s/>Habilidades de comunicación</text:h>
      <text:p text:style-name="Text_20_body">Finalmente, se pondrá énfasis en la habilidad de comunicación de los resultados, tanto en la identificación de los datos relevantes como en la redacción de los informes. </text:p>
      <text:h text:style-name="P41" text:outline-level="1">Trabajos a realizar</text:h>
      <text:h text:style-name="P1" text:outline-level="2"><text:change-start text:change-id="ct60144816"/><text:span text:style-name="Endnote_20_anchor"><text:span text:style-name="T5"><text:s/></text:span></text:span><text:span text:style-name="Endnote_20_anchor"><text:span text:style-name="T2">Revisión Bibliográfica</text:span></text:span><text:change-end text:change-id="ct60144816"/><text:change text:change-id="ct60582832"/><text:change text:change-id="ct60145328"/></text:h>
      <text:p text:style-name="Text_20_body">De esta revisión deben decidirse la relación de orientaciones más probable entre los constituyentes de la interfaz. Por otro lado debe hacerse un recuento de las áreas de incidencia tecnológica del problema. También se deberá hacer una búsqueda constante durante todo el periodo sobre nuevos datos experimentales de adhesión en el sistema de interés</text:p>
      <text:h text:style-name="Heading_20_2" text:outline-level="2">Construcción de los modelos finitos de ordenamiento aleatorio</text:h>
      <text:p text:style-name="Text_20_body">Para <text:span text:style-name="T38">modelar una aleación desordenada en el marco de la DFT debe simularse una estructura ordenada que mantenga las propiedades de una estructura ordenada. Se utilizará para eso la técnica de Special Quasirandom Structures (SQS)</text:span><text:change text:change-id="ct60584608"/><text:change text:change-id="ct60588544"/><text:change-start text:change-id="ct60584288"/><text:span text:style-name="T38">[10] </text:span><text:change-end text:change-id="ct60584288"/><text:span text:style-name="T38">y la construcción del modelo es parte de este trabajo. </text:span></text:p>
      <text:h text:style-name="Heading_20_2" text:outline-level="2"><text:s/>Construcción del modelo atomístico de la interfaz. </text:h>
      <text:p text:style-name="P2">Una vez decidida la orientación y <text:change text:change-id="ct60588784"/><text:change-start text:change-id="ct60140144"/>estequiometría<text:change-end text:change-id="ct60140144"/> de la interfaz, se construye la <text:change text:change-id="ct61190032"/><text:change-start text:change-id="ct61189632"/>supercelda<text:change-end text:change-id="ct61189632"/> con un número finito de capas atómicas. La cantidad de capas y las distintas posiciones relativas de los átomos a cada lado de la interfa<text:span text:style-name="T38">z</text:span> es motivo de investigación en este proyecto. Para determinar la energía total de cada bloque constituyendo la interfa<text:span text:style-name="T38">z</text:span>, no se fuerzan simetrías y el volumen y todas las posiciones de los átomos se dejan relajar hasta que la fuerza neta sobre cada átomo va a cero. Luego se realizan cálculos de la relación energía-separación en la interfaz desplazando los bloques rígidamente según el modo de tracció<text:change text:change-id="ct61044656"/><text:change text:change-id="ct60542416"/><text:change text:change-id="ct60557552"/><text:change-start text:change-id="ct61044896"/>n [11]. La<text:change-end text:change-id="ct61044896"/> energía de adhesión de la interfaz se obtendrá del ajuste de un modelo de <text:change text:change-id="ct60743552"/><text:change text:change-id="ct60743312"/><text:change text:change-id="ct60743072"/><text:change-start text:change-id="ct61045296"/>UBER [12–14].<text:change-end text:change-id="ct61045296"/></text:p>
      <text:p text:style-name="P12">Comunicación de los resultados</text:p>
      <text:p text:style-name="Text_20_body">Escritura de la Tesis, de una publicación en un congreso nacional y de una publicación en una revista internacional.</text:p>
      <text:h text:style-name="Heading_20_2" text:outline-level="2"><text:s/>Construcción del modelo atomístico de la interfaz.</text:h>
      <text:p text:style-name="Text_20_body">A partir de las relaciones de orientaciones obtenida de la revisión bibliográfica, se construirán los modelos de interfaz para las posibles configuraciones de apilamiento a nivel atomístico, entre las posibilidades que no se puedan discernir experimentalmente. Se <text:soft-page-break/>construirán los bloques superficiales en función de estos datos haciendo un estudio de convergencia de las propiedades superficiales en función del número de capas atómicas y los parámetros de cálculo. Con los bloques superficiales se armará por apilamiento los modelos de interfaz. Utilizando los resultados de los cálculos de energía en función de la separación interfacial para las distintas configuraciones se decidirá la interfaz más adherida.</text:p>
      <text:h text:style-name="Heading_20_2" text:outline-level="2"><text:s/>Comunicación de los resultados </text:h>
      <text:p text:style-name="P21">Escritura de la Tesis, de una publicación en un congreso nacional y de una publicación en una revista internacional.</text:p>
      <text:h text:style-name="Heading_20_1" text:outline-level="1">Técnicas experimentales o de cálculo que se usarán </text:h>
      <text:p text:style-name="P3"><text:span text:style-name="T15">Los cálculos serán hechos dentro del marco de la</text:span><text:change text:change-id="ct60742608"/><text:change text:change-id="ct60149520"/><text:change text:change-id="ct60147824"/><text:change-start text:change-id="ct60128048"/><text:span text:style-name="Endnote_20_anchor"><text:span text:style-name="T5"> DFT[15,16]</text:span></text:span><text:change-end text:change-id="ct60128048"/><text:change-start text:change-id="ct60130928"/><text:span text:style-name="Endnote_20_anchor"><text:span text:style-name="T43"> </text:span></text:span><text:change-end text:change-id="ct60130928"/><text:span text:style-name="T15">usando el método Projector Augmented Wave</text:span><text:change text:change-id="ct61056336"/><text:change text:change-id="ct61056016"/><text:change text:change-id="ct61055776"/><text:change-start text:change-id="ct61058416"/><text:span text:style-name="T15"> [17]</text:span><text:change-end text:change-id="ct61058416"/><text:change-start text:change-id="ct61060512"/><text:span text:style-name="T42"> </text:span><text:change-end text:change-id="ct61060512"/><text:span text:style-name="T15">implementado en el código Vienna Ab-initio Simulation Package</text:span><text:change text:change-id="ct59666752"/><text:change text:change-id="ct59666512"/><text:change text:change-id="ct60631552"/><text:change-start text:change-id="ct60634080"/><text:span text:style-name="T15"> [6]</text:span><text:change-end text:change-id="ct60634080"/><text:change-start text:change-id="ct60635856"/><text:span text:style-name="T42"> </text:span><text:change-end text:change-id="ct60635856"/><text:span text:style-name="T15">en la Aproximación del Gradiente Generalizado según la parametrización PBE</text:span><text:change text:change-id="ct60119216"/><text:change text:change-id="ct60118976"/><text:change text:change-id="ct60637760"/><text:change-start text:change-id="ct60120736"/><text:span text:style-name="T15"> [18]. </text:span><text:change-end text:change-id="ct60120736"/></text:p>
      <text:p text:style-name="Text_20_body">Se utilizarán herramientas programadas en bash y/o python para procesamiento de texto plano y análisis de resultados. Se utilizarán herramientas de <text:change text:change-id="ct60636176"/><text:change-start text:change-id="ct60553440"/>conexión<text:change-end text:change-id="ct60553440"/> remota nativas de unix / linux para acceso a las facilidades de cálculo.</text:p>
      <text:h text:style-name="Heading_20_1" text:outline-level="1">Cronograma estimado de cada una de las actividades (deben totalizar 13 meses incluido un mínimo de 3 meses para escritura y defensa) </text:h>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C" table:number-columns-repeated="2"/>
        <table:table-column table:style-name="Table1.G"/>
        <table:table-column table:style-name="Table1.K"/>
        <table:table-column table:style-name="Table1.L" table:number-columns-repeated="2"/>
        <table:table-column table:style-name="Table1.N"/>
        <table:table-row table:style-name="Table1.1">
          <table:table-cell table:style-name="Table1.A1" office:value-type="string">
            <text:p text:style-name="P20">Actividad</text:p>
          </table:table-cell>
          <table:table-cell table:style-name="Table1.A1" table:number-columns-spanned="13" office:value-type="string">
            <text:p text:style-name="P20">Mes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19"/>
          </table:table-cell>
          <table:table-cell table:style-name="Table1.A1" office:value-type="string">
            <text:p text:style-name="P19">1</text:p>
          </table:table-cell>
          <table:table-cell table:style-name="Table1.A1" office:value-type="string">
            <text:p text:style-name="P19">2</text:p>
          </table:table-cell>
          <table:table-cell table:style-name="Table1.A1" office:value-type="string">
            <text:p text:style-name="P19">3</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6</text:p>
          </table:table-cell>
          <table:table-cell table:style-name="Table1.A1" office:value-type="string">
            <text:p text:style-name="P19">7</text:p>
          </table:table-cell>
          <table:table-cell table:style-name="Table1.A1" office:value-type="string">
            <text:p text:style-name="P19">8</text:p>
          </table:table-cell>
          <table:table-cell table:style-name="Table1.A1" office:value-type="string">
            <text:p text:style-name="P19">9</text:p>
          </table:table-cell>
          <table:table-cell table:style-name="Table1.A1" office:value-type="string">
            <text:p text:style-name="P19">10</text:p>
          </table:table-cell>
          <table:table-cell table:style-name="Table1.A1" office:value-type="string">
            <text:p text:style-name="P19">11</text:p>
          </table:table-cell>
          <table:table-cell table:style-name="Table1.A1" office:value-type="string">
            <text:p text:style-name="P19">12</text:p>
          </table:table-cell>
          <table:table-cell table:style-name="Table1.A1" office:value-type="string">
            <text:p text:style-name="P19">13</text:p>
          </table:table-cell>
        </table:table-row>
        <table:table-row table:style-name="Table1.1">
          <table:table-cell table:style-name="Table1.A1" office:value-type="string">
            <text:p text:style-name="P18">Revisión bibliográfica </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A1" office:value-type="string">
            <text:p text:style-name="Standard">X</text:p>
          </table:table-cell>
          <table:table-cell table:style-name="Table1.A1" office:value-type="string">
            <text:p text:style-name="Standard">X</text:p>
          </table:table-cell>
          <table:table-cell table:style-name="Table1.A1" office:value-type="string">
            <text:p text:style-name="Standard">X</text:p>
          </table:table-cell>
          <table:table-cell table:style-name="Table1.B3" office:value-type="string">
            <text:p text:style-name="P13"/>
          </table:table-cell>
          <table:table-cell table:style-name="Table1.B3" office:value-type="string">
            <text:p text:style-name="P13">X</text:p>
          </table:table-cell>
          <table:table-cell table:style-name="Table1.B3"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8">Entrenamiento en el código de cálculo</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7">Cálculo de estructuras sqs</text:p>
          </table:table-cell>
          <table:table-cell table:style-name="Table1.B3" office:value-type="string">
            <text:p text:style-name="P16">X</text:p>
          </table:table-cell>
          <table:table-cell table:style-name="Table1.B3" office:value-type="string">
            <text:p text:style-name="P16">X</text:p>
          </table:table-cell>
          <table:table-cell table:style-name="Table1.B3" office:value-type="string">
            <text:p text:style-name="P14">x</text:p>
          </table:table-cell>
          <table:table-cell table:style-name="Table1.B3" office:value-type="string">
            <text:p text:style-name="P15"/>
          </table:table-cell>
          <table:table-cell table:style-name="Table1.B3" office:value-type="string">
            <text:p text:style-name="P15"/>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8">Cálculo de los bloques relajados de metal y óxido por separado</text:p>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B3" office:value-type="string">
            <text:p text:style-name="P15"/>
          </table:table-cell>
          <table:table-cell table:style-name="Table1.B3" office:value-type="string">
            <text:p text:style-name="P13"/>
          </table:table-cell>
          <table:table-cell table:style-name="Table1.B3"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8">Cálculo de la energía de la interfaz metal/óxido en función de la separación</text:p>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B3" office:value-type="string">
            <text:p text:style-name="P15"/>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3">X</text:p>
          </table:table-cell>
          <table:table-cell table:style-name="Table1.B3" office:value-type="string">
            <text:p text:style-name="P15"/>
          </table:table-cell>
          <table:table-cell table:style-name="Table1.B3" office:value-type="string">
            <text:p text:style-name="P15"/>
          </table:table-cell>
          <table:table-cell table:style-name="Table1.A1" office:value-type="string">
            <text:p text:style-name="P15"/>
          </table:table-cell>
        </table:table-row>
        <table:table-row table:style-name="Table1.1">
          <table:table-cell table:style-name="Table1.A8" office:value-type="string">
            <text:p text:style-name="P18">Análisis de resultados y escritura de la Tesis</text:p>
          </table:table-cell>
          <table:table-cell table:style-name="Table1.B8" office:value-type="string">
            <text:p text:style-name="P13"/>
          </table:table-cell>
          <table:table-cell table:style-name="Table1.B8" office:value-type="string">
            <text:p text:style-name="P13"/>
          </table:table-cell>
          <table:table-cell table:style-name="Table1.B8" office:value-type="string">
            <text:p text:style-name="P13"/>
          </table:table-cell>
          <table:table-cell table:style-name="Table1.B8" office:value-type="string">
            <text:p text:style-name="P13">X</text:p>
          </table:table-cell>
          <table:table-cell table:style-name="Table1.B8" office:value-type="string">
            <text:p text:style-name="P13">X</text:p>
          </table:table-cell>
          <table:table-cell table:style-name="Table1.B8" office:value-type="string">
            <text:p text:style-name="P13">X</text:p>
          </table:table-cell>
          <table:table-cell table:style-name="Table1.B8" office:value-type="string">
            <text:p text:style-name="P13">X</text:p>
          </table:table-cell>
          <table:table-cell table:style-name="Table1.B8" office:value-type="string">
            <text:p text:style-name="P13">X</text:p>
          </table:table-cell>
          <table:table-cell table:style-name="Table1.B8" office:value-type="string">
            <text:p text:style-name="P13">X</text:p>
          </table:table-cell>
          <table:table-cell table:style-name="Table1.B8" office:value-type="string">
            <text:p text:style-name="P13">X</text:p>
          </table:table-cell>
          <table:table-cell table:style-name="Table1.B8" office:value-type="string">
            <text:p text:style-name="P13">X</text:p>
          </table:table-cell>
          <table:table-cell table:style-name="Table1.B8" office:value-type="string">
            <text:p text:style-name="P13">X</text:p>
          </table:table-cell>
          <table:table-cell table:style-name="Table1.N8" office:value-type="string">
            <text:p text:style-name="P13">X</text:p>
          </table:table-cell>
        </table:table-row>
      </table:table>
      <text:h text:style-name="Heading_20_1" text:outline-level="1"><text:soft-page-break/>Materiales e Infraestructura con que se cuenta </text:h>
      <text:p text:style-name="Text_20_body"><text:span text:style-name="T7">El grupo cuenta con licencia para el uso del código de cálculo Vienna Ab initio Simulation Package</text:span><text:change text:change-id="ct60636512"/><text:change text:change-id="ct60829968"/><text:change text:change-id="ct61060832"/><text:change-start text:change-id="ct60831264"/><text:span text:style-name="T7"> (VASP)[6],</text:span><text:change-end text:change-id="ct60831264"/><text:span text:style-name="T7"> y con 2 conjuntos de computadoras (</text:span><text:span text:style-name="T20">clusters</text:span><text:span text:style-name="T7">), de 32 procesadores cada uno, para cálculo de alto rendimiento utilizados en exclusividad por el grupo. Además, se cuenta con acceso a las facilidades de cálculo de alta performance de la CNEA, que actualmente cuenta con</text:span><text:change text:change-id="ct60862416"/><text:change-start text:change-id="ct61086640"/><text:span text:style-name="T41"> </text:span><text:change-end text:change-id="ct61086640"/><text:span text:style-name="T7">el cluster ISAAC</text:span><text:change text:change-id="ct60048944"/><text:change-start text:change-id="ct60740736"/><text:span text:style-name="T41"> </text:span><text:change-end text:change-id="ct60740736"/><text:span text:style-name="T7">750 procesadores y el nuevo cluster Neurus de 1040 procesadores.</text:span></text:p>
      <text:h text:style-name="Heading_20_1" text:outline-level="1">Experiencia previa del grupo de trabajo en el tema propuesto Aplicaciones de DFT</text:h>
      <text:h text:style-name="Heading_20_2" text:outline-level="2"><text:s/>Tesis desarrolladas en el grupo en temas de cálculos DFT</text:h>
      <text:list xml:id="list1935590609" text:style-name="L1">
        <text:list-item>
          <text:p text:style-name="P24">Tesis de Doctorado en Ciencia y Tecnología, Mención Materiales, Instituto Sabato, UNSAM: “Modelo atomístico/continuo aplicado a la fractura de la capa de óxido en tuberías de reactores nucleares de potencia”. Mariano Forti , 2017.</text:p>
        </text:list-item>
        <text:list-item>
          <text:p text:style-name="P24"><text:span text:style-name="T18">Tesis de Doctorado UBA, área Ciencias Físicas: “Defectos constitucionales y energía de migración de aluminio en UAl</text:span><text:span text:style-name="T25">4</text:span><text:span text:style-name="T18">”. Laura Kniznik, 2016. </text:span><office:annotation><dc:creator>Mariano Forti</dc:creator><dc:date>2018-06-18T11:54:43</dc:date><loext:sender-initials>MF</loext:sender-initials><text:p><text:span text:style-name="T46">Agregar tesis de patricio ?</text:span></text:p></office:annotation></text:p>
        </text:list-item>
      </text:list>
      <text:h text:style-name="Heading_20_2" text:outline-level="2"><text:s/>Publicaciones del grupo en temas de cálculo DFT</text:h>
      <text:list xml:id="list532220059" text:style-name="L2">
        <text:list-item>
          <text:p text:style-name="P25"><text:span text:style-name="T33"><text:s/></text:span><text:span text:style-name="T32">G.E. Ramírez-Caballero, P.B. Balbuena, P. R. Alonso, P.H. Gargano, G. H. Rubiolo, Carbon Adsorption and Absorption in the (111) L12 Fe3Al Surface, </text:span><text:span text:style-name="T30">J. Phys. Chem. C 113 (2009) 18321–18330.</text:span></text:p>
        </text:list-item>
        <text:list-item>
          <text:p text:style-name="P26"><text:s/>P.R. Alonso, J.R. Fernández, P.H. Gargano, G.H. Rubiolo, U-Al system. <text:span text:style-name="T30">Ab-initio and many body potential approaches, Physica B: Condensed Matter 404 Issue 18 (2009) 2851-2853.</text:span></text:p>
        </text:list-item>
        <text:list-item>
          <text:p text:style-name="P30">P.R. Alonso, P.H. Gargano, G.E. Ramírez-Caballero, P.B. Balbuena, G.H. Rubiolo, First principles calculation of L21 + A2 coherent equilibria in the Fe-Al-Ti system, Physica B: Condensed Matter 404 Issue 18 (2009) 2845-2847. </text:p>
        </text:list-item>
        <text:list-item>
          <text:p text:style-name="P29"><text:s/>F. Lanzini, P.H. Gargano, P.R. Alonso, G.H. Rubiolo, First principles study of phase stabilities in bcc Cu-Al alloy, Modelling Simul. Mater. Sci. Eng. 19 (2011) 015008 (15pp).</text:p>
        </text:list-item>
        <text:list-item>
          <text:p text:style-name="P29"><text:s/>P.R. Alonso, P.H. Gargano, P.B. Bozzano, G.E. Ramírez-Caballero, P.B. Balbuena, G.H. Rubiolo, Combined ab initio and experimental study of A2 + L21 coherent equilibria in the Fe-Al-X (X=Ti, Nb, V) systems, Intermetallics 19 Issue 8 (2011) 1157-1167. </text:p>
        </text:list-item>
        <text:list-item>
          <text:p text:style-name="P29"><text:s/>L. Kniznik, P.R. Alonso, P.H. Gargano, G.H. Rubiolo, Simulation of UAl4 growth in an UAl3/Al diffusion couple, Journal of Nuclear Materials 414 (2011) 309-315. </text:p>
        </text:list-item>
        <text:list-item>
          <text:p text:style-name="P29"><text:soft-page-break/><text:s/>P.R. Alonso, P.H. Gargano, G.H. Rubiolo, Stability of the C14-laves phase (Fe,Si)2Mo from ab initio calculations, Computer Coupling of Phase Diagrams and Thermochemistry (Calphad), 35 (2011) 492–498. </text:p>
        </text:list-item>
        <text:list-item>
          <text:p text:style-name="P25"><text:s/>P.R. Alonso, P.H. Gargano, L. Kniznik, L.M. Pizarro, G.H. Rubiolo; "Experimental studies and first principles calculations in nuclear fuel alloys for research reactors", in Nuclear Materials; Editor: Michael P. Hemsworth. Series: Physics Research and Technology, Materials Science and Technologies. Nova Science Publishers, Inc; 400 Oser Avenue, Suite 1600, Hauppauge, NY 11788, EEUU. ISBN: 978-1-61324-010-6. (Nova Science Publishers, Inc , New York, 2011).</text:p>
        </text:list-item>
        <text:list-item>
          <text:p text:style-name="P29"><text:s/>P.R. Alonso, P.H. Gargano, G.H. Rubiolo, First principles calculation of the Al3U-Si3U pseudo binary fcc phase equilibrium diagram, CALPHAD: Computer Coupling of Phase Diagrams and Thermochemistry 38 (2012) 117–121.</text:p>
        </text:list-item>
        <text:list-item>
          <text:p text:style-name="P27"><text:s/>M.D. Forti, P.R. Alonso, P.H. Gargano, G.H. Rubiolo, Transition metals monoxides. An LDA+U study, Proce<text:span text:style-name="T36">dia Materials Science 1 (2012) 230 – 234.</text:span></text:p>
        </text:list-item>
        <text:list-item>
          <text:p text:style-name="P27"><text:span text:style-name="T31">L. Kniznik, P.R. A</text:span><text:span text:style-name="T30">lonso, P.H. Gargano, M.D. Forti, G.H. Rubiolo, First principles study of U-Al system ground state, Procedia Materials Science 1 (2012) 514 – 519.</text:span></text:p>
        </text:list-item>
        <text:list-item>
          <text:p text:style-name="P29"><text:s/>M.D. Forti, P. Balbuena, P.R. Alonso, Ab-initio studies on carburization of Fe3Al based alloys, Procedia Materials Science 1 (2012) 191 – 198.</text:p>
        </text:list-item>
        <text:list-item>
          <text:p text:style-name="P25"><text:s/>M.D. Forti, P.R. Alonso, P.H. Gargano, G.H. Rubiolo, Adhesion Energy of the Fe(BCC)/Magnetite Interface within the DFT approach, Procedia Materials Science 8 (2015) 1066 – 1072.</text:p>
        </text:list-item>
        <text:list-item>
          <text:p text:style-name="P27"><text:span text:style-name="T30"><text:s/></text:span>P.R. Alonso,<text:change text:change-id="ct60848944"/><text:change-start text:change-id="ct60850496"/><text:span text:style-name="T40"> </text:span><text:change-end text:change-id="ct60850496"/>“Aplicaciones de técnicas de primeros principios al cálculo de diagramas de fases de equilibrio. Diagramas de fases de equilibrio ternarios Fe-Al-V a partir de expansión en cúmulos y método variacional”, conferencista invitada en el “Workshop en Procesamiento Fïsico Químico Avanzado”, Bucaramanga, Colombia, Marzo 2014.</text:p>
        </text:list-item>
        <text:list-item>
          <text:p text:style-name="P27"><text:span text:style-name="T19"><text:s/>P.R. Alonso, “Aplicaciones de técnicas de primeros principios al cálculo de diagramas de fases de equilibrio. Diagrama de fases de equilibrio pseudo-binario UAl</text:span><text:span text:style-name="T26">3</text:span><text:span text:style-name="T19">_USi</text:span><text:span text:style-name="T26">3</text:span><text:span text:style-name="T19"> a partir de expansión en cúmulos y simulaciones de MonteCarlo”, conferencista invitada en el “Workshop en Procesamiento Fïsico Químico Avanzado”, Bucaramanga, Colombia, Marzo 2014.</text:span></text:p>
        </text:list-item>
        <text:list-item>
          <text:p text:style-name="P27">M.D. Forti, dictado del taller "VASP", conferencista invitado en el “Workshop en Procesamiento Fïsico Químico Avanzado”, Bucaramanga, Colombia, Marzo 2014.</text:p>
        </text:list-item>
        <text:list-item>
          <text:p text:style-name="P27"><text:s/>M.D. Forti, "Propiedades Mecánicas", conferencista invitado en el “Workshop en Procesamiento Fïsico Químico Avanzado”, Bucaramanga, Colombia, Marzo 2014.</text:p>
        </text:list-item>
        <text:list-item>
          <text:p text:style-name="P27"><text:span text:style-name="T18"><text:s/>D. Tozini, M. Forti, P.H. Gargano,</text:span><text:span text:style-name="T19"> Cálculo de diferencias de carga en interfaces Fe/Fe</text:span><text:span text:style-name="T26">3</text:span><text:span text:style-name="T19">O</text:span><text:span text:style-name="T26">4</text:span><text:span text:style-name="T19"> a partir de resultados de DFT, Trabajo 5056, 14º Congreso Internacional SAM-CONAMET/IBEROMAT XIII /MATERIA, Santa Fé, 2014.</text:span></text:p>
        </text:list-item>
        <text:list-item>
          <text:p text:style-name="P27"><text:span text:style-name="T17"><text:s/></text:span><text:span text:style-name="T22">D. Tozini, M.D. Forti, </text:span><text:span text:style-name="T21">P.H. Gargano, P.R. Alonso, G.H. Rubiolo, Charge difference calculation in Fe/Fe</text:span><text:span text:style-name="T28">3</text:span><text:span text:style-name="T21">O</text:span><text:span text:style-name="T28">4</text:span><text:span text:style-name="T21"> interfaces from DFT results, Procedia Materials Science 9 (2015) 612 – 618.</text:span></text:p>
        </text:list-item>
        <text:list-item>
          <text:p text:style-name="P27"><text:soft-page-break/><text:span text:style-name="T21">L. Kniznik, P.R. Alonso, P.H. Gargano , G.H. Rubiolo, Energetics and electronic structure of UAl</text:span><text:span text:style-name="T28">4</text:span><text:span text:style-name="T21"> with point defects, Journal of Nuclear Materials 466 (2015) 539-550.</text:span></text:p>
        </text:list-item>
        <text:list-item>
          <text:p text:style-name="P28"><text:span text:style-name="T22">M.D. Forti, P.R. Alonso, P.H. Gargano, P.B. Balbuena, G.H. Rubiolo, A DFT study of atomic structure and adhesion at the Fe(BCC)/Fe</text:span><text:span text:style-name="T29">3</text:span><text:span text:style-name="T22">O</text:span><text:span text:style-name="T29">4</text:span><text:span text:style-name="T22"> interfaces, Surface Science 647 (2016) 55–65.</text:span></text:p>
        </text:list-item>
        <text:list-item>
          <text:p text:style-name="P28"><text:span text:style-name="T22"><text:s/>P.H. Gargano, L. Kniznik, P.R. Alonso, M.D. Forti, G.H. Rubiolo, Concentration of constitutional and thermal defects in UAl</text:span><text:span text:style-name="T29">4</text:span><text:span text:style-name="T22">, Journal of Nuclear Materials 478 (2016) 74-82.</text:span></text:p>
        </text:list-item>
      </text:list>
      <text:h text:style-name="P43" text:outline-level="2"><text:s/>Premios recibidos </text:h>
      <text:list xml:id="list181937436510690" text:continue-list="list916595350" text:style-name="WWNum1">
        <text:list-item text:start-value="1">
          <text:p text:style-name="P37"><text:s/>Mención especial a Mariano Forti en el CONCURSO ESTÍMULO A JÓVENES INVESTIGADORES EN CIENCIA Y TECNOLOGÍA DE MATERIALES. Trabajo premiado: Forti M., Balbuena P. y Alonso P., ESTUDIOS AB-INITIO SOBRE CARBURACIÓN EN ALEACIONES DE BASE Fe3Al, 11º Congreso Binacional de Metalurgia y Materiales SAM / CONAMET<text:change text:change-id="ct60526496"/><text:change-start text:change-id="ct60459552"/><text:span text:style-name="T40"> </text:span><text:change-end text:change-id="ct60459552"/>2011, 18 al 21 de Octubre de 2011 - Rosario, Argentina.</text:p>
        </text:list-item>
        <text:list-item>
          <text:p text:style-name="P39"><text:s/>PREMIO JORGE KITTL. Mejor trabajo en Investigación Básica en Ciencia de Materiales. Trabajo premiado: Paula R. Alonso, Pablo H.Gargano y Gerardo H. Rubiolo, ESTADO FUNDAMENTAL DEL PSEUDO BINARIO Al3U-Si3U POR PRIMEROS PRINCIPIOS. SOLUCIÓN SÓLIDA U(Al,Si)3, 11º Congreso Binacional de Metalurgia y Materiales SAM / CONAMET<text:change text:change-id="ct60851328"/><text:change-start text:change-id="ct60653296"/><text:span text:style-name="T40"> </text:span><text:change-end text:change-id="ct60653296"/>2011, 18 al 21 de Octubre de 2011 - Rosario, Argentina.</text:p>
        </text:list-item>
        <text:list-item>
          <text:p text:style-name="P31"><text:span text:style-name="T7"><text:s/>PREMIO JORGE KITTL. Mejor trabajo en Investigación Básica en Ciencia de Materiales. Trabajo premiado: Pedro A. Ferreirós, Paula R. Alonso, Pablo H. Gargano, Patricia B. Bozzano, Horacio E. Troiani y Gerardo H. Rubiolo, Transformaciones de fase en aleaciones Fe</text:span><text:span text:style-name="T27">1-2X</text:span><text:span text:style-name="T7">Al</text:span><text:span text:style-name="T27">X</text:span><text:span text:style-name="T7">V</text:span><text:span text:style-name="T27">X</text:span><text:span text:style-name="T7"> (X</text:span><text:span text:style-name="T35"></text:span><text:span text:style-name="T7">0,15), XIII Congreso Internacional SAM-CONAMET Iguazú 2013, 20 al 23 de agosto de 2013, Iguazú, Misiones, Argentina.</text:span></text:p>
        </text:list-item>
      </text:list>
      <text:h text:style-name="Heading_20_1" text:outline-level="1">Proyectos científicos y/o tecnológicos de los que participaría esta tesis <office:annotation><dc:creator>Mariano Forti</dc:creator><dc:date>2018-06-22T15:37:04.458082491</dc:date><loext:sender-initials>MF</loext:sender-initials><text:p text:style-name="P46"><text:span text:style-name="T47">Acá hay un tema, esta tesis no participaría de ninguno de estos proyectos!</text:span></text:p></office:annotation></text:h>
      <text:list xml:id="list181939238453184" text:continue-numbering="true" text:style-name="WWNum1">
        <text:list-item>
          <text:p text:style-name="P32">“<text:bookmark text:name="_GoBack"/>Buscando una nueva aleación para el elemento combustible CAREM-25” – ANPCyT, PICT-2015-2267. Titular: Gerardo H. Rubiolo. Grupo Responsable: Paula R. Alonso, Pablo H. Gargano, Liliana A. Lanzani. Grupo Colaborador: Laura Kniznik, Pedro A. Ferreirós, Mariano D. Forti, Héctor A. Raffaelli, Sergio V. Ilarri, Mario A. Acosta, Perla B. Balbuena. Fecha de vigencia: 2016 – 2019.</text:p>
        </text:list-item>
        <text:list-item>
          <text:p text:style-name="P33">“<text:bookmark text:name="_GoBack1"/>Buscando una nueva aleación para el elemento combustible CAREM-25” - Proyecto UNSAM 80020160500046SM con vigencia Enero 2017-Diciembre 2019. Directora del proyecto: Paula Regina Alonso.<text:change-start text:change-id="ct60821680"/></text:p>
        </text:list-item>
      </text:list>
      <text:p text:style-name="Text_20_body"/>
      <text:p text:style-name="Text_20_body"><text:change-end text:change-id="ct60821680"/><text:change text:change-id="ct605273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DejaVu Sans" style:font-family-asian="'DejaVu Sans'"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cm" fo:margin-bottom="0.21cm" loext:contextual-spacing="true" fo:keep-with-next="always"/>
      <style:text-properties style:font-name="Liberation Sans" fo:font-family="'Liberation Sans'"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1cm" fo:margin-bottom="0.101cm" loext:contextual-spacing="true" fo:line-height="115%" fo:text-align="justify" style:justify-single-word="false"/>
      <style:text-properties style:font-name="Times New Roman" fo:font-family="'Times New Roman'" style:font-family-generic="roman" style:font-pitch="variable" fo:font-size="12pt" style:font-size-asian="12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master-page-name="">
      <style:paragraph-properties fo:margin-top="0.499cm" fo:margin-bottom="0.199cm" loext:contextual-spacing="false" fo:orphans="4" style:page-number="auto"/>
      <style:text-properties style:font-name="Arial" fo:font-family="Arial"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Arial" fo:font-family="Arial" style:font-family-generic="swiss" style:font-pitch="variable" fo:font-size="14pt" fo:font-weight="bold" style:font-size-asian="14pt" style:font-weight-asian="bold" style:font-size-complex="16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rebuchet MS" fo:font-family="'Trebuchet MS'" style:font-family-generic="roman" style:font-pitch="variable" fo:font-size="12pt" fo:language="es" fo:country="ES" style:letter-kerning="false" style:font-name-asian="Calibri1" style:font-family-asian="Calibri" style:font-family-generic-asian="system" style:font-pitch-asian="variable" style:font-size-asian="12pt" style:language-asian="es" style:country-asian="ES" style:font-name-complex="Trebuchet MS1" style:font-family-complex="'Trebuchet MS'"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Endnote" style:family="paragraph" style:parent-style-name="Standard" style:default-outline-level="" style:class="extra">
      <style:paragraph-properties fo:margin-top="0cm" fo:margin-bottom="0cm" loext:contextual-spacing="false" fo:line-height="100%" fo:text-align="justify" style:justify-single-word="false"/>
      <style:text-properties fo:font-size="10pt" fo:language="en" fo:country="US"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top="0cm" fo:margin-bottom="0.212cm" loext:contextual-spacing="false" fo:line-height="2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499cm" fo:margin-bottom="0cm" loext:contextual-spacing="false" fo:text-align="start"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nota_20_al_20_final_20_Car" style:display-name="Texto nota al final Car" style:family="text" style:parent-style-name="Default_20_Paragraph_20_Font">
      <style:text-properties fo:font-size="10pt" fo:language="en" fo:country="US"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tl8wm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alibri" fo:font-family="Calibri" style:font-family-generic="roman" style:font-pitch="variable" fo:font-size="12pt" fo:font-weight="bold" style:font-size-asian="12pt" style:font-weight-asian="bold"/>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ListLabel_20_26" style:display-name="ListLabel 26" style:family="text">
      <style:text-properties fo:font-size="12pt" style:font-size-asian="12pt" style:font-name-complex="Symbol1"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fo:font-size="12pt" style:font-size-asian="12pt" style:font-name-complex="Symbol1" style:font-family-complex="Symbo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alibri" fo:font-family="Calibri" style:font-family-generic="roman" style:font-pitch="variable" fo:font-size="12pt" fo:font-weight="bold" style:font-size-asian="12pt" style:font-weight-asian="bold"/>
    </style:style>
    <style:style style:name="ListLabel_20_45" style:display-name="ListLabel 45"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fo:font-size="12pt" style:font-size-asian="12pt" style:font-name-complex="Symbol1"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fo:font-size="12pt" style:font-size-asian="12pt" style:font-name-complex="Symbol1"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alibri" fo:font-family="Calibri" style:font-family-generic="roman" style:font-pitch="variable" fo:font-size="12pt" fo:font-weight="bold" style:font-size-asian="12pt" style:font-weight-asian="bold"/>
    </style:style>
    <style:style style:name="ListLabel_20_82" style:display-name="ListLabel 82"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fo:font-size="12pt" style:font-size-asian="12pt" style:font-name-complex="Symbol1"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fo:font-size="12pt" style:font-size-asian="12pt" style:font-name-complex="Symbol1"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alibri" fo:font-family="Calibri" style:font-family-generic="roman" style:font-pitch="variable" fo:font-size="12pt" fo:font-weight="bold" style:font-size-asian="12pt" style:font-weight-asian="bold"/>
    </style:style>
    <style:style style:name="ListLabel_20_119" style:display-name="ListLabel 119"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Wingdings"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Wingdings"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alibri" fo:font-family="Calibri" style:font-family-generic="roman" style:font-pitch="variable" fo:font-size="12pt" fo:font-weight="bold" style:font-size-asian="12pt" style:font-weight-asian="bold"/>
    </style:style>
    <style:style style:name="ListLabel_20_138" style:display-name="ListLabel 13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39" style:display-name="ListLabel 139"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Calibri" fo:font-family="Calibri" style:font-family-generic="roman" style:font-pitch="variable" fo:font-size="12pt" fo:font-weight="bold" style:font-size-asian="12pt" style:font-weight-asian="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Numbering_20_Symbols" style:num-prefix="("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3"/>
    <style:master-page style:name="Converted17" style:page-layout-name="Mpm3"/>
    <style:master-page style:name="Converted18" style:page-layout-name="Mpm3"/>
    <style:master-page style:name="Endnote" style:page-layout-name="Mpm4"/>
    <style:master-page style:name="Converted19" style:page-layout-name="Mpm5" style:next-style-name="Converted18"/>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4:46:06.127318445</meta:creation-date>
    <meta:keyword>Plan</meta:keyword>
    <meta:keyword>Maestria</meta:keyword>
    <meta:keyword>2019</meta:keyword>
    <dc:language>es-AR</dc:language>
    <meta:editing-cycles>25</meta:editing-cycles>
    <dc:subject>Plan de Maestría 2019</dc:subject>
    <dc:title>PlanesMaestria</dc:title>
    <meta:editing-duration>PT1H30M10S</meta:editing-duration>
    <meta:generator>LibreOffice/6.1.0.0.beta2$Linux_X86_64 LibreOffice_project/10$Build-0</meta:generator>
    <meta:initial-creator>Mariano Forti</meta:initial-creator>
    <dc:date>2018-06-26T18:19:37.124243133</dc:date>
    <meta:document-statistic meta:table-count="1" meta:image-count="0" meta:object-count="0" meta:page-count="8" meta:paragraph-count="146" meta:word-count="2769" meta:character-count="17795" meta:non-whitespace-character-count="15162"/>
    <meta:user-defined meta:name="AppVersion">14.0000</meta:user-defined>
    <meta:user-defined meta:name="Company">CNEA-UNS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journal-of-nuclear-materials</meta:user-defined>
    <meta:user-defined meta:name="Mendeley Document_1" meta:value-type="string">True</meta:user-defined>
    <meta:user-defined meta:name="Mendeley Unique User Id_1" meta:value-type="string">1f6062dc-e879-3a5e-8932-4ede1744e25d</meta:user-defined>
    <meta:user-defined meta:name="Mendeley_Bookmark_17eD3fDEUt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17eD3fDEUt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17eD3fDEUt_11" meta:value-type="string">tle": "Journal of Computational Chemistry", "issued": {"date-parts": [["2008"]]}, "page": "2044\u20132078", "DOI": "10.1002/jcc", "author": [{"non-dropping-particle": "", "dropping-particle": "", "family": "Hafner", "parse-names": false, "suffix": "", "gi</meta:user-defined>
    <meta:user-defined meta:name="Mendeley_Bookmark_17eD3fDEUt_12" meta:value-type="string">ven": "J."}], "publisher": "Wiley Online Library", "ISSN": "1096-987X", "type": "article-journal"}, "uris": ["http://www.mendeley.com/documents/?uuid=4ef0ecee-c7a4-4125-b7db-65cb8437e961"]}]}</meta:user-defined>
    <meta:user-defined meta:name="Mendeley_Bookmark_17eD3fDEUt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17eD3fDEUt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17eD3fDEUt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17eD3fDEUt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17eD3fDEUt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17eD3fDEUt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17eD3fDEUt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17eD3fDEUt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1oSjxSFuMf_1" meta:value-type="string">ADDIN CSL_CITATION {"mendeley": {"previouslyFormattedCitation": "[1,2]", "formattedCitation": "[2,3]", "plainTextFormattedCitation": "[2,3]"}, "schema": "https://github.com/citation-style-language/schema/raw/master/csl-citation.json", "properties": {"note</meta:user-defined>
    <meta:user-defined meta:name="Mendeley_Bookmark_1oSjxSFuMf_10" meta:value-type="string">: ["http://www.mendeley.com/documents/?uuid=5b1c9358-2923-4f6a-a39b-0ef87a2aea6c"]}]}</meta:user-defined>
    <meta:user-defined meta:name="Mendeley_Bookmark_1oSjxSFuMf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1oSjxSFuMf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1oSjxSFuMf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1oSjxSFuMf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1oSjxSFuMf_6" meta:value-type="string"> "parse-names": false, "suffix": "", "given": "P."}, {"non-dropping-particle": "", "dropping-particle": "", "family": "Kohn", "parse-names": false, "suffix": "", "given": "W."}], "publisher": "APS", "title": "Inhomogeneous electron gas", "container-title"</meta:user-defined>
    <meta:user-defined meta:name="Mendeley_Bookmark_1oSjxSFuMf_7" meta:value-type="string">: "Phys. Rev", "issued": {"date-parts": [["1964"]]}}, "uris": ["http://www.mendeley.com/documents/?uuid=ce838011-5d9e-4e7d-bc0e-d2c97f10a438"]}, {"id": "ITEM-2", "itemData": {"type": "article-journal", "issue": "4A", "page": "A1133-A1138", "ISSN": "0031-8</meta:user-defined>
    <meta:user-defined meta:name="Mendeley_Bookmark_1oSjxSFuMf_8" meta:value-type="string">99X", "id": "ITEM-2", "DOI": "10.1103/PhysRev.140.A1133", "author": [{"non-dropping-particle": "", "dropping-particle": "", "family": "Kohn", "parse-names": false, "suffix": "", "given": "W."}, {"non-dropping-particle": "", "dropping-particle": "", "famil</meta:user-defined>
    <meta:user-defined meta:name="Mendeley_Bookmark_1oSjxSFuMf_9" meta:value-type="string">y": "Sham", "parse-names": false, "suffix": "", "given": "L. J."}], "volume": "140", "title": "Self-Consistent Equations Including Exchange and Correlation Effects", "container-title": "Physical Review", "issued": {"date-parts": [["1965", "11"]]}}, "uris"</meta:user-defined>
    <meta:user-defined meta:name="Mendeley_Bookmark_2pFEOVkTa6_1" meta:value-type="string">ADDIN CSL_CITATION {"mendeley": {"formattedCitation": "[1]", "plainTextFormattedCitation": "[1]"}, "schema": "https://github.com/citation-style-language/schema/raw/master/csl-citation.json", "properties": {"noteIndex": 0}, "citationItems": [{"id": "ITEM-1</meta:user-defined>
    <meta:user-defined meta:name="Mendeley_Bookmark_2pFEOVkTa6_10" meta:value-type="string">rticle": "", "family": "Smith", "parse-names": false, "suffix": "", "given": "John R."}, {"non-dropping-particle": "", "dropping-particle": "", "family": "Hutchinson", "parse-names": false, "suffix": "", "given": "John W."}, {"non-dropping-particle": "", </meta:user-defined>
    <meta:user-defined meta:name="Mendeley_Bookmark_2pFEOVkTa6_11" meta:value-type="string">"dropping-particle": "", "family": "Evans", "parse-names": false, "suffix": "", "given": "Anthony G."}], "ISSN": "18625282", "type": "article-journal"}, "uris": ["http://www.mendeley.com/documents/?uuid=69f36ad4-0e7e-4be8-ba5c-20ae8a8e6a14"]}]}</meta:user-defined>
    <meta:user-defined meta:name="Mendeley_Bookmark_2pFEOVkTa6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2pFEOVkTa6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2pFEOVkTa6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2pFEOVkTa6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2pFEOVkTa6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2pFEOVkTa6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2pFEOVkTa6_8" meta:value-type="string">title": "International Journal of Materials Research (formerly Zeitschrift fuer Metallkunde)", "issued": {"date-parts": [["2010"]]}, "page": "8-15", "ISBN": "1862-5282", "DOI": "10.3139/146.110254", "author": [{"non-dropping-particle": "", "dropping-parti</meta:user-defined>
    <meta:user-defined meta:name="Mendeley_Bookmark_2pFEOVkTa6_9" meta:value-type="string">cle": "", "family": "Jiang", "parse-names": false, "suffix": "", "given": "Yong"}, {"non-dropping-particle": "", "dropping-particle": "", "family": "Wei", "parse-names": false, "suffix": "", "given": "Yueguang"}, {"non-dropping-particle": "", "dropping-pa</meta:user-defined>
    <meta:user-defined meta:name="Mendeley_Bookmark_3O1LdBQ7HK_1" meta:value-type="string">ADDIN Mendeley Bibliography CSL_BIBLIOGRAPHY </meta:user-defined>
    <meta:user-defined meta:name="Mendeley_Bookmark_4LkXTbXtJu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4LkXTbXtJu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4LkXTbXtJu_11" meta:value-type="string">tle": "Journal of Computational Chemistry", "issued": {"date-parts": [["2008"]]}, "page": "2044\u20132078", "DOI": "10.1002/jcc", "author": [{"non-dropping-particle": "", "dropping-particle": "", "family": "Hafner", "parse-names": false, "suffix": "", "gi</meta:user-defined>
    <meta:user-defined meta:name="Mendeley_Bookmark_4LkXTbXtJu_12" meta:value-type="string">ven": "J."}], "publisher": "Wiley Online Library", "ISSN": "1096-987X", "type": "article-journal"}, "uris": ["http://www.mendeley.com/documents/?uuid=4ef0ecee-c7a4-4125-b7db-65cb8437e961"]}]}</meta:user-defined>
    <meta:user-defined meta:name="Mendeley_Bookmark_4LkXTbXtJu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4LkXTbXtJu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4LkXTbXtJu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4LkXTbXtJu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4LkXTbXtJu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4LkXTbXtJu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4LkXTbXtJu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4LkXTbXtJu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6tARbu96Cj_1" meta:value-type="string">ADDIN Mendeley Bibliography CSL_BIBLIOGRAPHY </meta:user-defined>
    <meta:user-defined meta:name="Mendeley_Bookmark_7E9piyxAKD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7E9piyxAKD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7E9piyxAKD_11" meta:value-type="string">tle": "Journal of Computational Chemistry", "issued": {"date-parts": [["2008"]]}, "page": "2044\u20132078", "DOI": "10.1002/jcc", "author": [{"non-dropping-particle": "", "dropping-particle": "", "family": "Hafner", "parse-names": false, "suffix": "", "gi</meta:user-defined>
    <meta:user-defined meta:name="Mendeley_Bookmark_7E9piyxAKD_12" meta:value-type="string">ven": "J."}], "publisher": "Wiley Online Library", "ISSN": "1096-987X", "type": "article-journal"}, "uris": ["http://www.mendeley.com/documents/?uuid=4ef0ecee-c7a4-4125-b7db-65cb8437e961"]}]}</meta:user-defined>
    <meta:user-defined meta:name="Mendeley_Bookmark_7E9piyxAKD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7E9piyxAKD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7E9piyxAKD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7E9piyxAKD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7E9piyxAKD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7E9piyxAKD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7E9piyxAKD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7E9piyxAKD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7P4SolOhtN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7P4SolOhtN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7P4SolOhtN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7P4SolOhtN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7P4SolOhtN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7P4SolOhtN_6" meta:value-type="string"> method", "container-title": "Physical Review B", "issued": {"date-parts": [["1994", "12"]]}, "id": "ITEM-1", "type": "article-journal", "note": "cite when using PAW", "DOI": "10.1103/PhysRevB.50.17953", "author": [{"non-dropping-particle": "", "dropping-</meta:user-defined>
    <meta:user-defined meta:name="Mendeley_Bookmark_7P4SolOhtN_7" meta:value-type="string">particle": "", "family": "Bl\u00f6ch", "parse-names": false, "suffix": "", "given": "P. E."}]}, "uris": ["http://www.mendeley.com/documents/?uuid=84a886bc-f1b6-45b7-b712-9bcef1ce9b5f"]}]}</meta:user-defined>
    <meta:user-defined meta:name="Mendeley_Bookmark_DzQlCpCakY_1" meta:value-type="string">ADDIN CSL_CITATION {"mendeley": {"previouslyFormattedCitation": "[1,2]", "formattedCitation": "[2,3]", "plainTextFormattedCitation": "[2,3]"}, "schema": "https://github.com/citation-style-language/schema/raw/master/csl-citation.json", "properties": {"note</meta:user-defined>
    <meta:user-defined meta:name="Mendeley_Bookmark_DzQlCpCakY_10" meta:value-type="string">: ["http://www.mendeley.com/documents/?uuid=5b1c9358-2923-4f6a-a39b-0ef87a2aea6c"]}]}</meta:user-defined>
    <meta:user-defined meta:name="Mendeley_Bookmark_DzQlCpCakY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DzQlCpCakY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DzQlCpCakY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DzQlCpCakY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DzQlCpCakY_6" meta:value-type="string"> "parse-names": false, "suffix": "", "given": "P."}, {"non-dropping-particle": "", "dropping-particle": "", "family": "Kohn", "parse-names": false, "suffix": "", "given": "W."}], "publisher": "APS", "title": "Inhomogeneous electron gas", "container-title"</meta:user-defined>
    <meta:user-defined meta:name="Mendeley_Bookmark_DzQlCpCakY_7" meta:value-type="string">: "Phys. Rev", "issued": {"date-parts": [["1964"]]}}, "uris": ["http://www.mendeley.com/documents/?uuid=ce838011-5d9e-4e7d-bc0e-d2c97f10a438"]}, {"id": "ITEM-2", "itemData": {"type": "article-journal", "issue": "4A", "page": "A1133-A1138", "ISSN": "0031-8</meta:user-defined>
    <meta:user-defined meta:name="Mendeley_Bookmark_DzQlCpCakY_8" meta:value-type="string">99X", "id": "ITEM-2", "DOI": "10.1103/PhysRev.140.A1133", "author": [{"non-dropping-particle": "", "dropping-particle": "", "family": "Kohn", "parse-names": false, "suffix": "", "given": "W."}, {"non-dropping-particle": "", "dropping-particle": "", "famil</meta:user-defined>
    <meta:user-defined meta:name="Mendeley_Bookmark_DzQlCpCakY_9" meta:value-type="string">y": "Sham", "parse-names": false, "suffix": "", "given": "L. J."}], "volume": "140", "title": "Self-Consistent Equations Including Exchange and Correlation Effects", "container-title": "Physical Review", "issued": {"date-parts": [["1965", "11"]]}}, "uris"</meta:user-defined>
    <meta:user-defined meta:name="Mendeley_Bookmark_Ji6xN4Z1xl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Ji6xN4Z1xl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Ji6xN4Z1xl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Ji6xN4Z1xl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Ji6xN4Z1xl_5" meta:value-type="string">er-title": "Physical review letters", "issued": {"date-parts": [["1996", "10"]]}, "id": "ITEM-1", "type": "article-journal", "author": [{"non-dropping-particle": "", "dropping-particle": "", "family": "Perdew", "parse-names": false, "suffix": "", "given":</meta:user-defined>
    <meta:user-defined meta:name="Mendeley_Bookmark_Ji6xN4Z1xl_6" meta:value-type="string"> "J."}, {"non-dropping-particle": "", "dropping-particle": "", "family": "Burke", "parse-names": false, "suffix": "", "given": "K."}, {"non-dropping-particle": "", "dropping-particle": "", "family": "Ernzerhof", "parse-names": false, "suffix": "", "given"</meta:user-defined>
    <meta:user-defined meta:name="Mendeley_Bookmark_Ji6xN4Z1xl_7" meta:value-type="string">: "M."}], "PMID": "10062328", "ISSN": "1079-7114"}, "uris": ["http://www.mendeley.com/documents/?uuid=31f6086d-4504-4045-b3e0-d4f73d70fb1e"]}]}</meta:user-defined>
    <meta:user-defined meta:name="Mendeley_Bookmark_Njwlq69GK3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Njwlq69GK3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Njwlq69GK3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Njwlq69GK3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Njwlq69GK3_5" meta:value-type="string">er-title": "Physical review letters", "issued": {"date-parts": [["1996", "10"]]}, "id": "ITEM-1", "type": "article-journal", "author": [{"non-dropping-particle": "", "dropping-particle": "", "family": "Perdew", "parse-names": false, "suffix": "", "given":</meta:user-defined>
    <meta:user-defined meta:name="Mendeley_Bookmark_Njwlq69GK3_6" meta:value-type="string"> "J."}, {"non-dropping-particle": "", "dropping-particle": "", "family": "Burke", "parse-names": false, "suffix": "", "given": "K."}, {"non-dropping-particle": "", "dropping-particle": "", "family": "Ernzerhof", "parse-names": false, "suffix": "", "given"</meta:user-defined>
    <meta:user-defined meta:name="Mendeley_Bookmark_Njwlq69GK3_7" meta:value-type="string">: "M."}], "PMID": "10062328", "ISSN": "1079-7114"}, "uris": ["http://www.mendeley.com/documents/?uuid=31f6086d-4504-4045-b3e0-d4f73d70fb1e"]}]}</meta:user-defined>
    <meta:user-defined meta:name="Mendeley_Bookmark_P2p7HHbrfm_1" meta:value-type="string">ADDIN CSL_CITATION {"mendeley": {"formattedCitation": "[1]", "plainTextFormattedCitation": "[1]"}, "schema": "https://github.com/citation-style-language/schema/raw/master/csl-citation.json", "properties": {"noteIndex": 0}, "citationItems": [{"id": "ITEM-1</meta:user-defined>
    <meta:user-defined meta:name="Mendeley_Bookmark_P2p7HHbrfm_10" meta:value-type="string">rticle": "", "family": "Smith", "parse-names": false, "suffix": "", "given": "John R."}, {"non-dropping-particle": "", "dropping-particle": "", "family": "Hutchinson", "parse-names": false, "suffix": "", "given": "John W."}, {"non-dropping-particle": "", </meta:user-defined>
    <meta:user-defined meta:name="Mendeley_Bookmark_P2p7HHbrfm_11" meta:value-type="string">"dropping-particle": "", "family": "Evans", "parse-names": false, "suffix": "", "given": "Anthony G."}], "ISSN": "18625282", "type": "article-journal"}, "uris": ["http://www.mendeley.com/documents/?uuid=69f36ad4-0e7e-4be8-ba5c-20ae8a8e6a14"]}]}</meta:user-defined>
    <meta:user-defined meta:name="Mendeley_Bookmark_P2p7HHbrfm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P2p7HHbrfm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P2p7HHbrfm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P2p7HHbrfm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P2p7HHbrfm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P2p7HHbrfm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P2p7HHbrfm_8" meta:value-type="string">title": "International Journal of Materials Research (formerly Zeitschrift fuer Metallkunde)", "issued": {"date-parts": [["2010"]]}, "page": "8-15", "ISBN": "1862-5282", "DOI": "10.3139/146.110254", "author": [{"non-dropping-particle": "", "dropping-parti</meta:user-defined>
    <meta:user-defined meta:name="Mendeley_Bookmark_P2p7HHbrfm_9" meta:value-type="string">cle": "", "family": "Jiang", "parse-names": false, "suffix": "", "given": "Yong"}, {"non-dropping-particle": "", "dropping-particle": "", "family": "Wei", "parse-names": false, "suffix": "", "given": "Yueguang"}, {"non-dropping-particle": "", "dropping-pa</meta:user-defined>
    <meta:user-defined meta:name="Mendeley_Bookmark_PKADboo9u0_1" meta:value-type="string">ADDIN Mendeley Bibliography CSL_BIBLIOGRAPHY </meta:user-defined>
    <meta:user-defined meta:name="Mendeley_Bookmark_QaH2bW7fuR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QaH2bW7fuR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QaH2bW7fuR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QaH2bW7fuR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QaH2bW7fuR_5" meta:value-type="string">er-title": "Physical review letters", "issued": {"date-parts": [["1996", "10"]]}, "id": "ITEM-1", "type": "article-journal", "author": [{"non-dropping-particle": "", "dropping-particle": "", "family": "Perdew", "parse-names": false, "suffix": "", "given":</meta:user-defined>
    <meta:user-defined meta:name="Mendeley_Bookmark_QaH2bW7fuR_6" meta:value-type="string"> "J."}, {"non-dropping-particle": "", "dropping-particle": "", "family": "Burke", "parse-names": false, "suffix": "", "given": "K."}, {"non-dropping-particle": "", "dropping-particle": "", "family": "Ernzerhof", "parse-names": false, "suffix": "", "given"</meta:user-defined>
    <meta:user-defined meta:name="Mendeley_Bookmark_QaH2bW7fuR_7" meta:value-type="string">: "M."}], "PMID": "10062328", "ISSN": "1079-7114"}, "uris": ["http://www.mendeley.com/documents/?uuid=31f6086d-4504-4045-b3e0-d4f73d70fb1e"]}]}</meta:user-defined>
    <meta:user-defined meta:name="Mendeley_Bookmark_SMFKzGknRr_1" meta:value-type="string">ADDIN CSL_CITATION {"mendeley": {"previouslyFormattedCitation": "[1,2]", "formattedCitation": "[2,3]", "plainTextFormattedCitation": "[2,3]"}, "schema": "https://github.com/citation-style-language/schema/raw/master/csl-citation.json", "properties": {"note</meta:user-defined>
    <meta:user-defined meta:name="Mendeley_Bookmark_SMFKzGknRr_10" meta:value-type="string">: ["http://www.mendeley.com/documents/?uuid=5b1c9358-2923-4f6a-a39b-0ef87a2aea6c"]}]}</meta:user-defined>
    <meta:user-defined meta:name="Mendeley_Bookmark_SMFKzGknRr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SMFKzGknRr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SMFKzGknRr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SMFKzGknRr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SMFKzGknRr_6" meta:value-type="string"> "parse-names": false, "suffix": "", "given": "P."}, {"non-dropping-particle": "", "dropping-particle": "", "family": "Kohn", "parse-names": false, "suffix": "", "given": "W."}], "publisher": "APS", "title": "Inhomogeneous electron gas", "container-title"</meta:user-defined>
    <meta:user-defined meta:name="Mendeley_Bookmark_SMFKzGknRr_7" meta:value-type="string">: "Phys. Rev", "issued": {"date-parts": [["1964"]]}}, "uris": ["http://www.mendeley.com/documents/?uuid=ce838011-5d9e-4e7d-bc0e-d2c97f10a438"]}, {"id": "ITEM-2", "itemData": {"type": "article-journal", "issue": "4A", "page": "A1133-A1138", "ISSN": "0031-8</meta:user-defined>
    <meta:user-defined meta:name="Mendeley_Bookmark_SMFKzGknRr_8" meta:value-type="string">99X", "id": "ITEM-2", "DOI": "10.1103/PhysRev.140.A1133", "author": [{"non-dropping-particle": "", "dropping-particle": "", "family": "Kohn", "parse-names": false, "suffix": "", "given": "W."}, {"non-dropping-particle": "", "dropping-particle": "", "famil</meta:user-defined>
    <meta:user-defined meta:name="Mendeley_Bookmark_SMFKzGknRr_9" meta:value-type="string">y": "Sham", "parse-names": false, "suffix": "", "given": "L. J."}], "volume": "140", "title": "Self-Consistent Equations Including Exchange and Correlation Effects", "container-title": "Physical Review", "issued": {"date-parts": [["1965", "11"]]}}, "uris"</meta:user-defined>
    <meta:user-defined meta:name="Mendeley_Bookmark_U4y1fIwvL0_1" meta:value-type="string">ADDIN Mendeley Bibliography CSL_BIBLIOGRAPHY </meta:user-defined>
    <meta:user-defined meta:name="Mendeley_Bookmark_ZCD7SBRLQ0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ZCD7SBRLQ0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ZCD7SBRLQ0_11" meta:value-type="string">tle": "Journal of Computational Chemistry", "issued": {"date-parts": [["2008"]]}, "page": "2044\u20132078", "DOI": "10.1002/jcc", "author": [{"non-dropping-particle": "", "dropping-particle": "", "family": "Hafner", "parse-names": false, "suffix": "", "gi</meta:user-defined>
    <meta:user-defined meta:name="Mendeley_Bookmark_ZCD7SBRLQ0_12" meta:value-type="string">ven": "J."}], "publisher": "Wiley Online Library", "ISSN": "1096-987X", "type": "article-journal"}, "uris": ["http://www.mendeley.com/documents/?uuid=4ef0ecee-c7a4-4125-b7db-65cb8437e961"]}]}</meta:user-defined>
    <meta:user-defined meta:name="Mendeley_Bookmark_ZCD7SBRLQ0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ZCD7SBRLQ0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ZCD7SBRLQ0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ZCD7SBRLQ0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ZCD7SBRLQ0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ZCD7SBRLQ0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ZCD7SBRLQ0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ZCD7SBRLQ0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ZgWaeJiDE5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ZgWaeJiDE5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ZgWaeJiDE5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ZgWaeJiDE5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ZgWaeJiDE5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ZgWaeJiDE5_6" meta:value-type="string"> method", "container-title": "Physical Review B", "issued": {"date-parts": [["1994", "12"]]}, "id": "ITEM-1", "type": "article-journal", "note": "cite when using PAW", "DOI": "10.1103/PhysRevB.50.17953", "author": [{"non-dropping-particle": "", "dropping-</meta:user-defined>
    <meta:user-defined meta:name="Mendeley_Bookmark_ZgWaeJiDE5_7" meta:value-type="string">particle": "", "family": "Bl\u00f6ch", "parse-names": false, "suffix": "", "given": "P. E."}]}, "uris": ["http://www.mendeley.com/documents/?uuid=84a886bc-f1b6-45b7-b712-9bcef1ce9b5f"]}]}</meta:user-defined>
    <meta:user-defined meta:name="Mendeley_Bookmark_efZEGQ40uq_1" meta:value-type="string">ADDIN CSL_CITATION {"mendeley": {"previouslyFormattedCitation": "[1,2]", "formattedCitation": "[2,3]", "plainTextFormattedCitation": "[2,3]"}, "schema": "https://github.com/citation-style-language/schema/raw/master/csl-citation.json", "properties": {"note</meta:user-defined>
    <meta:user-defined meta:name="Mendeley_Bookmark_efZEGQ40uq_10" meta:value-type="string">: ["http://www.mendeley.com/documents/?uuid=5b1c9358-2923-4f6a-a39b-0ef87a2aea6c"]}]}</meta:user-defined>
    <meta:user-defined meta:name="Mendeley_Bookmark_efZEGQ40uq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efZEGQ40uq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efZEGQ40uq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efZEGQ40uq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efZEGQ40uq_6" meta:value-type="string"> "parse-names": false, "suffix": "", "given": "P."}, {"non-dropping-particle": "", "dropping-particle": "", "family": "Kohn", "parse-names": false, "suffix": "", "given": "W."}], "publisher": "APS", "title": "Inhomogeneous electron gas", "container-title"</meta:user-defined>
    <meta:user-defined meta:name="Mendeley_Bookmark_efZEGQ40uq_7" meta:value-type="string">: "Phys. Rev", "issued": {"date-parts": [["1964"]]}}, "uris": ["http://www.mendeley.com/documents/?uuid=ce838011-5d9e-4e7d-bc0e-d2c97f10a438"]}, {"id": "ITEM-2", "itemData": {"type": "article-journal", "issue": "4A", "page": "A1133-A1138", "ISSN": "0031-8</meta:user-defined>
    <meta:user-defined meta:name="Mendeley_Bookmark_efZEGQ40uq_8" meta:value-type="string">99X", "id": "ITEM-2", "DOI": "10.1103/PhysRev.140.A1133", "author": [{"non-dropping-particle": "", "dropping-particle": "", "family": "Kohn", "parse-names": false, "suffix": "", "given": "W."}, {"non-dropping-particle": "", "dropping-particle": "", "famil</meta:user-defined>
    <meta:user-defined meta:name="Mendeley_Bookmark_efZEGQ40uq_9" meta:value-type="string">y": "Sham", "parse-names": false, "suffix": "", "given": "L. J."}], "volume": "140", "title": "Self-Consistent Equations Including Exchange and Correlation Effects", "container-title": "Physical Review", "issued": {"date-parts": [["1965", "11"]]}}, "uris"</meta:user-defined>
    <meta:user-defined meta:name="Mendeley_Bookmark_elgRvREbvc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elgRvREbvc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elgRvREbvc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elgRvREbvc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elgRvREbvc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elgRvREbvc_6" meta:value-type="string"> method", "container-title": "Physical Review B", "issued": {"date-parts": [["1994", "12"]]}, "id": "ITEM-1", "type": "article-journal", "note": "cite when using PAW", "DOI": "10.1103/PhysRevB.50.17953", "author": [{"non-dropping-particle": "", "dropping-</meta:user-defined>
    <meta:user-defined meta:name="Mendeley_Bookmark_elgRvREbvc_7" meta:value-type="string">particle": "", "family": "Bl\u00f6ch", "parse-names": false, "suffix": "", "given": "P. E."}]}, "uris": ["http://www.mendeley.com/documents/?uuid=84a886bc-f1b6-45b7-b712-9bcef1ce9b5f"]}]}</meta:user-defined>
    <meta:user-defined meta:name="Mendeley_Bookmark_iEVIZ1MuPo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iEVIZ1MuPo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iEVIZ1MuPo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iEVIZ1MuPo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iEVIZ1MuPo_5" meta:value-type="string">er-title": "Physical review letters", "issued": {"date-parts": [["1996", "10"]]}, "id": "ITEM-1", "type": "article-journal", "author": [{"non-dropping-particle": "", "dropping-particle": "", "family": "Perdew", "parse-names": false, "suffix": "", "given":</meta:user-defined>
    <meta:user-defined meta:name="Mendeley_Bookmark_iEVIZ1MuPo_6" meta:value-type="string"> "J."}, {"non-dropping-particle": "", "dropping-particle": "", "family": "Burke", "parse-names": false, "suffix": "", "given": "K."}, {"non-dropping-particle": "", "dropping-particle": "", "family": "Ernzerhof", "parse-names": false, "suffix": "", "given"</meta:user-defined>
    <meta:user-defined meta:name="Mendeley_Bookmark_iEVIZ1MuPo_7" meta:value-type="string">: "M."}], "PMID": "10062328", "ISSN": "1079-7114"}, "uris": ["http://www.mendeley.com/documents/?uuid=31f6086d-4504-4045-b3e0-d4f73d70fb1e"]}]}</meta:user-defined>
    <meta:user-defined meta:name="Mendeley_Bookmark_iIDaNJ0DCr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iIDaNJ0DCr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iIDaNJ0DCr_11" meta:value-type="string">tle": "Journal of Computational Chemistry", "issued": {"date-parts": [["2008"]]}, "page": "2044\u20132078", "DOI": "10.1002/jcc", "author": [{"non-dropping-particle": "", "dropping-particle": "", "family": "Hafner", "parse-names": false, "suffix": "", "gi</meta:user-defined>
    <meta:user-defined meta:name="Mendeley_Bookmark_iIDaNJ0DCr_12" meta:value-type="string">ven": "J."}], "publisher": "Wiley Online Library", "ISSN": "1096-987X", "type": "article-journal"}, "uris": ["http://www.mendeley.com/documents/?uuid=4ef0ecee-c7a4-4125-b7db-65cb8437e961"]}]}</meta:user-defined>
    <meta:user-defined meta:name="Mendeley_Bookmark_iIDaNJ0DCr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iIDaNJ0DCr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iIDaNJ0DCr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iIDaNJ0DCr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iIDaNJ0DCr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iIDaNJ0DCr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iIDaNJ0DCr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iIDaNJ0DCr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lV4pG8Aza2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lV4pG8Aza2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lV4pG8Aza2_11" meta:value-type="string">tle": "Journal of Computational Chemistry", "issued": {"date-parts": [["2008"]]}, "page": "2044\u20132078", "DOI": "10.1002/jcc", "author": [{"non-dropping-particle": "", "dropping-particle": "", "family": "Hafner", "parse-names": false, "suffix": "", "gi</meta:user-defined>
    <meta:user-defined meta:name="Mendeley_Bookmark_lV4pG8Aza2_12" meta:value-type="string">ven": "J."}], "publisher": "Wiley Online Library", "ISSN": "1096-987X", "type": "article-journal"}, "uris": ["http://www.mendeley.com/documents/?uuid=4ef0ecee-c7a4-4125-b7db-65cb8437e961"]}]}</meta:user-defined>
    <meta:user-defined meta:name="Mendeley_Bookmark_lV4pG8Aza2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lV4pG8Aza2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lV4pG8Aza2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lV4pG8Aza2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lV4pG8Aza2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lV4pG8Aza2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lV4pG8Aza2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lV4pG8Aza2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oeKlHuBMmB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oeKlHuBMmB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oeKlHuBMmB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oeKlHuBMmB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oeKlHuBMmB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oeKlHuBMmB_6" meta:value-type="string"> method", "container-title": "Physical Review B", "issued": {"date-parts": [["1994", "12"]]}, "id": "ITEM-1", "type": "article-journal", "note": "cite when using PAW", "DOI": "10.1103/PhysRevB.50.17953", "author": [{"non-dropping-particle": "", "dropping-</meta:user-defined>
    <meta:user-defined meta:name="Mendeley_Bookmark_oeKlHuBMmB_7" meta:value-type="string">particle": "", "family": "Bl\u00f6ch", "parse-names": false, "suffix": "", "given": "P. E."}]}, "uris": ["http://www.mendeley.com/documents/?uuid=84a886bc-f1b6-45b7-b712-9bcef1ce9b5f"]}]}</meta:user-defined>
    <meta:user-defined meta:name="Mendeley_Bookmark_rAUYo6yJ2y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rAUYo6yJ2y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rAUYo6yJ2y_11" meta:value-type="string">tle": "Journal of Computational Chemistry", "issued": {"date-parts": [["2008"]]}, "page": "2044\u20132078", "DOI": "10.1002/jcc", "author": [{"non-dropping-particle": "", "dropping-particle": "", "family": "Hafner", "parse-names": false, "suffix": "", "gi</meta:user-defined>
    <meta:user-defined meta:name="Mendeley_Bookmark_rAUYo6yJ2y_12" meta:value-type="string">ven": "J."}], "publisher": "Wiley Online Library", "ISSN": "1096-987X", "type": "article-journal"}, "uris": ["http://www.mendeley.com/documents/?uuid=4ef0ecee-c7a4-4125-b7db-65cb8437e961"]}]}</meta:user-defined>
    <meta:user-defined meta:name="Mendeley_Bookmark_rAUYo6yJ2y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rAUYo6yJ2y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rAUYo6yJ2y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rAUYo6yJ2y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rAUYo6yJ2y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rAUYo6yJ2y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rAUYo6yJ2y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rAUYo6yJ2y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rsRV4HF7wG_1" meta:value-type="string">ADDIN CSL_CITATION {"mendeley": {"formattedCitation": "[1]", "plainTextFormattedCitation": "[1]"}, "schema": "https://github.com/citation-style-language/schema/raw/master/csl-citation.json", "properties": {"noteIndex": 0}, "citationItems": [{"id": "ITEM-1</meta:user-defined>
    <meta:user-defined meta:name="Mendeley_Bookmark_rsRV4HF7wG_10" meta:value-type="string">rticle": "", "family": "Smith", "parse-names": false, "suffix": "", "given": "John R."}, {"non-dropping-particle": "", "dropping-particle": "", "family": "Hutchinson", "parse-names": false, "suffix": "", "given": "John W."}, {"non-dropping-particle": "", </meta:user-defined>
    <meta:user-defined meta:name="Mendeley_Bookmark_rsRV4HF7wG_11" meta:value-type="string">"dropping-particle": "", "family": "Evans", "parse-names": false, "suffix": "", "given": "Anthony G."}], "ISSN": "18625282", "type": "article-journal"}, "uris": ["http://www.mendeley.com/documents/?uuid=69f36ad4-0e7e-4be8-ba5c-20ae8a8e6a14"]}]}</meta:user-defined>
    <meta:user-defined meta:name="Mendeley_Bookmark_rsRV4HF7wG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rsRV4HF7wG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rsRV4HF7wG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rsRV4HF7wG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rsRV4HF7wG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rsRV4HF7wG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rsRV4HF7wG_8" meta:value-type="string">title": "International Journal of Materials Research (formerly Zeitschrift fuer Metallkunde)", "issued": {"date-parts": [["2010"]]}, "page": "8-15", "ISBN": "1862-5282", "DOI": "10.3139/146.110254", "author": [{"non-dropping-particle": "", "dropping-parti</meta:user-defined>
    <meta:user-defined meta:name="Mendeley_Bookmark_rsRV4HF7wG_9" meta:value-type="string">cle": "", "family": "Jiang", "parse-names": false, "suffix": "", "given": "Yong"}, {"non-dropping-particle": "", "dropping-particle": "", "family": "Wei", "parse-names": false, "suffix": "", "given": "Yueguang"}, {"non-dropping-particle": "", "dropping-pa</meta:user-defined>
    <meta:user-defined meta:name="Mendeley_Bookmark_u3CIUXTNAc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u3CIUXTNAc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u3CIUXTNAc_11" meta:value-type="string">tle": "Journal of Computational Chemistry", "issued": {"date-parts": [["2008"]]}, "page": "2044\u20132078", "DOI": "10.1002/jcc", "author": [{"non-dropping-particle": "", "dropping-particle": "", "family": "Hafner", "parse-names": false, "suffix": "", "gi</meta:user-defined>
    <meta:user-defined meta:name="Mendeley_Bookmark_u3CIUXTNAc_12" meta:value-type="string">ven": "J."}], "publisher": "Wiley Online Library", "ISSN": "1096-987X", "type": "article-journal"}, "uris": ["http://www.mendeley.com/documents/?uuid=4ef0ecee-c7a4-4125-b7db-65cb8437e961"]}]}</meta:user-defined>
    <meta:user-defined meta:name="Mendeley_Bookmark_u3CIUXTNAc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u3CIUXTNAc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u3CIUXTNAc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u3CIUXTNAc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u3CIUXTNAc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u3CIUXTNAc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u3CIUXTNAc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u3CIUXTNAc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vPFnUnbr91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vPFnUnbr91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vPFnUnbr91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vPFnUnbr91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vPFnUnbr91_5" meta:value-type="string">er-title": "Physical review letters", "issued": {"date-parts": [["1996", "10"]]}, "id": "ITEM-1", "type": "article-journal", "author": [{"non-dropping-particle": "", "dropping-particle": "", "family": "Perdew", "parse-names": false, "suffix": "", "given":</meta:user-defined>
    <meta:user-defined meta:name="Mendeley_Bookmark_vPFnUnbr91_6" meta:value-type="string"> "J."}, {"non-dropping-particle": "", "dropping-particle": "", "family": "Burke", "parse-names": false, "suffix": "", "given": "K."}, {"non-dropping-particle": "", "dropping-particle": "", "family": "Ernzerhof", "parse-names": false, "suffix": "", "given"</meta:user-defined>
    <meta:user-defined meta:name="Mendeley_Bookmark_vPFnUnbr91_7" meta:value-type="string">: "M."}], "PMID": "10062328", "ISSN": "1079-7114"}, "uris": ["http://www.mendeley.com/documents/?uuid=31f6086d-4504-4045-b3e0-d4f73d70fb1e"]}]}</meta:user-defined>
    <meta:user-defined meta:name="Mendeley_Bookmark_xfV7MrukcA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xfV7MrukcA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xfV7MrukcA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xfV7MrukcA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xfV7MrukcA_5" meta:value-type="string">er-title": "Physical review letters", "issued": {"date-parts": [["1996", "10"]]}, "id": "ITEM-1", "type": "article-journal", "author": [{"non-dropping-particle": "", "dropping-particle": "", "family": "Perdew", "parse-names": false, "suffix": "", "given":</meta:user-defined>
    <meta:user-defined meta:name="Mendeley_Bookmark_xfV7MrukcA_6" meta:value-type="string"> "J."}, {"non-dropping-particle": "", "dropping-particle": "", "family": "Burke", "parse-names": false, "suffix": "", "given": "K."}, {"non-dropping-particle": "", "dropping-particle": "", "family": "Ernzerhof", "parse-names": false, "suffix": "", "given"</meta:user-defined>
    <meta:user-defined meta:name="Mendeley_Bookmark_xfV7MrukcA_7" meta:value-type="string">: "M."}], "PMID": "10062328", "ISSN": "1079-7114"}, "uris": ["http://www.mendeley.com/documents/?uuid=31f6086d-4504-4045-b3e0-d4f73d70fb1e"]}]}</meta:user-defined>
    <meta:user-defined meta:name="Mendeley_Bookmark_yEqJ5MG579_1" meta:value-type="string">ADDIN CSL_CITATION {"mendeley": {"formattedCitation": "[1]", "plainTextFormattedCitation": "[1]"}, "schema": "https://github.com/citation-style-language/schema/raw/master/csl-citation.json", "properties": {"noteIndex": 0}, "citationItems": [{"id": "ITEM-1</meta:user-defined>
    <meta:user-defined meta:name="Mendeley_Bookmark_yEqJ5MG579_10" meta:value-type="string">rticle": "", "family": "Smith", "parse-names": false, "suffix": "", "given": "John R."}, {"non-dropping-particle": "", "dropping-particle": "", "family": "Hutchinson", "parse-names": false, "suffix": "", "given": "John W."}, {"non-dropping-particle": "", </meta:user-defined>
    <meta:user-defined meta:name="Mendeley_Bookmark_yEqJ5MG579_11" meta:value-type="string">"dropping-particle": "", "family": "Evans", "parse-names": false, "suffix": "", "given": "Anthony G."}], "ISSN": "18625282", "type": "article-journal"}, "uris": ["http://www.mendeley.com/documents/?uuid=69f36ad4-0e7e-4be8-ba5c-20ae8a8e6a14"]}]}</meta:user-defined>
    <meta:user-defined meta:name="Mendeley_Bookmark_yEqJ5MG579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yEqJ5MG579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yEqJ5MG579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yEqJ5MG579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yEqJ5MG579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yEqJ5MG579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yEqJ5MG579_8" meta:value-type="string">title": "International Journal of Materials Research (formerly Zeitschrift fuer Metallkunde)", "issued": {"date-parts": [["2010"]]}, "page": "8-15", "ISBN": "1862-5282", "DOI": "10.3139/146.110254", "author": [{"non-dropping-particle": "", "dropping-parti</meta:user-defined>
    <meta:user-defined meta:name="Mendeley_Bookmark_yEqJ5MG579_9" meta:value-type="string">cle": "", "family": "Jiang", "parse-names": false, "suffix": "", "given": "Yong"}, {"non-dropping-particle": "", "dropping-particle": "", "family": "Wei", "parse-names": false, "suffix": "", "given": "Yueguang"}, {"non-dropping-particle": "", "dropping-pa</meta:user-defined>
    <meta:user-defined meta:name="ScaleCrop" meta:value-type="boolean">false</meta:user-defined>
    <meta:user-defined meta:name="ShareDoc" meta:value-type="boolean">false</meta:user-defined>
    <meta:user-defined meta:name="ZOTERO_PREF_1" meta:value-type="string">&lt;data data-version="3" zotero-version="4.0.29.10"&gt;&lt;session id="way8tnsK"/&gt;&lt;style id="http://www.zotero.org/styles/journal-of-nuclear-materials" hasBibliography="1" bibliographyStyleHasBeenSet="0"/&gt;&lt;prefs&gt;&lt;pref name="fieldType" value="ReferenceMark"/&gt;&lt;pref</meta:user-defined>
    <meta:user-defined meta:name="ZOTERO_PREF_2" meta:value-type="string"> name="storeReferences" value="true"/&gt;&lt;pref name="automaticJournalAbbreviations" value="true"/&gt;&lt;pref name="noteType" value=""/&gt;&lt;/prefs&gt;&lt;/data&gt;</meta:user-defined>
    <meta:template xlink:type="simple" xlink:actuate="onRequest" xlink:title="PlanesMaestria" xlink:href="../../../../Templates/PlanesMaestria.ott" meta:date="2018-06-22T14:46:05.917533436"/>
  </office:meta>
</office:document-meta>
</file>